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09cm"/>
    </style:style>
    <style:style style:name="co2" style:family="table-column">
      <style:table-column-properties fo:break-before="auto" style:column-width="4.609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5.045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404cm"/>
    </style:style>
    <style:style style:name="co8" style:family="table-column">
      <style:table-column-properties fo:break-before="auto" style:column-width="3.087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192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4.11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text-position="" style:font-name="Arial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 style:font-name="Arial"/>
    </style:style>
    <style:style style:name="ce3" style:family="table-cell" style:parent-style-name="Default">
      <style:table-cell-properties fo:border="none"/>
      <style:text-properties style:text-position="" style:font-name="Arial"/>
    </style:style>
    <style:style style:name="ce4" style:family="table-cell" style:parent-style-name="Default">
      <style:text-properties style:text-position="" style:font-name="Arial"/>
    </style:style>
    <style:style style:name="ce5" style:family="table-cell" style:parent-style-name="Default" style:data-style-name="N100">
      <style:table-cell-properties fo:border="0.06pt solid #000000"/>
      <style:text-properties style:text-position="" style:font-name="Arial"/>
    </style:style>
    <style:style style:name="ce6" style:family="table-cell" style:parent-style-name="Default" style:data-style-name="N100">
      <style:table-cell-properties fo:border="0.06pt solid #000000"/>
      <style:text-properties fo:color="#3c3c3c" style:text-position="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ce7" style:family="table-cell" style:parent-style-name="Default" style:data-style-name="N3">
      <style:table-cell-properties fo:border="0.06pt solid #000000"/>
      <style:text-properties style:text-position="" style:font-name="Arial" fo:font-weight="bold" style:font-weight-asian="bold" style:font-weight-complex="bold"/>
    </style:style>
    <style:style style:name="ce8" style:family="table-cell" style:parent-style-name="Default" style:data-style-name="N3">
      <style:table-cell-properties fo:border="0.06pt solid #000000"/>
      <style:text-properties style:text-position="" style:font-name="Arial"/>
    </style:style>
    <style:style style:name="ce9" style:family="table-cell" style:parent-style-name="Default" style:data-style-name="N3">
      <style:text-properties style:text-position="" style:font-name="Arial"/>
    </style:style>
    <style:style style:name="ce10" style:family="table-cell" style:parent-style-name="Default" style:data-style-name="N100"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13" style:family="table-cell" style:parent-style-name="Default" style:data-style-name="N3">
      <style:map style:condition="cell-content()&gt;[$Folha3.H2]" style:apply-style-name="Sem_20_nome2" style:base-cell-address="Folha3.G2"/>
    </style:style>
    <style:style style:name="ce14" style:family="table-cell" style:parent-style-name="Default" style:data-style-name="N3">
      <style:map style:condition="cell-content()&gt;[$Folha3.H2]" style:apply-style-name="Sem_20_nome2" style:base-cell-address="Folha3.G2"/>
    </style:style>
    <style:style style:name="ce15" style:family="table-cell" style:parent-style-name="Default" style:data-style-name="N3"/>
    <style:style style:name="ce16" style:family="table-cell" style:parent-style-name="Default">
      <style:table-cell-properties fo:wrap-option="wrap"/>
    </style:style>
  </office:automatic-styles>
  <office:body>
    <office:spreadsheet>
      <table:table table:name="Fo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16" table:default-cell-style-name="ce4"/>
        <table:table-row table:style-name="ro1">
          <table:table-cell table:style-name="ce1" office:value-type="string">
            <text:p>Local</text:p>
          </table:table-cell>
          <table:table-cell table:style-name="ce1" office:value-type="string">
            <text:p>Sector</text:p>
          </table:table-cell>
          <table:table-cell table:style-name="ce1" office:value-type="string">
            <text:p>IP</text:p>
          </table:table-cell>
          <table:table-cell table:style-name="ce1" office:value-type="string">
            <text:p>Modelo</text:p>
          </table:table-cell>
          <table:table-cell table:style-name="ce1" office:value-type="string">
            <text:p>Nº Serie</text:p>
          </table:table-cell>
          <table:table-cell table:style-name="ce7" office:value-type="string">
            <text:p>ContadorCOR</text:p>
          </table:table-cell>
          <table:table-cell table:style-name="ce7" office:value-type="string">
            <text:p>ContadorPB</text:p>
          </table:table-cell>
          <table:table-cell table:style-name="ce7" office:value-type="string">
            <text:p>ContadorTOTAL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lbufeir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55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40722</text:p>
          </table:table-cell>
          <table:table-cell table:style-name="ce8" office:value-type="float" office:value="181589">
            <text:p>181.589</text:p>
          </table:table-cell>
          <table:table-cell table:style-name="ce8" office:value-type="float" office:value="204883">
            <text:p>204.883</text:p>
          </table:table-cell>
          <table:table-cell table:style-name="ce8" office:value-type="float" office:value="386472">
            <text:p>386.47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lbufeir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55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5205</text:p>
          </table:table-cell>
          <table:table-cell table:style-name="ce8"/>
          <table:table-cell table:number-columns-repeated="2" table:style-name="ce8" office:value-type="float" office:value="111712">
            <text:p>111.71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lfragide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24.80</text:p>
          </table:table-cell>
          <table:table-cell table:style-name="ce2" office:value-type="string">
            <text:p>XeroxWC7120</text:p>
          </table:table-cell>
          <table:table-cell table:style-name="ce5" office:value-type="string">
            <text:p>3320059568</text:p>
          </table:table-cell>
          <table:table-cell table:style-name="ce8" office:value-type="float" office:value="69416">
            <text:p>69.416</text:p>
          </table:table-cell>
          <table:table-cell table:style-name="ce8" office:value-type="float" office:value="50522">
            <text:p>50.522</text:p>
          </table:table-cell>
          <table:table-cell table:style-name="ce8" office:value-type="float" office:value="119938">
            <text:p>119.93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lfragide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24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963199138</text:p>
          </table:table-cell>
          <table:table-cell table:style-name="ce8"/>
          <table:table-cell table:number-columns-repeated="2" table:style-name="ce8" office:value-type="float" office:value="14535">
            <text:p>14.53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lfragide</text:p>
          </table:table-cell>
          <table:table-cell table:style-name="ce2" office:value-type="string">
            <text:p>SPV</text:p>
          </table:table-cell>
          <table:table-cell table:style-name="ce2" office:value-type="string">
            <text:p>192.168.24.83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963253035</text:p>
          </table:table-cell>
          <table:table-cell table:style-name="ce8"/>
          <table:table-cell table:number-columns-repeated="2" table:style-name="ce8" office:value-type="float" office:value="9190">
            <text:p>9.19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lverc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27.80</text:p>
          </table:table-cell>
          <table:table-cell table:style-name="ce2" office:value-type="string">
            <text:p>XeroxWC7120</text:p>
          </table:table-cell>
          <table:table-cell table:style-name="ce5" office:value-type="string">
            <text:p>3320059991</text:p>
          </table:table-cell>
          <table:table-cell table:style-name="ce8" office:value-type="float" office:value="27674">
            <text:p>27.674</text:p>
          </table:table-cell>
          <table:table-cell table:style-name="ce8" office:value-type="float" office:value="20573">
            <text:p>20.573</text:p>
          </table:table-cell>
          <table:table-cell table:style-name="ce8" office:value-type="float" office:value="48247">
            <text:p>48.24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lverc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27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963200640</text:p>
          </table:table-cell>
          <table:table-cell table:style-name="ce8"/>
          <table:table-cell table:number-columns-repeated="2" table:style-name="ce8" office:value-type="float" office:value="2208">
            <text:p>2.20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DO</text:p>
          </table:table-cell>
          <table:table-cell table:style-name="ce2" office:value-type="string">
            <text:p>192.168.124.87</text:p>
          </table:table-cell>
          <table:table-cell table:style-name="ce2" office:value-type="string">
            <text:p>XeroxPhaser4510</text:p>
          </table:table-cell>
          <table:table-cell table:style-name="ce5" office:value-type="string">
            <text:p>ARU334946</text:p>
          </table:table-cell>
          <table:table-cell table:style-name="ce8"/>
          <table:table-cell table:number-columns-repeated="2" table:style-name="ce8" office:value-type="float" office:value="65770">
            <text:p>65.77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AUD/SPV-Sr.Lafayete</text:p>
          </table:table-cell>
          <table:table-cell table:style-name="ce2" office:value-type="string">
            <text:p>192.168.125.92</text:p>
          </table:table-cell>
          <table:table-cell table:style-name="ce2" office:value-type="string">
            <text:p>XeroxPhaser4510</text:p>
          </table:table-cell>
          <table:table-cell table:style-name="ce5" office:value-type="string">
            <text:p>ARU335130</text:p>
          </table:table-cell>
          <table:table-cell table:style-name="ce8"/>
          <table:table-cell table:number-columns-repeated="2" table:style-name="ce8" office:value-type="float" office:value="4510">
            <text:p>4.5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DAC/DAF</text:p>
          </table:table-cell>
          <table:table-cell table:style-name="ce2" office:value-type="string">
            <text:p>192.168.125.93</text:p>
          </table:table-cell>
          <table:table-cell table:style-name="ce2" office:value-type="string">
            <text:p>XeroxPhaser4510</text:p>
          </table:table-cell>
          <table:table-cell table:style-name="ce5" office:value-type="string">
            <text:p>ARU334950</text:p>
          </table:table-cell>
          <table:table-cell table:style-name="ce8"/>
          <table:table-cell table:number-columns-repeated="2" table:style-name="ce8" office:value-type="float" office:value="397105">
            <text:p>397.10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DAC/DAF</text:p>
          </table:table-cell>
          <table:table-cell table:style-name="ce2" office:value-type="string">
            <text:p>192.168.125.99</text:p>
          </table:table-cell>
          <table:table-cell table:style-name="ce2" office:value-type="string">
            <text:p>XeroxPhaser4510</text:p>
          </table:table-cell>
          <table:table-cell table:style-name="ce5" office:value-type="string">
            <text:p>ARU335129</text:p>
          </table:table-cell>
          <table:table-cell table:style-name="ce8"/>
          <table:table-cell table:number-columns-repeated="2" table:style-name="ce8" office:value-type="float" office:value="112876">
            <text:p>112.87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Administração</text:p>
          </table:table-cell>
          <table:table-cell table:style-name="ce2" office:value-type="string">
            <text:p>192.168.125.60</text:p>
          </table:table-cell>
          <table:table-cell table:style-name="ce2" office:value-type="string">
            <text:p>XeroxPhaser4510</text:p>
          </table:table-cell>
          <table:table-cell table:style-name="ce5" office:value-type="string">
            <text:p>ARU335132</text:p>
          </table:table-cell>
          <table:table-cell table:style-name="ce8"/>
          <table:table-cell table:number-columns-repeated="2" table:style-name="ce8" office:value-type="float" office:value="21155">
            <text:p>21.15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PE</text:p>
          </table:table-cell>
          <table:table-cell table:style-name="ce2" office:value-type="string">
            <text:p>192.168.124.80</text:p>
          </table:table-cell>
          <table:table-cell table:style-name="ce2" office:value-type="string">
            <text:p>XeroxWorkCentre7345</text:p>
          </table:table-cell>
          <table:table-cell table:style-name="ce5" office:value-type="string">
            <text:p>3526629581</text:p>
          </table:table-cell>
          <table:table-cell table:style-name="ce8" office:value-type="float" office:value="146615">
            <text:p>146.615</text:p>
          </table:table-cell>
          <table:table-cell table:style-name="ce8" office:value-type="float" office:value="55397">
            <text:p>55.397</text:p>
          </table:table-cell>
          <table:table-cell table:style-name="ce8" office:value-type="float" office:value="202012">
            <text:p>202.01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Corredor</text:p>
          </table:table-cell>
          <table:table-cell table:style-name="ce2" office:value-type="string">
            <text:p>192.168.124.83</text:p>
          </table:table-cell>
          <table:table-cell table:style-name="ce2" office:value-type="string">
            <text:p>XeroxWorkCentrePro</text:p>
          </table:table-cell>
          <table:table-cell table:style-name="ce5" office:value-type="string">
            <text:p>3116623411</text:p>
          </table:table-cell>
          <table:table-cell table:style-name="ce8" office:value-type="float" office:value="495219">
            <text:p>495.219</text:p>
          </table:table-cell>
          <table:table-cell table:style-name="ce8" office:value-type="float" office:value="253544">
            <text:p>253.544</text:p>
          </table:table-cell>
          <table:table-cell table:style-name="ce8" office:value-type="float" office:value="748763">
            <text:p>748.76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Corredor</text:p>
          </table:table-cell>
          <table:table-cell table:style-name="ce5" office:value-type="string">
            <text:p>192.168.124.150</text:p>
          </table:table-cell>
          <table:table-cell table:style-name="ce2" office:value-type="string">
            <text:p>XeroxWorkCentreM24</text:p>
          </table:table-cell>
          <table:table-cell table:style-name="ce5" office:value-type="string">
            <text:p>890271</text:p>
          </table:table-cell>
          <table:table-cell table:style-name="ce8" office:value-type="float" office:value="136611">
            <text:p>136.611</text:p>
          </table:table-cell>
          <table:table-cell table:style-name="ce8" office:value-type="float" office:value="223070">
            <text:p>223.070</text:p>
          </table:table-cell>
          <table:table-cell table:style-name="ce8" office:value-type="float" office:value="359681">
            <text:p>359.68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RH</text:p>
          </table:table-cell>
          <table:table-cell table:style-name="ce5" office:value-type="string">
            <text:p>192.168.125.100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4425</text:p>
          </table:table-cell>
          <table:table-cell table:style-name="ce8"/>
          <table:table-cell table:number-columns-repeated="2" table:style-name="ce8" office:value-type="float" office:value="234675">
            <text:p>234.67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Auditoria</text:p>
          </table:table-cell>
          <table:table-cell table:style-name="ce5" office:value-type="string">
            <text:p>192.168.125.180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4492</text:p>
          </table:table-cell>
          <table:table-cell table:style-name="ce8"/>
          <table:table-cell table:number-columns-repeated="2" table:style-name="ce8" office:value-type="float" office:value="61618">
            <text:p>61.61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cozelo</text:p>
          </table:table-cell>
          <table:table-cell table:style-name="ce2" office:value-type="string">
            <text:p>DAC/DAF</text:p>
          </table:table-cell>
          <table:table-cell table:style-name="ce2" office:value-type="string">
            <text:p>192.168.125.90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8220</text:p>
          </table:table-cell>
          <table:table-cell table:style-name="ce8"/>
          <table:table-cell table:number-columns-repeated="2" table:style-name="ce8" office:value-type="float" office:value="293612">
            <text:p>293.61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mazém Arcozelo</text:p>
          </table:table-cell>
          <table:table-cell table:style-name="ce2" office:value-type="string">
            <text:p>Armazém Central</text:p>
          </table:table-cell>
          <table:table-cell table:style-name="ce2" office:value-type="string">
            <text:p>192.168.4.81</text:p>
          </table:table-cell>
          <table:table-cell table:style-name="ce2" office:value-type="string">
            <text:p>XeroxPhaser6180MFP</text:p>
          </table:table-cell>
          <table:table-cell table:style-name="ce5" office:value-type="string">
            <text:p>GPX116236</text:p>
          </table:table-cell>
          <table:table-cell table:style-name="ce8" table:number-columns-repeated="2"/>
          <table:table-cell table:style-name="ce8" office:value-type="float" office:value="108281">
            <text:p>108.28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mazém Arcozelo</text:p>
          </table:table-cell>
          <table:table-cell table:style-name="ce2" office:value-type="string">
            <text:p>Armazém Central</text:p>
          </table:table-cell>
          <table:table-cell table:style-name="ce2" office:value-type="string">
            <text:p>192.168.4.82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5000</text:p>
          </table:table-cell>
          <table:table-cell table:style-name="ce8"/>
          <table:table-cell table:number-columns-repeated="2" table:style-name="ce8" office:value-type="float" office:value="272092">
            <text:p>272.09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mazém Arcozelo</text:p>
          </table:table-cell>
          <table:table-cell table:style-name="ce2" office:value-type="string">
            <text:p>Economato</text:p>
          </table:table-cell>
          <table:table-cell table:style-name="ce2" office:value-type="string">
            <text:p>192.168.4.83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4578</text:p>
          </table:table-cell>
          <table:table-cell table:style-name="ce8"/>
          <table:table-cell table:number-columns-repeated="2" table:style-name="ce8" office:value-type="float" office:value="222544">
            <text:p>222.54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mazém Arcozelo</text:p>
          </table:table-cell>
          <table:table-cell table:style-name="ce2" office:value-type="string">
            <text:p>SPV</text:p>
          </table:table-cell>
          <table:table-cell table:style-name="ce2" office:value-type="string">
            <text:p>192.168.4.88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8700</text:p>
          </table:table-cell>
          <table:table-cell table:style-name="ce8"/>
          <table:table-cell table:number-columns-repeated="2" table:style-name="ce8" office:value-type="float" office:value="146843">
            <text:p>146.84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mazém Arcozelo</text:p>
          </table:table-cell>
          <table:table-cell table:style-name="ce2" office:value-type="string">
            <text:p>SPV</text:p>
          </table:table-cell>
          <table:table-cell table:style-name="ce2" office:value-type="string">
            <text:p>192.168.4.91</text:p>
          </table:table-cell>
          <table:table-cell table:style-name="ce2" office:value-type="string">
            <text:p>XeroxPhaser4510</text:p>
          </table:table-cell>
          <table:table-cell table:style-name="ce5" office:value-type="string">
            <text:p>ARU334947</text:p>
          </table:table-cell>
          <table:table-cell table:style-name="ce8"/>
          <table:table-cell table:number-columns-repeated="2" table:style-name="ce8" office:value-type="float" office:value="84096">
            <text:p>84.09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mazém Arcozelo</text:p>
          </table:table-cell>
          <table:table-cell table:style-name="ce2" office:value-type="string">
            <text:p>Segurança - ARU335131</text:p>
          </table:table-cell>
          <table:table-cell table:style-name="ce2" office:value-type="string">
            <text:p>1.1.1.1</text:p>
          </table:table-cell>
          <table:table-cell table:style-name="ce2" office:value-type="string">
            <text:p>XeroxPhaser4510</text:p>
          </table:table-cell>
          <table:table-cell table:style-name="ce5" office:value-type="string">
            <text:p>Equipamento não responde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 office:value-type="string">
            <text:p>Armazém Cancel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62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0012</text:p>
          </table:table-cell>
          <table:table-cell table:style-name="ce8"/>
          <table:table-cell table:number-columns-repeated="2" table:style-name="ce8" office:value-type="float" office:value="24631">
            <text:p>24.63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mazém Loures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26.169</text:p>
          </table:table-cell>
          <table:table-cell table:style-name="ce2" office:value-type="string">
            <text:p>XeroxPhaser4510</text:p>
          </table:table-cell>
          <table:table-cell table:style-name="ce5" office:value-type="string">
            <text:p>ARU326562</text:p>
          </table:table-cell>
          <table:table-cell table:style-name="ce8"/>
          <table:table-cell table:number-columns-repeated="2" table:style-name="ce8" office:value-type="float" office:value="45070">
            <text:p>45.07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rmazém Marnosso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42.80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2753</text:p>
          </table:table-cell>
          <table:table-cell table:style-name="ce8"/>
          <table:table-cell table:number-columns-repeated="2" table:style-name="ce8" office:value-type="float" office:value="44732">
            <text:p>44.7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veiro II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52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18433</text:p>
          </table:table-cell>
          <table:table-cell table:style-name="ce8" office:value-type="float" office:value="192986">
            <text:p>192.986</text:p>
          </table:table-cell>
          <table:table-cell table:style-name="ce8" office:value-type="float" office:value="257047">
            <text:p>257.047</text:p>
          </table:table-cell>
          <table:table-cell table:style-name="ce8" office:value-type="float" office:value="450033">
            <text:p>450.03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veiro II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52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3067</text:p>
          </table:table-cell>
          <table:table-cell table:style-name="ce8"/>
          <table:table-cell table:number-columns-repeated="2" table:style-name="ce8" office:value-type="float" office:value="60821">
            <text:p>60.82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arreiro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25.80</text:p>
          </table:table-cell>
          <table:table-cell table:style-name="ce2" office:value-type="string">
            <text:p>XeroxWC7120</text:p>
          </table:table-cell>
          <table:table-cell table:style-name="ce5" office:value-type="string">
            <text:p>3320044315</text:p>
          </table:table-cell>
          <table:table-cell table:style-name="ce8" office:value-type="float" office:value="86107">
            <text:p>86.107</text:p>
          </table:table-cell>
          <table:table-cell table:style-name="ce8" office:value-type="float" office:value="65296">
            <text:p>65.296</text:p>
          </table:table-cell>
          <table:table-cell table:style-name="ce8" office:value-type="float" office:value="151403">
            <text:p>151.40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arreiro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25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7335</text:p>
          </table:table-cell>
          <table:table-cell table:style-name="ce8"/>
          <table:table-cell table:number-columns-repeated="2" table:style-name="ce8" office:value-type="float" office:value="13828">
            <text:p>13.82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rag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70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776439</text:p>
          </table:table-cell>
          <table:table-cell table:style-name="ce8" office:value-type="float" office:value="221779">
            <text:p>221.779</text:p>
          </table:table-cell>
          <table:table-cell table:style-name="ce8" office:value-type="float" office:value="317148">
            <text:p>317.148</text:p>
          </table:table-cell>
          <table:table-cell table:style-name="ce8" office:value-type="float" office:value="538927">
            <text:p>538.92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Brag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70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0470</text:p>
          </table:table-cell>
          <table:table-cell table:style-name="ce8"/>
          <table:table-cell table:number-columns-repeated="2" table:style-name="ce8" office:value-type="float" office:value="31526">
            <text:p>31.52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aldas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61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59172</text:p>
          </table:table-cell>
          <table:table-cell table:style-name="ce8" office:value-type="float" office:value="201648">
            <text:p>201.648</text:p>
          </table:table-cell>
          <table:table-cell table:style-name="ce8" office:value-type="float" office:value="179520">
            <text:p>179.520</text:p>
          </table:table-cell>
          <table:table-cell table:style-name="ce8" office:value-type="float" office:value="381168">
            <text:p>381.16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aldas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61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8565</text:p>
          </table:table-cell>
          <table:table-cell table:style-name="ce8"/>
          <table:table-cell table:number-columns-repeated="2" table:style-name="ce8" office:value-type="float" office:value="17653">
            <text:p>17.65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arvalhos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58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776382</text:p>
          </table:table-cell>
          <table:table-cell table:style-name="ce8" office:value-type="float" office:value="155989">
            <text:p>155.989</text:p>
          </table:table-cell>
          <table:table-cell table:style-name="ce8" office:value-type="float" office:value="179282">
            <text:p>179.282</text:p>
          </table:table-cell>
          <table:table-cell table:style-name="ce8" office:value-type="float" office:value="335271">
            <text:p>335.27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Carvalhos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58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0497</text:p>
          </table:table-cell>
          <table:table-cell table:style-name="ce8"/>
          <table:table-cell table:number-columns-repeated="2" table:style-name="ce8" office:value-type="float" office:value="31463">
            <text:p>31.46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ragão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78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728540</text:p>
          </table:table-cell>
          <table:table-cell table:style-name="ce8" office:value-type="float" office:value="232160">
            <text:p>232.160</text:p>
          </table:table-cell>
          <table:table-cell table:style-name="ce8" office:value-type="float" office:value="314875">
            <text:p>314.875</text:p>
          </table:table-cell>
          <table:table-cell table:style-name="ce8" office:value-type="float" office:value="547035">
            <text:p>547.03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ragão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78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1108</text:p>
          </table:table-cell>
          <table:table-cell table:style-name="ce8"/>
          <table:table-cell table:number-columns-repeated="2" table:style-name="ce8" office:value-type="float" office:value="43726">
            <text:p>43.72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Dragão</text:p>
          </table:table-cell>
          <table:table-cell table:style-name="ce2" office:value-type="string">
            <text:p>SPV</text:p>
          </table:table-cell>
          <table:table-cell table:style-name="ce2" office:value-type="string">
            <text:p>192.168.78.82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6902</text:p>
          </table:table-cell>
          <table:table-cell table:style-name="ce8"/>
          <table:table-cell table:number-columns-repeated="2" table:style-name="ce8" office:value-type="float" office:value="73201">
            <text:p>73.20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rmesinde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23.80</text:p>
          </table:table-cell>
          <table:table-cell table:style-name="ce2" office:value-type="string">
            <text:p>XeroxWC7120</text:p>
          </table:table-cell>
          <table:table-cell table:style-name="ce5" office:value-type="string">
            <text:p>3320058561</text:p>
          </table:table-cell>
          <table:table-cell table:style-name="ce8" office:value-type="float" office:value="88731">
            <text:p>88.731</text:p>
          </table:table-cell>
          <table:table-cell table:style-name="ce8" office:value-type="float" office:value="44916">
            <text:p>44.916</text:p>
          </table:table-cell>
          <table:table-cell table:style-name="ce8" office:value-type="float" office:value="133647">
            <text:p>133.64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rmesinde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23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1973</text:p>
          </table:table-cell>
          <table:table-cell table:style-name="ce8"/>
          <table:table-cell table:number-columns-repeated="2" table:style-name="ce8" office:value-type="float" office:value="21599">
            <text:p>21.59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Famalicão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80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776463</text:p>
          </table:table-cell>
          <table:table-cell table:style-name="ce8" office:value-type="float" office:value="259478">
            <text:p>259.478</text:p>
          </table:table-cell>
          <table:table-cell table:style-name="ce8" office:value-type="float" office:value="228190">
            <text:p>228.190</text:p>
          </table:table-cell>
          <table:table-cell table:style-name="ce8" office:value-type="float" office:value="487668">
            <text:p>487.66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Famalicão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80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1078</text:p>
          </table:table-cell>
          <table:table-cell table:style-name="ce8"/>
          <table:table-cell table:number-columns-repeated="2" table:style-name="ce8" office:value-type="float" office:value="52424">
            <text:p>52.4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Faro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27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39260</text:p>
          </table:table-cell>
          <table:table-cell table:style-name="ce8" office:value-type="float" office:value="180288">
            <text:p>180.288</text:p>
          </table:table-cell>
          <table:table-cell table:style-name="ce8" office:value-type="float" office:value="216436">
            <text:p>216.436</text:p>
          </table:table-cell>
          <table:table-cell table:style-name="ce8" office:value-type="float" office:value="396724">
            <text:p>396.7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Faro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27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3105</text:p>
          </table:table-cell>
          <table:table-cell table:style-name="ce8"/>
          <table:table-cell table:number-columns-repeated="2" table:style-name="ce8" office:value-type="float" office:value="50002">
            <text:p>50.00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Faro</text:p>
          </table:table-cell>
          <table:table-cell table:style-name="ce2" office:value-type="string">
            <text:p>SPV</text:p>
          </table:table-cell>
          <table:table-cell table:style-name="ce2" office:value-type="string">
            <text:p>192.168.127.82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963253060</text:p>
          </table:table-cell>
          <table:table-cell table:style-name="ce8"/>
          <table:table-cell table:number-columns-repeated="2" table:style-name="ce8" office:value-type="float" office:value="4296">
            <text:p>4.29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Fórum Coimbr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15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39660</text:p>
          </table:table-cell>
          <table:table-cell table:style-name="ce8" office:value-type="float" office:value="192327">
            <text:p>192.327</text:p>
          </table:table-cell>
          <table:table-cell table:style-name="ce8" office:value-type="float" office:value="166682">
            <text:p>166.682</text:p>
          </table:table-cell>
          <table:table-cell table:style-name="ce8" office:value-type="float" office:value="359009">
            <text:p>359.00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Fórum Coimbr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15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2729</text:p>
          </table:table-cell>
          <table:table-cell table:style-name="ce8"/>
          <table:table-cell table:number-columns-repeated="2" table:style-name="ce8" office:value-type="float" office:value="41088">
            <text:p>41.08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ai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74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730200</text:p>
          </table:table-cell>
          <table:table-cell table:style-name="ce8" office:value-type="float" office:value="209577">
            <text:p>209.577</text:p>
          </table:table-cell>
          <table:table-cell table:style-name="ce8" office:value-type="float" office:value="238581">
            <text:p>238.581</text:p>
          </table:table-cell>
          <table:table-cell table:style-name="ce8" office:value-type="float" office:value="448158">
            <text:p>448.15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ai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74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1027</text:p>
          </table:table-cell>
          <table:table-cell table:style-name="ce8"/>
          <table:table-cell table:number-columns-repeated="2" table:style-name="ce8" office:value-type="float" office:value="29896">
            <text:p>29.89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ranja</text:p>
          </table:table-cell>
          <table:table-cell table:style-name="ce2" office:value-type="string">
            <text:p>EISA</text:p>
          </table:table-cell>
          <table:table-cell table:style-name="ce2" office:value-type="string">
            <text:p>192.168.150.90</text:p>
          </table:table-cell>
          <table:table-cell table:style-name="ce2" office:value-type="string">
            <text:p>XeroxWorkCentreM118</text:p>
          </table:table-cell>
          <table:table-cell table:style-name="ce5" office:value-type="string">
            <text:p>3824642892</text:p>
          </table:table-cell>
          <table:table-cell table:style-name="ce8"/>
          <table:table-cell table:number-columns-repeated="2" table:style-name="ce8" office:value-type="float" office:value="72245">
            <text:p>72.24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uimarães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00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39244</text:p>
          </table:table-cell>
          <table:table-cell table:style-name="ce8" office:value-type="float" office:value="244448">
            <text:p>244.448</text:p>
          </table:table-cell>
          <table:table-cell table:style-name="ce8" office:value-type="float" office:value="236482">
            <text:p>236.482</text:p>
          </table:table-cell>
          <table:table-cell table:style-name="ce8" office:value-type="float" office:value="480930">
            <text:p>480.93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uimarães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00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9669</text:p>
          </table:table-cell>
          <table:table-cell table:style-name="ce8"/>
          <table:table-cell table:number-columns-repeated="2" table:style-name="ce8" office:value-type="float" office:value="36626">
            <text:p>36.62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eiri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6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784423</text:p>
          </table:table-cell>
          <table:table-cell table:style-name="ce8" office:value-type="float" office:value="221009">
            <text:p>221.009</text:p>
          </table:table-cell>
          <table:table-cell table:style-name="ce8" office:value-type="float" office:value="209914">
            <text:p>209.914</text:p>
          </table:table-cell>
          <table:table-cell table:style-name="ce8" office:value-type="float" office:value="430923">
            <text:p>430.92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eiri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6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9146</text:p>
          </table:table-cell>
          <table:table-cell table:style-name="ce8"/>
          <table:table-cell table:number-columns-repeated="2" table:style-name="ce8" office:value-type="float" office:value="50605">
            <text:p>50.60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oures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26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705990</text:p>
          </table:table-cell>
          <table:table-cell table:style-name="ce8" office:value-type="float" office:value="224250">
            <text:p>224.250</text:p>
          </table:table-cell>
          <table:table-cell table:style-name="ce8" office:value-type="float" office:value="220474">
            <text:p>220.474</text:p>
          </table:table-cell>
          <table:table-cell table:style-name="ce8" office:value-type="float" office:value="444724">
            <text:p>444.7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oures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26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3121</text:p>
          </table:table-cell>
          <table:table-cell table:style-name="ce8"/>
          <table:table-cell table:number-columns-repeated="2" table:style-name="ce8" office:value-type="float" office:value="63771">
            <text:p>63.77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deira Cancel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60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03347</text:p>
          </table:table-cell>
          <table:table-cell table:style-name="ce8" office:value-type="float" office:value="209957">
            <text:p>209.957</text:p>
          </table:table-cell>
          <table:table-cell table:style-name="ce8" office:value-type="float" office:value="359686">
            <text:p>359.686</text:p>
          </table:table-cell>
          <table:table-cell table:style-name="ce8" office:value-type="float" office:value="569643">
            <text:p>569.64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deira Cancel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60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6716</text:p>
          </table:table-cell>
          <table:table-cell table:style-name="ce8"/>
          <table:table-cell table:number-columns-repeated="2" table:style-name="ce8" office:value-type="float" office:value="11202">
            <text:p>11.20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deira Forum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65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00151</text:p>
          </table:table-cell>
          <table:table-cell table:style-name="ce8" office:value-type="float" office:value="218072">
            <text:p>218.072</text:p>
          </table:table-cell>
          <table:table-cell table:style-name="ce8" office:value-type="float" office:value="263280">
            <text:p>263.280</text:p>
          </table:table-cell>
          <table:table-cell table:style-name="ce8" office:value-type="float" office:value="481352">
            <text:p>481.35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deira Forum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65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0080</text:p>
          </table:table-cell>
          <table:table-cell table:style-name="ce8"/>
          <table:table-cell table:number-columns-repeated="2" table:style-name="ce8" office:value-type="float" office:value="27804">
            <text:p>27.80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fr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28.80</text:p>
          </table:table-cell>
          <table:table-cell table:style-name="ce2" office:value-type="string">
            <text:p>XeroxWC7120</text:p>
          </table:table-cell>
          <table:table-cell table:style-name="ce5" office:value-type="string">
            <text:p>3322995635</text:p>
          </table:table-cell>
          <table:table-cell table:style-name="ce8" office:value-type="float" office:value="4828">
            <text:p>4.828</text:p>
          </table:table-cell>
          <table:table-cell table:style-name="ce8" office:value-type="float" office:value="2778">
            <text:p>2.778</text:p>
          </table:table-cell>
          <table:table-cell table:style-name="ce8" office:value-type="float" office:value="7606">
            <text:p>7.60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fra</text:p>
          </table:table-cell>
          <table:table-cell table:style-name="ce2" table:number-columns-repeated="3"/>
          <table:table-cell table:style-name="ce5"/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 office:value-type="string">
            <text:p>Mai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73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39597</text:p>
          </table:table-cell>
          <table:table-cell table:style-name="ce8" office:value-type="float" office:value="309495">
            <text:p>309.495</text:p>
          </table:table-cell>
          <table:table-cell table:style-name="ce8" office:value-type="float" office:value="415176">
            <text:p>415.176</text:p>
          </table:table-cell>
          <table:table-cell table:style-name="ce8" office:value-type="float" office:value="724671">
            <text:p>724.67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i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73.82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9685</text:p>
          </table:table-cell>
          <table:table-cell table:style-name="ce8"/>
          <table:table-cell table:number-columns-repeated="2" table:style-name="ce8" office:value-type="float" office:value="53578">
            <text:p>53.57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ia</text:p>
          </table:table-cell>
          <table:table-cell table:style-name="ce2" office:value-type="string">
            <text:p>TIC</text:p>
          </table:table-cell>
          <table:table-cell table:style-name="ce2" office:value-type="string">
            <text:p>192.168.72.86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631570</text:p>
          </table:table-cell>
          <table:table-cell table:style-name="ce8" office:value-type="float" office:value="47122">
            <text:p>47.122</text:p>
          </table:table-cell>
          <table:table-cell table:style-name="ce8" office:value-type="float" office:value="91613">
            <text:p>91.613</text:p>
          </table:table-cell>
          <table:table-cell table:style-name="ce8" office:value-type="float" office:value="138735">
            <text:p>138.73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rshopping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68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626410</text:p>
          </table:table-cell>
          <table:table-cell table:style-name="ce8" office:value-type="float" office:value="245628">
            <text:p>245.628</text:p>
          </table:table-cell>
          <table:table-cell table:style-name="ce8" office:value-type="float" office:value="376457">
            <text:p>376.457</text:p>
          </table:table-cell>
          <table:table-cell table:style-name="ce8" office:value-type="float" office:value="622085">
            <text:p>622.08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rshopping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69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1019</text:p>
          </table:table-cell>
          <table:table-cell table:style-name="ce8"/>
          <table:table-cell table:number-columns-repeated="2" table:style-name="ce8" office:value-type="float" office:value="47652">
            <text:p>47.65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arshopping</text:p>
          </table:table-cell>
          <table:table-cell table:style-name="ce2" office:value-type="string">
            <text:p>SPV</text:p>
          </table:table-cell>
          <table:table-cell table:style-name="ce2" office:value-type="string">
            <text:p>192.168.69.132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1986</text:p>
          </table:table-cell>
          <table:table-cell table:style-name="ce8"/>
          <table:table-cell table:number-columns-repeated="2" table:style-name="ce8" office:value-type="float" office:value="77649">
            <text:p>77.64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ondego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30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18000</text:p>
          </table:table-cell>
          <table:table-cell table:style-name="ce8" office:value-type="float" office:value="162030">
            <text:p>162.030</text:p>
          </table:table-cell>
          <table:table-cell table:style-name="ce8" office:value-type="float" office:value="157346">
            <text:p>157.346</text:p>
          </table:table-cell>
          <table:table-cell table:style-name="ce8" office:value-type="float" office:value="319376">
            <text:p>319.37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ondego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30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3040</text:p>
          </table:table-cell>
          <table:table-cell table:style-name="ce8"/>
          <table:table-cell table:number-columns-repeated="2" table:style-name="ce8" office:value-type="float" office:value="62660">
            <text:p>62.66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ontijo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35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19073</text:p>
          </table:table-cell>
          <table:table-cell table:style-name="ce8" office:value-type="float" office:value="200429">
            <text:p>200.429</text:p>
          </table:table-cell>
          <table:table-cell table:style-name="ce8" office:value-type="float" office:value="188248">
            <text:p>188.248</text:p>
          </table:table-cell>
          <table:table-cell table:style-name="ce8" office:value-type="float" office:value="388677">
            <text:p>388.67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ontijo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35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8573</text:p>
          </table:table-cell>
          <table:table-cell table:style-name="ce8"/>
          <table:table-cell table:number-columns-repeated="2" table:style-name="ce8" office:value-type="float" office:value="44485">
            <text:p>44.48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orteShopping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9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39104</text:p>
          </table:table-cell>
          <table:table-cell table:style-name="ce8" office:value-type="float" office:value="182866">
            <text:p>182.866</text:p>
          </table:table-cell>
          <table:table-cell table:style-name="ce8" office:value-type="float" office:value="276124">
            <text:p>276.124</text:p>
          </table:table-cell>
          <table:table-cell table:style-name="ce8" office:value-type="float" office:value="458990">
            <text:p>458.99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orteShopping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9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1051</text:p>
          </table:table-cell>
          <table:table-cell table:style-name="ce8"/>
          <table:table-cell table:number-columns-repeated="2" table:style-name="ce8" office:value-type="float" office:value="35821">
            <text:p>35.82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livais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59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62602</text:p>
          </table:table-cell>
          <table:table-cell table:style-name="ce8" office:value-type="float" office:value="201079">
            <text:p>201.079</text:p>
          </table:table-cell>
          <table:table-cell table:style-name="ce8" office:value-type="float" office:value="242117">
            <text:p>242.117</text:p>
          </table:table-cell>
          <table:table-cell table:style-name="ce8" office:value-type="float" office:value="443196">
            <text:p>443.19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livais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59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2761</text:p>
          </table:table-cell>
          <table:table-cell table:style-name="ce8"/>
          <table:table-cell table:number-columns-repeated="2" table:style-name="ce8" office:value-type="float" office:value="82911">
            <text:p>82.91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var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22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18930</text:p>
          </table:table-cell>
          <table:table-cell table:style-name="ce8" office:value-type="float" office:value="184397">
            <text:p>184.397</text:p>
          </table:table-cell>
          <table:table-cell table:style-name="ce8" office:value-type="float" office:value="216435">
            <text:p>216.435</text:p>
          </table:table-cell>
          <table:table-cell table:style-name="ce8" office:value-type="float" office:value="400832">
            <text:p>400.8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var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22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1116</text:p>
          </table:table-cell>
          <table:table-cell table:style-name="ce8"/>
          <table:table-cell table:number-columns-repeated="2" table:style-name="ce8" office:value-type="float" office:value="30963">
            <text:p>30.96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rtimão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17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779489</text:p>
          </table:table-cell>
          <table:table-cell table:style-name="ce8" office:value-type="float" office:value="165226">
            <text:p>165.226</text:p>
          </table:table-cell>
          <table:table-cell table:style-name="ce8" office:value-type="float" office:value="251406">
            <text:p>251.406</text:p>
          </table:table-cell>
          <table:table-cell table:style-name="ce8" office:value-type="float" office:value="416632">
            <text:p>416.63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rtimão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17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9120</text:p>
          </table:table-cell>
          <table:table-cell table:style-name="ce8"/>
          <table:table-cell table:number-columns-repeated="2" table:style-name="ce8" office:value-type="float" office:value="96204">
            <text:p>96.20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rto De Mos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22.80</text:p>
          </table:table-cell>
          <table:table-cell table:style-name="ce2" office:value-type="string">
            <text:p>XeroxWC7120</text:p>
          </table:table-cell>
          <table:table-cell table:style-name="ce5" office:value-type="string">
            <text:p>3320044056</text:p>
          </table:table-cell>
          <table:table-cell table:style-name="ce8" office:value-type="float" office:value="53891">
            <text:p>53.891</text:p>
          </table:table-cell>
          <table:table-cell table:style-name="ce8" office:value-type="float" office:value="27353">
            <text:p>27.353</text:p>
          </table:table-cell>
          <table:table-cell table:style-name="ce8" office:value-type="float" office:value="81244">
            <text:p>81.24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orto De Mos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22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7378</text:p>
          </table:table-cell>
          <table:table-cell table:style-name="ce8"/>
          <table:table-cell table:number-columns-repeated="2" table:style-name="ce8" office:value-type="float" office:value="7327">
            <text:p>7.32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. Miguel</text:p>
          </table:table-cell>
          <table:table-cell table:style-name="ce2" office:value-type="string">
            <text:p>Loja</text:p>
          </table:table-cell>
          <table:table-cell table:style-name="ce5" office:value-type="string">
            <text:p>192.168.40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18255</text:p>
          </table:table-cell>
          <table:table-cell table:style-name="ce8" office:value-type="float" office:value="186644">
            <text:p>186.644</text:p>
          </table:table-cell>
          <table:table-cell table:style-name="ce8" office:value-type="float" office:value="279180">
            <text:p>279.180</text:p>
          </table:table-cell>
          <table:table-cell table:style-name="ce8" office:value-type="float" office:value="465824">
            <text:p>465.82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. Miguel</text:p>
          </table:table-cell>
          <table:table-cell table:style-name="ce2" office:value-type="string">
            <text:p>Armazém</text:p>
          </table:table-cell>
          <table:table-cell table:style-name="ce5" office:value-type="string">
            <text:p>192.168.40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67343</text:p>
          </table:table-cell>
          <table:table-cell table:style-name="ce8"/>
          <table:table-cell table:number-columns-repeated="2" table:style-name="ce8" office:value-type="float" office:value="39577">
            <text:p>39.57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antarém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57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19138</text:p>
          </table:table-cell>
          <table:table-cell table:style-name="ce8" office:value-type="float" office:value="198131">
            <text:p>198.131</text:p>
          </table:table-cell>
          <table:table-cell table:style-name="ce8" office:value-type="float" office:value="179434">
            <text:p>179.434</text:p>
          </table:table-cell>
          <table:table-cell table:style-name="ce8" office:value-type="float" office:value="377565">
            <text:p>377.56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antarém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57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8816</text:p>
          </table:table-cell>
          <table:table-cell table:style-name="ce8"/>
          <table:table-cell table:number-columns-repeated="2" table:style-name="ce8" office:value-type="float" office:value="49004">
            <text:p>49.00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etúbal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45.80</text:p>
          </table:table-cell>
          <table:table-cell table:style-name="ce2" office:value-type="string">
            <text:p>XeroxWorkCentre7242</text:p>
          </table:table-cell>
          <table:table-cell table:style-name="ce5" office:value-type="string">
            <text:p>3312817801</text:p>
          </table:table-cell>
          <table:table-cell table:style-name="ce8" office:value-type="float" office:value="249282">
            <text:p>249.282</text:p>
          </table:table-cell>
          <table:table-cell table:style-name="ce8" office:value-type="float" office:value="269199">
            <text:p>269.199</text:p>
          </table:table-cell>
          <table:table-cell table:style-name="ce8" office:value-type="float" office:value="518481">
            <text:p>518.48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etúbal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45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6970</text:p>
          </table:table-cell>
          <table:table-cell table:style-name="ce8"/>
          <table:table-cell table:number-columns-repeated="2" table:style-name="ce8" office:value-type="float" office:value="75229">
            <text:p>75.22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intr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1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775963</text:p>
          </table:table-cell>
          <table:table-cell table:style-name="ce8" office:value-type="float" office:value="274443">
            <text:p>274.443</text:p>
          </table:table-cell>
          <table:table-cell table:style-name="ce8" office:value-type="float" office:value="359264">
            <text:p>359.264</text:p>
          </table:table-cell>
          <table:table-cell table:style-name="ce8" office:value-type="float" office:value="633707">
            <text:p>633.70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intr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1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9081</text:p>
          </table:table-cell>
          <table:table-cell table:style-name="ce8"/>
          <table:table-cell table:number-columns-repeated="2" table:style-name="ce8" office:value-type="float" office:value="76578">
            <text:p>76.57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intra</text:p>
          </table:table-cell>
          <table:table-cell table:style-name="ce2" office:value-type="string">
            <text:p>SPV</text:p>
          </table:table-cell>
          <table:table-cell table:style-name="ce2" office:value-type="string">
            <text:p>192.168.11.82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963253043</text:p>
          </table:table-cell>
          <table:table-cell table:style-name="ce8"/>
          <table:table-cell table:number-columns-repeated="2" table:style-name="ce8" office:value-type="float" office:value="6155">
            <text:p>6.15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Terceir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11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39287</text:p>
          </table:table-cell>
          <table:table-cell table:style-name="ce8" office:value-type="float" office:value="141986">
            <text:p>141.986</text:p>
          </table:table-cell>
          <table:table-cell table:style-name="ce8" office:value-type="float" office:value="184170">
            <text:p>184.170</text:p>
          </table:table-cell>
          <table:table-cell table:style-name="ce8" office:value-type="float" office:value="326156">
            <text:p>326.15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Terceira</text:p>
          </table:table-cell>
          <table:table-cell table:style-name="ce2" office:value-type="string">
            <text:p>Armazém</text:p>
          </table:table-cell>
          <table:table-cell table:style-name="ce5" office:value-type="string">
            <text:p>192.168.111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9863</text:p>
          </table:table-cell>
          <table:table-cell table:style-name="ce8"/>
          <table:table-cell table:number-columns-repeated="2" table:style-name="ce8" office:value-type="float" office:value="9603">
            <text:p>9.60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Tondel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05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39570</text:p>
          </table:table-cell>
          <table:table-cell table:style-name="ce8" office:value-type="float" office:value="138357">
            <text:p>138.357</text:p>
          </table:table-cell>
          <table:table-cell table:style-name="ce8" office:value-type="float" office:value="200348">
            <text:p>200.348</text:p>
          </table:table-cell>
          <table:table-cell table:style-name="ce8" office:value-type="float" office:value="338705">
            <text:p>338.70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Tondel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05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9162</text:p>
          </table:table-cell>
          <table:table-cell table:style-name="ce8"/>
          <table:table-cell table:number-columns-repeated="2" table:style-name="ce8" office:value-type="float" office:value="36919">
            <text:p>36.91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Torres Novas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03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36202</text:p>
          </table:table-cell>
          <table:table-cell table:style-name="ce8" office:value-type="float" office:value="176388">
            <text:p>176.388</text:p>
          </table:table-cell>
          <table:table-cell table:style-name="ce8" office:value-type="float" office:value="164758">
            <text:p>164.758</text:p>
          </table:table-cell>
          <table:table-cell table:style-name="ce8" office:value-type="float" office:value="341146">
            <text:p>341.14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Torres Novas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03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5680</text:p>
          </table:table-cell>
          <table:table-cell table:style-name="ce8"/>
          <table:table-cell table:number-columns-repeated="2" table:style-name="ce8" office:value-type="float" office:value="48784">
            <text:p>48.78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iana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120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39619</text:p>
          </table:table-cell>
          <table:table-cell table:style-name="ce8" office:value-type="float" office:value="220414">
            <text:p>220.414</text:p>
          </table:table-cell>
          <table:table-cell table:style-name="ce8" office:value-type="float" office:value="247394">
            <text:p>247.394</text:p>
          </table:table-cell>
          <table:table-cell table:style-name="ce8" office:value-type="float" office:value="467808">
            <text:p>467.80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iana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120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6449</text:p>
          </table:table-cell>
          <table:table-cell table:style-name="ce8"/>
          <table:table-cell table:number-columns-repeated="2" table:style-name="ce8" office:value-type="float" office:value="49925">
            <text:p>49.925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ila Real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75.80</text:p>
          </table:table-cell>
          <table:table-cell table:style-name="ce2" office:value-type="string">
            <text:p>XeroxWorkCentre7232</text:p>
          </table:table-cell>
          <table:table-cell table:style-name="ce6" office:value-type="string">
            <text:p>3312839023</text:p>
          </table:table-cell>
          <table:table-cell table:style-name="ce8" office:value-type="float" office:value="238104">
            <text:p>238.104</text:p>
          </table:table-cell>
          <table:table-cell table:style-name="ce8" office:value-type="float" office:value="278394">
            <text:p>278.394</text:p>
          </table:table-cell>
          <table:table-cell table:style-name="ce8" office:value-type="float" office:value="516498">
            <text:p>516.49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ila Real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75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9707</text:p>
          </table:table-cell>
          <table:table-cell table:style-name="ce8"/>
          <table:table-cell table:number-columns-repeated="2" table:style-name="ce8" office:value-type="float" office:value="62050">
            <text:p>62.05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iseu</text:p>
          </table:table-cell>
          <table:table-cell table:style-name="ce2" office:value-type="string">
            <text:p>Loja</text:p>
          </table:table-cell>
          <table:table-cell table:style-name="ce2" office:value-type="string">
            <text:p>192.168.56.80</text:p>
          </table:table-cell>
          <table:table-cell table:style-name="ce2" office:value-type="string">
            <text:p>XeroxWorkCentre7232</text:p>
          </table:table-cell>
          <table:table-cell table:style-name="ce5" office:value-type="string">
            <text:p>3312836105</text:p>
          </table:table-cell>
          <table:table-cell table:style-name="ce8" office:value-type="float" office:value="210428">
            <text:p>210.428</text:p>
          </table:table-cell>
          <table:table-cell table:style-name="ce8" office:value-type="float" office:value="215286">
            <text:p>215.286</text:p>
          </table:table-cell>
          <table:table-cell table:style-name="ce8" office:value-type="float" office:value="425714">
            <text:p>425.71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Viseu</text:p>
          </table:table-cell>
          <table:table-cell table:style-name="ce2" office:value-type="string">
            <text:p>Armazém</text:p>
          </table:table-cell>
          <table:table-cell table:style-name="ce2" office:value-type="string">
            <text:p>192.168.56.81</text:p>
          </table:table-cell>
          <table:table-cell table:style-name="ce2" office:value-type="string">
            <text:p>XeroxPhaser3635MFP</text:p>
          </table:table-cell>
          <table:table-cell table:style-name="ce5" office:value-type="string">
            <text:p>3832752699</text:p>
          </table:table-cell>
          <table:table-cell table:style-name="ce8"/>
          <table:table-cell table:number-columns-repeated="2" table:style-name="ce8" office:value-type="float" office:value="52840">
            <text:p>52.84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Lisboa</text:p>
          </table:table-cell>
          <table:table-cell table:style-name="ce2" office:value-type="string">
            <text:p>Jodrax</text:p>
          </table:table-cell>
          <table:table-cell table:style-name="ce2" office:value-type="string">
            <text:p>1.1.1.1</text:p>
          </table:table-cell>
          <table:table-cell table:style-name="ce2" office:value-type="string">
            <text:p>XeroxWorkCentre7345</text:p>
          </table:table-cell>
          <table:table-cell table:style-name="ce5" office:value-type="string">
            <text:p>3526630067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" office:value-type="string">
            <text:p>1.1.1.1</text:p>
          </table:table-cell>
          <table:table-cell table:style-name="ce2" office:value-type="string">
            <text:p>XeroxWorkCentre3635</text:p>
          </table:table-cell>
          <table:table-cell table:style-name="ce5" office:value-type="string">
            <text:p>3832767386</text:p>
          </table:table-cell>
          <table:table-cell table:style-name="ce8" table:number-columns-repeated="3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2" office:value-type="string">
            <text:p>TOTAIS</text:p>
          </table:table-cell>
          <table:table-cell table:style-name="ce8" table:formula="of:=SUM([.F2:.F108])" office:value-type="float" office:value="7987098">
            <text:p>7.987.098</text:p>
          </table:table-cell>
          <table:table-cell table:style-name="ce8" table:formula="of:=SUM([.G2:.G108])" office:value-type="float" office:value="12876942">
            <text:p>12.876.942</text:p>
          </table:table-cell>
          <table:table-cell table:style-name="ce8" table:formula="of:=SUM([.H2:.H108])" office:value-type="float" office:value="20972321">
            <text:p>20.972.321</text:p>
          </table:table-cell>
          <table:table-cell table:number-columns-repeated="1016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1">
        <table:table-column table:style-name="co1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Local</text:p>
          </table:table-cell>
          <table:table-cell office:value-type="string">
            <text:p>Peso</text:p>
          </table:table-cell>
          <table:table-cell office:value-type="string">
            <text:p>Sector</text:p>
          </table:table-cell>
          <table:table-cell office:value-type="string">
            <text:p>IP</text:p>
          </table:table-cell>
          <table:table-cell office:value-type="string">
            <text:p>Modelo</text:p>
          </table:table-cell>
          <table:table-cell table:style-name="Default" office:value-type="string">
            <text:p>Nº Serie</text:p>
          </table:table-cell>
          <table:table-cell office:value-type="string">
            <text:p>ContadorCOR</text:p>
          </table:table-cell>
          <table:table-cell office:value-type="string">
            <text:p>ContadorPB</text:p>
          </table:table-cell>
          <table:table-cell office:value-type="string">
            <text:p>ContadorTOTAL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Corredor</text:p>
          </table:table-cell>
          <table:table-cell office:value-type="string">
            <text:p>192.168.124.83</text:p>
          </table:table-cell>
          <table:table-cell office:value-type="string">
            <text:p>XeroxWorkCentrePro</text:p>
          </table:table-cell>
          <table:table-cell office:value-type="string">
            <text:p>3116623411</text:p>
          </table:table-cell>
          <table:table-cell office:value-type="float" office:value="495257">
            <text:p>495257</text:p>
          </table:table-cell>
          <table:table-cell office:value-type="float" office:value="253606">
            <text:p>253606</text:p>
          </table:table-cell>
          <table:table-cell office:value-type="float" office:value="748863">
            <text:p>748863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float" office:value="3.42">
            <text:p>3,42</text:p>
          </table:table-cell>
          <table:table-cell office:value-type="string">
            <text:p>Loja</text:p>
          </table:table-cell>
          <table:table-cell office:value-type="string">
            <text:p>192.168.73.80</text:p>
          </table:table-cell>
          <table:table-cell office:value-type="string">
            <text:p>XeroxWorkCentre7242</text:p>
          </table:table-cell>
          <table:table-cell office:value-type="string">
            <text:p>3312839597</text:p>
          </table:table-cell>
          <table:table-cell office:value-type="float" office:value="309596">
            <text:p>309596</text:p>
          </table:table-cell>
          <table:table-cell office:value-type="float" office:value="415510">
            <text:p>415510</text:p>
          </table:table-cell>
          <table:table-cell office:value-type="float" office:value="725106">
            <text:p>725106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float" office:value="3.67">
            <text:p>3,67</text:p>
          </table:table-cell>
          <table:table-cell office:value-type="string">
            <text:p>Loja</text:p>
          </table:table-cell>
          <table:table-cell office:value-type="string">
            <text:p>192.168.11.80</text:p>
          </table:table-cell>
          <table:table-cell office:value-type="string">
            <text:p>XeroxWorkCentre7232</text:p>
          </table:table-cell>
          <table:table-cell office:value-type="string">
            <text:p>3312775963</text:p>
          </table:table-cell>
          <table:table-cell office:value-type="float" office:value="274539">
            <text:p>274539</text:p>
          </table:table-cell>
          <table:table-cell office:value-type="float" office:value="359340">
            <text:p>359340</text:p>
          </table:table-cell>
          <table:table-cell office:value-type="float" office:value="633879">
            <text:p>633879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float" office:value="5.39">
            <text:p>5,39</text:p>
          </table:table-cell>
          <table:table-cell office:value-type="string">
            <text:p>Loja</text:p>
          </table:table-cell>
          <table:table-cell office:value-type="string">
            <text:p>192.168.68.80</text:p>
          </table:table-cell>
          <table:table-cell office:value-type="string">
            <text:p>XeroxWorkCentre7242</text:p>
          </table:table-cell>
          <table:table-cell office:value-type="string">
            <text:p>3312626410</text:p>
          </table:table-cell>
          <table:table-cell office:value-type="float" office:value="245875">
            <text:p>245875</text:p>
          </table:table-cell>
          <table:table-cell office:value-type="float" office:value="376871">
            <text:p>376871</text:p>
          </table:table-cell>
          <table:table-cell office:value-type="float" office:value="622746">
            <text:p>622746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float" office:value="2.58">
            <text:p>2,58</text:p>
          </table:table-cell>
          <table:table-cell office:value-type="string">
            <text:p>Loja</text:p>
          </table:table-cell>
          <table:table-cell office:value-type="string">
            <text:p>192.168.60.80</text:p>
          </table:table-cell>
          <table:table-cell office:value-type="string">
            <text:p>XeroxWorkCentre7242</text:p>
          </table:table-cell>
          <table:table-cell office:value-type="string">
            <text:p>3312803347</text:p>
          </table:table-cell>
          <table:table-cell office:value-type="float" office:value="210056">
            <text:p>210056</text:p>
          </table:table-cell>
          <table:table-cell office:value-type="float" office:value="359916">
            <text:p>359916</text:p>
          </table:table-cell>
          <table:table-cell office:value-type="float" office:value="569972">
            <text:p>569972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float" office:value="3.98">
            <text:p>3,98</text:p>
          </table:table-cell>
          <table:table-cell office:value-type="string">
            <text:p>Loja</text:p>
          </table:table-cell>
          <table:table-cell office:value-type="string">
            <text:p>192.168.78.80</text:p>
          </table:table-cell>
          <table:table-cell office:value-type="string">
            <text:p>XeroxWorkCentre7242</text:p>
          </table:table-cell>
          <table:table-cell office:value-type="string">
            <text:p>3312728540</text:p>
          </table:table-cell>
          <table:table-cell office:value-type="float" office:value="232393">
            <text:p>232393</text:p>
          </table:table-cell>
          <table:table-cell office:value-type="float" office:value="315089">
            <text:p>315089</text:p>
          </table:table-cell>
          <table:table-cell office:value-type="float" office:value="547482">
            <text:p>547482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float" office:value="2.6">
            <text:p>2,6</text:p>
          </table:table-cell>
          <table:table-cell office:value-type="string">
            <text:p>Loja</text:p>
          </table:table-cell>
          <table:table-cell office:value-type="string">
            <text:p>192.168.70.80</text:p>
          </table:table-cell>
          <table:table-cell office:value-type="string">
            <text:p>XeroxWorkCentre7232</text:p>
          </table:table-cell>
          <table:table-cell office:value-type="string">
            <text:p>3312776439</text:p>
          </table:table-cell>
          <table:table-cell office:value-type="float" office:value="221944">
            <text:p>221944</text:p>
          </table:table-cell>
          <table:table-cell office:value-type="float" office:value="317554">
            <text:p>317554</text:p>
          </table:table-cell>
          <table:table-cell office:value-type="float" office:value="539498">
            <text:p>539498</text:p>
          </table:table-cell>
        </table:table-row>
        <table:table-row table:style-name="ro1">
          <table:table-cell office:value-type="string">
            <text:p>Setúbal</text:p>
          </table:table-cell>
          <table:table-cell office:value-type="float" office:value="2.58">
            <text:p>2,58</text:p>
          </table:table-cell>
          <table:table-cell office:value-type="string">
            <text:p>Loja</text:p>
          </table:table-cell>
          <table:table-cell office:value-type="string">
            <text:p>192.168.45.80</text:p>
          </table:table-cell>
          <table:table-cell office:value-type="string">
            <text:p>XeroxWorkCentre7242</text:p>
          </table:table-cell>
          <table:table-cell office:value-type="string">
            <text:p>3312817801</text:p>
          </table:table-cell>
          <table:table-cell office:value-type="float" office:value="249439">
            <text:p>249439</text:p>
          </table:table-cell>
          <table:table-cell office:value-type="float" office:value="269473">
            <text:p>269473</text:p>
          </table:table-cell>
          <table:table-cell office:value-type="float" office:value="518912">
            <text:p>518912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float" office:value="2.52">
            <text:p>2,52</text:p>
          </table:table-cell>
          <table:table-cell office:value-type="string">
            <text:p>Loja</text:p>
          </table:table-cell>
          <table:table-cell office:value-type="string">
            <text:p>192.168.75.80</text:p>
          </table:table-cell>
          <table:table-cell office:value-type="string">
            <text:p>XeroxWorkCentre7232</text:p>
          </table:table-cell>
          <table:table-cell office:value-type="string">
            <text:p>3312839023</text:p>
          </table:table-cell>
          <table:table-cell office:value-type="float" office:value="238235">
            <text:p>238235</text:p>
          </table:table-cell>
          <table:table-cell office:value-type="float" office:value="278643">
            <text:p>278643</text:p>
          </table:table-cell>
          <table:table-cell office:value-type="float" office:value="516878">
            <text:p>516878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float" office:value="2.29">
            <text:p>2,29</text:p>
          </table:table-cell>
          <table:table-cell office:value-type="string">
            <text:p>Loja</text:p>
          </table:table-cell>
          <table:table-cell office:value-type="string">
            <text:p>192.168.80.80</text:p>
          </table:table-cell>
          <table:table-cell office:value-type="string">
            <text:p>XeroxWorkCentre7232</text:p>
          </table:table-cell>
          <table:table-cell office:value-type="string">
            <text:p>3312776463</text:p>
          </table:table-cell>
          <table:table-cell office:value-type="float" office:value="259583">
            <text:p>259583</text:p>
          </table:table-cell>
          <table:table-cell office:value-type="float" office:value="228369">
            <text:p>228369</text:p>
          </table:table-cell>
          <table:table-cell office:value-type="float" office:value="487952">
            <text:p>487952</text:p>
          </table:table-cell>
        </table:table-row>
        <table:table-row table:style-name="ro1">
          <table:table-cell office:value-type="string">
            <text:p>Madeira Forum</text:p>
          </table:table-cell>
          <table:table-cell office:value-type="float" office:value="2.67">
            <text:p>2,67</text:p>
          </table:table-cell>
          <table:table-cell office:value-type="string">
            <text:p>Loja</text:p>
          </table:table-cell>
          <table:table-cell office:value-type="string">
            <text:p>192.168.65.80</text:p>
          </table:table-cell>
          <table:table-cell office:value-type="string">
            <text:p>XeroxWorkCentre7242</text:p>
          </table:table-cell>
          <table:table-cell office:value-type="string">
            <text:p>3312800151</text:p>
          </table:table-cell>
          <table:table-cell office:value-type="float" office:value="218204">
            <text:p>218204</text:p>
          </table:table-cell>
          <table:table-cell office:value-type="float" office:value="263478">
            <text:p>263478</text:p>
          </table:table-cell>
          <table:table-cell office:value-type="float" office:value="481682">
            <text:p>481682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float" office:value="2.38">
            <text:p>2,38</text:p>
          </table:table-cell>
          <table:table-cell office:value-type="string">
            <text:p>Loja</text:p>
          </table:table-cell>
          <table:table-cell office:value-type="string">
            <text:p>192.168.100.80</text:p>
          </table:table-cell>
          <table:table-cell office:value-type="string">
            <text:p>XeroxWorkCentre7232</text:p>
          </table:table-cell>
          <table:table-cell office:value-type="string">
            <text:p>3312839244</text:p>
          </table:table-cell>
          <table:table-cell office:value-type="float" office:value="244609">
            <text:p>244609</text:p>
          </table:table-cell>
          <table:table-cell office:value-type="float" office:value="236698">
            <text:p>236698</text:p>
          </table:table-cell>
          <table:table-cell office:value-type="float" office:value="481307">
            <text:p>481307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float" office:value="2.48">
            <text:p>2,48</text:p>
          </table:table-cell>
          <table:table-cell office:value-type="string">
            <text:p>Loja</text:p>
          </table:table-cell>
          <table:table-cell office:value-type="string">
            <text:p>192.168.120.80</text:p>
          </table:table-cell>
          <table:table-cell office:value-type="string">
            <text:p>XeroxWorkCentre7232</text:p>
          </table:table-cell>
          <table:table-cell office:value-type="string">
            <text:p>3312839619</text:p>
          </table:table-cell>
          <table:table-cell office:value-type="float" office:value="220536">
            <text:p>220536</text:p>
          </table:table-cell>
          <table:table-cell office:value-type="float" office:value="247659">
            <text:p>247659</text:p>
          </table:table-cell>
          <table:table-cell office:value-type="float" office:value="468195">
            <text:p>468195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float" office:value="3.6">
            <text:p>3,6</text:p>
          </table:table-cell>
          <table:table-cell office:value-type="string">
            <text:p>Loja</text:p>
          </table:table-cell>
          <table:table-cell office:value-type="string">
            <text:p>192.168.40.80</text:p>
          </table:table-cell>
          <table:table-cell office:value-type="string">
            <text:p>XeroxWorkCentre7242</text:p>
          </table:table-cell>
          <table:table-cell office:value-type="string">
            <text:p>3312818255</text:p>
          </table:table-cell>
          <table:table-cell office:value-type="float" office:value="186809">
            <text:p>186809</text:p>
          </table:table-cell>
          <table:table-cell office:value-type="float" office:value="279578">
            <text:p>279578</text:p>
          </table:table-cell>
          <table:table-cell office:value-type="float" office:value="466387">
            <text:p>466387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float" office:value="2.48">
            <text:p>2,48</text:p>
          </table:table-cell>
          <table:table-cell office:value-type="string">
            <text:p>Loja</text:p>
          </table:table-cell>
          <table:table-cell office:value-type="string">
            <text:p>192.168.9.80</text:p>
          </table:table-cell>
          <table:table-cell office:value-type="string">
            <text:p>XeroxWorkCentre7232</text:p>
          </table:table-cell>
          <table:table-cell office:value-type="string">
            <text:p>3312839104</text:p>
          </table:table-cell>
          <table:table-cell office:value-type="float" office:value="182982">
            <text:p>182982</text:p>
          </table:table-cell>
          <table:table-cell office:value-type="float" office:value="276320">
            <text:p>276320</text:p>
          </table:table-cell>
          <table:table-cell office:value-type="float" office:value="459302">
            <text:p>459302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float" office:value="2.82">
            <text:p>2,82</text:p>
          </table:table-cell>
          <table:table-cell office:value-type="string">
            <text:p>Loja</text:p>
          </table:table-cell>
          <table:table-cell office:value-type="string">
            <text:p>192.168.52.80</text:p>
          </table:table-cell>
          <table:table-cell office:value-type="string">
            <text:p>XeroxWorkCentre7242</text:p>
          </table:table-cell>
          <table:table-cell office:value-type="string">
            <text:p>3312818433</text:p>
          </table:table-cell>
          <table:table-cell office:value-type="float" office:value="193102">
            <text:p>193102</text:p>
          </table:table-cell>
          <table:table-cell office:value-type="float" office:value="257311">
            <text:p>257311</text:p>
          </table:table-cell>
          <table:table-cell office:value-type="float" office:value="450413">
            <text:p>450413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float" office:value="2.68">
            <text:p>2,68</text:p>
          </table:table-cell>
          <table:table-cell office:value-type="string">
            <text:p>Loja</text:p>
          </table:table-cell>
          <table:table-cell office:value-type="string">
            <text:p>192.168.74.80</text:p>
          </table:table-cell>
          <table:table-cell office:value-type="string">
            <text:p>XeroxWorkCentre7242</text:p>
          </table:table-cell>
          <table:table-cell office:value-type="string">
            <text:p>3312730200</text:p>
          </table:table-cell>
          <table:table-cell office:value-type="float" office:value="209889">
            <text:p>209889</text:p>
          </table:table-cell>
          <table:table-cell office:value-type="float" office:value="238745">
            <text:p>238745</text:p>
          </table:table-cell>
          <table:table-cell office:value-type="float" office:value="448634">
            <text:p>448634</text:p>
          </table:table-cell>
        </table:table-row>
        <table:table-row table:style-name="ro1">
          <table:table-cell office:value-type="string">
            <text:p>Loures</text:p>
          </table:table-cell>
          <table:table-cell office:value-type="float" office:value="2.9">
            <text:p>2,9</text:p>
          </table:table-cell>
          <table:table-cell office:value-type="string">
            <text:p>Loja</text:p>
          </table:table-cell>
          <table:table-cell office:value-type="string">
            <text:p>192.168.26.80</text:p>
          </table:table-cell>
          <table:table-cell office:value-type="string">
            <text:p>XeroxWorkCentre7242</text:p>
          </table:table-cell>
          <table:table-cell office:value-type="string">
            <text:p>3312705990</text:p>
          </table:table-cell>
          <table:table-cell office:value-type="float" office:value="224453">
            <text:p>224453</text:p>
          </table:table-cell>
          <table:table-cell office:value-type="float" office:value="220720">
            <text:p>220720</text:p>
          </table:table-cell>
          <table:table-cell office:value-type="float" office:value="445173">
            <text:p>445173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float" office:value="2.92">
            <text:p>2,92</text:p>
          </table:table-cell>
          <table:table-cell office:value-type="string">
            <text:p>Loja</text:p>
          </table:table-cell>
          <table:table-cell office:value-type="string">
            <text:p>192.168.59.80</text:p>
          </table:table-cell>
          <table:table-cell office:value-type="string">
            <text:p>XeroxWorkCentre7242</text:p>
          </table:table-cell>
          <table:table-cell office:value-type="string">
            <text:p>3312862602</text:p>
          </table:table-cell>
          <table:table-cell office:value-type="float" office:value="201261">
            <text:p>201261</text:p>
          </table:table-cell>
          <table:table-cell office:value-type="float" office:value="242295">
            <text:p>242295</text:p>
          </table:table-cell>
          <table:table-cell office:value-type="float" office:value="443556">
            <text:p>443556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float" office:value="2.52">
            <text:p>2,52</text:p>
          </table:table-cell>
          <table:table-cell office:value-type="string">
            <text:p>Loja</text:p>
          </table:table-cell>
          <table:table-cell office:value-type="string">
            <text:p>192.168.16.80</text:p>
          </table:table-cell>
          <table:table-cell office:value-type="string">
            <text:p>XeroxWorkCentre7232</text:p>
          </table:table-cell>
          <table:table-cell office:value-type="string">
            <text:p>3312784423</text:p>
          </table:table-cell>
          <table:table-cell office:value-type="float" office:value="221138">
            <text:p>221138</text:p>
          </table:table-cell>
          <table:table-cell office:value-type="float" office:value="209989">
            <text:p>209989</text:p>
          </table:table-cell>
          <table:table-cell office:value-type="float" office:value="431127">
            <text:p>431127</text:p>
          </table:table-cell>
        </table:table-row>
        <table:table-row table:style-name="ro1">
          <table:table-cell office:value-type="string">
            <text:p>Viseu</text:p>
          </table:table-cell>
          <table:table-cell table:style-name="ce10" office:value-type="string">
            <text:p>3,21</text:p>
          </table:table-cell>
          <table:table-cell office:value-type="string">
            <text:p>Loja</text:p>
          </table:table-cell>
          <table:table-cell office:value-type="string">
            <text:p>192.168.56.80</text:p>
          </table:table-cell>
          <table:table-cell office:value-type="string">
            <text:p>XeroxWorkCentre7232</text:p>
          </table:table-cell>
          <table:table-cell office:value-type="string">
            <text:p>3312836105</text:p>
          </table:table-cell>
          <table:table-cell office:value-type="float" office:value="210622">
            <text:p>210622</text:p>
          </table:table-cell>
          <table:table-cell office:value-type="float" office:value="215476">
            <text:p>215476</text:p>
          </table:table-cell>
          <table:table-cell office:value-type="float" office:value="426098">
            <text:p>426098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float" office:value="2.66">
            <text:p>2,66</text:p>
          </table:table-cell>
          <table:table-cell office:value-type="string">
            <text:p>Loja</text:p>
          </table:table-cell>
          <table:table-cell office:value-type="string">
            <text:p>192.168.117.80</text:p>
          </table:table-cell>
          <table:table-cell office:value-type="string">
            <text:p>XeroxWorkCentre7232</text:p>
          </table:table-cell>
          <table:table-cell office:value-type="string">
            <text:p>3312779489</text:p>
          </table:table-cell>
          <table:table-cell office:value-type="float" office:value="165332">
            <text:p>165332</text:p>
          </table:table-cell>
          <table:table-cell office:value-type="float" office:value="251619">
            <text:p>251619</text:p>
          </table:table-cell>
          <table:table-cell office:value-type="float" office:value="416951">
            <text:p>416951</text:p>
          </table:table-cell>
        </table:table-row>
        <table:table-row table:style-name="ro1">
          <table:table-cell office:value-type="string">
            <text:p>Ovar</text:p>
          </table:table-cell>
          <table:table-cell office:value-type="float" office:value="2.46">
            <text:p>2,46</text:p>
          </table:table-cell>
          <table:table-cell office:value-type="string">
            <text:p>Loja</text:p>
          </table:table-cell>
          <table:table-cell office:value-type="string">
            <text:p>192.168.122.80</text:p>
          </table:table-cell>
          <table:table-cell office:value-type="string">
            <text:p>XeroxWorkCentre7242</text:p>
          </table:table-cell>
          <table:table-cell office:value-type="string">
            <text:p>3312818930</text:p>
          </table:table-cell>
          <table:table-cell office:value-type="float" office:value="184504">
            <text:p>184504</text:p>
          </table:table-cell>
          <table:table-cell office:value-type="float" office:value="216587">
            <text:p>216587</text:p>
          </table:table-cell>
          <table:table-cell office:value-type="float" office:value="401091">
            <text:p>401091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DAC/DAF</text:p>
          </table:table-cell>
          <table:table-cell office:value-type="string">
            <text:p>192.168.125.93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50</text:p>
          </table:table-cell>
          <table:table-cell/>
          <table:table-cell table:number-columns-repeated="2" office:value-type="float" office:value="397216">
            <text:p>397216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float" office:value="3.35">
            <text:p>3,35</text:p>
          </table:table-cell>
          <table:table-cell office:value-type="string">
            <text:p>Loja</text:p>
          </table:table-cell>
          <table:table-cell office:value-type="string">
            <text:p>192.168.127.80</text:p>
          </table:table-cell>
          <table:table-cell office:value-type="string">
            <text:p>XeroxWorkCentre7232</text:p>
          </table:table-cell>
          <table:table-cell office:value-type="string">
            <text:p>3312839260</text:p>
          </table:table-cell>
          <table:table-cell office:value-type="float" office:value="180459">
            <text:p>180459</text:p>
          </table:table-cell>
          <table:table-cell office:value-type="float" office:value="216609">
            <text:p>216609</text:p>
          </table:table-cell>
          <table:table-cell office:value-type="float" office:value="397068">
            <text:p>397068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float" office:value="2.3">
            <text:p>2,3</text:p>
          </table:table-cell>
          <table:table-cell office:value-type="string">
            <text:p>Loja</text:p>
          </table:table-cell>
          <table:table-cell office:value-type="string">
            <text:p>192.168.35.80</text:p>
          </table:table-cell>
          <table:table-cell office:value-type="string">
            <text:p>XeroxWorkCentre7242</text:p>
          </table:table-cell>
          <table:table-cell office:value-type="string">
            <text:p>3312819073</text:p>
          </table:table-cell>
          <table:table-cell office:value-type="float" office:value="200591">
            <text:p>200591</text:p>
          </table:table-cell>
          <table:table-cell office:value-type="float" office:value="188303">
            <text:p>188303</text:p>
          </table:table-cell>
          <table:table-cell office:value-type="float" office:value="388894">
            <text:p>388894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float" office:value="2.26">
            <text:p>2,26</text:p>
          </table:table-cell>
          <table:table-cell office:value-type="string">
            <text:p>Loja</text:p>
          </table:table-cell>
          <table:table-cell office:value-type="string">
            <text:p>192.168.55.80</text:p>
          </table:table-cell>
          <table:table-cell office:value-type="string">
            <text:p>XeroxWorkCentre7232</text:p>
          </table:table-cell>
          <table:table-cell office:value-type="string">
            <text:p>3312840722</text:p>
          </table:table-cell>
          <table:table-cell office:value-type="float" office:value="181721">
            <text:p>181721</text:p>
          </table:table-cell>
          <table:table-cell office:value-type="float" office:value="205014">
            <text:p>205014</text:p>
          </table:table-cell>
          <table:table-cell office:value-type="float" office:value="386735">
            <text:p>386735</text:p>
          </table:table-cell>
        </table:table-row>
        <table:table-row table:style-name="ro1">
          <table:table-cell office:value-type="string">
            <text:p>Caldas</text:p>
          </table:table-cell>
          <table:table-cell office:value-type="float" office:value="2.48">
            <text:p>2,48</text:p>
          </table:table-cell>
          <table:table-cell office:value-type="string">
            <text:p>Loja</text:p>
          </table:table-cell>
          <table:table-cell office:value-type="string">
            <text:p>192.168.61.80</text:p>
          </table:table-cell>
          <table:table-cell office:value-type="string">
            <text:p>XeroxWorkCentre7242</text:p>
          </table:table-cell>
          <table:table-cell office:value-type="string">
            <text:p>3312859172</text:p>
          </table:table-cell>
          <table:table-cell office:value-type="float" office:value="201774">
            <text:p>201774</text:p>
          </table:table-cell>
          <table:table-cell office:value-type="float" office:value="179616">
            <text:p>179616</text:p>
          </table:table-cell>
          <table:table-cell office:value-type="float" office:value="381390">
            <text:p>381390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float" office:value="2.13">
            <text:p>2,13</text:p>
          </table:table-cell>
          <table:table-cell office:value-type="string">
            <text:p>Loja</text:p>
          </table:table-cell>
          <table:table-cell office:value-type="string">
            <text:p>192.168.57.80</text:p>
          </table:table-cell>
          <table:table-cell office:value-type="string">
            <text:p>XeroxWorkCentre7242</text:p>
          </table:table-cell>
          <table:table-cell office:value-type="string">
            <text:p>3312819138</text:p>
          </table:table-cell>
          <table:table-cell office:value-type="float" office:value="198253">
            <text:p>198253</text:p>
          </table:table-cell>
          <table:table-cell office:value-type="float" office:value="179586">
            <text:p>179586</text:p>
          </table:table-cell>
          <table:table-cell office:value-type="float" office:value="377839">
            <text:p>377839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Corredor</text:p>
          </table:table-cell>
          <table:table-cell table:style-name="ce10" office:value-type="string">
            <text:p>192.168.124.150</text:p>
          </table:table-cell>
          <table:table-cell office:value-type="string">
            <text:p>XeroxWorkCentreM24</text:p>
          </table:table-cell>
          <table:table-cell office:value-type="string">
            <text:p>890271</text:p>
          </table:table-cell>
          <table:table-cell office:value-type="float" office:value="136722">
            <text:p>136722</text:p>
          </table:table-cell>
          <table:table-cell office:value-type="float" office:value="223139">
            <text:p>223139</text:p>
          </table:table-cell>
          <table:table-cell office:value-type="float" office:value="359861">
            <text:p>359861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float" office:value="2.61">
            <text:p>2,61</text:p>
          </table:table-cell>
          <table:table-cell office:value-type="string">
            <text:p>Loja</text:p>
          </table:table-cell>
          <table:table-cell office:value-type="string">
            <text:p>192.168.115.80</text:p>
          </table:table-cell>
          <table:table-cell office:value-type="string">
            <text:p>XeroxWorkCentre7232</text:p>
          </table:table-cell>
          <table:table-cell office:value-type="string">
            <text:p>3312839660</text:p>
          </table:table-cell>
          <table:table-cell office:value-type="float" office:value="192473">
            <text:p>192473</text:p>
          </table:table-cell>
          <table:table-cell office:value-type="float" office:value="166882">
            <text:p>166882</text:p>
          </table:table-cell>
          <table:table-cell office:value-type="float" office:value="359355">
            <text:p>359355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float" office:value="1.59">
            <text:p>1,59</text:p>
          </table:table-cell>
          <table:table-cell office:value-type="string">
            <text:p>Loja</text:p>
          </table:table-cell>
          <table:table-cell office:value-type="string">
            <text:p>192.168.103.80</text:p>
          </table:table-cell>
          <table:table-cell office:value-type="string">
            <text:p>XeroxWorkCentre7232</text:p>
          </table:table-cell>
          <table:table-cell office:value-type="string">
            <text:p>3312836202</text:p>
          </table:table-cell>
          <table:table-cell office:value-type="float" office:value="176501">
            <text:p>176501</text:p>
          </table:table-cell>
          <table:table-cell office:value-type="float" office:value="165003">
            <text:p>165003</text:p>
          </table:table-cell>
          <table:table-cell office:value-type="float" office:value="341504">
            <text:p>341504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float" office:value="1.59">
            <text:p>1,59</text:p>
          </table:table-cell>
          <table:table-cell office:value-type="string">
            <text:p>Loja</text:p>
          </table:table-cell>
          <table:table-cell office:value-type="string">
            <text:p>192.168.105.80</text:p>
          </table:table-cell>
          <table:table-cell office:value-type="string">
            <text:p>XeroxWorkCentre7232</text:p>
          </table:table-cell>
          <table:table-cell office:value-type="string">
            <text:p>3312839570</text:p>
          </table:table-cell>
          <table:table-cell office:value-type="float" office:value="138403">
            <text:p>138403</text:p>
          </table:table-cell>
          <table:table-cell office:value-type="float" office:value="200450">
            <text:p>200450</text:p>
          </table:table-cell>
          <table:table-cell office:value-type="float" office:value="338853">
            <text:p>338853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float" office:value="1.96">
            <text:p>1,96</text:p>
          </table:table-cell>
          <table:table-cell office:value-type="string">
            <text:p>Loja</text:p>
          </table:table-cell>
          <table:table-cell office:value-type="string">
            <text:p>192.168.58.80</text:p>
          </table:table-cell>
          <table:table-cell office:value-type="string">
            <text:p>XeroxWorkCentre7232</text:p>
          </table:table-cell>
          <table:table-cell office:value-type="string">
            <text:p>3312776382</text:p>
          </table:table-cell>
          <table:table-cell office:value-type="float" office:value="156042">
            <text:p>156042</text:p>
          </table:table-cell>
          <table:table-cell office:value-type="float" office:value="179439">
            <text:p>179439</text:p>
          </table:table-cell>
          <table:table-cell office:value-type="float" office:value="335481">
            <text:p>335481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float" office:value="1.98">
            <text:p>1,98</text:p>
          </table:table-cell>
          <table:table-cell office:value-type="string">
            <text:p>Loja</text:p>
          </table:table-cell>
          <table:table-cell office:value-type="string">
            <text:p>192.168.111.80</text:p>
          </table:table-cell>
          <table:table-cell office:value-type="string">
            <text:p>XeroxWorkCentre7232</text:p>
          </table:table-cell>
          <table:table-cell office:value-type="string">
            <text:p>3312839287</text:p>
          </table:table-cell>
          <table:table-cell office:value-type="float" office:value="142168">
            <text:p>142168</text:p>
          </table:table-cell>
          <table:table-cell office:value-type="float" office:value="184418">
            <text:p>184418</text:p>
          </table:table-cell>
          <table:table-cell office:value-type="float" office:value="326586">
            <text:p>326586</text:p>
          </table:table-cell>
        </table:table-row>
        <table:table-row table:style-name="ro1">
          <table:table-cell office:value-type="string">
            <text:p>Mondego</text:p>
          </table:table-cell>
          <table:table-cell office:value-type="float" office:value="2.67">
            <text:p>2,67</text:p>
          </table:table-cell>
          <table:table-cell office:value-type="string">
            <text:p>Loja</text:p>
          </table:table-cell>
          <table:table-cell office:value-type="string">
            <text:p>192.168.30.80</text:p>
          </table:table-cell>
          <table:table-cell office:value-type="string">
            <text:p>XeroxWorkCentre7242</text:p>
          </table:table-cell>
          <table:table-cell office:value-type="string">
            <text:p>3312818000</text:p>
          </table:table-cell>
          <table:table-cell office:value-type="float" office:value="162193">
            <text:p>162193</text:p>
          </table:table-cell>
          <table:table-cell office:value-type="float" office:value="157542">
            <text:p>157542</text:p>
          </table:table-cell>
          <table:table-cell office:value-type="float" office:value="319735">
            <text:p>319735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DAC/DAF</text:p>
          </table:table-cell>
          <table:table-cell office:value-type="string">
            <text:p>192.168.125.90</text:p>
          </table:table-cell>
          <table:table-cell office:value-type="string">
            <text:p>XeroxPhaser3635MFP</text:p>
          </table:table-cell>
          <table:table-cell office:value-type="string">
            <text:p>3832758220</text:p>
          </table:table-cell>
          <table:table-cell/>
          <table:table-cell table:number-columns-repeated="2" office:value-type="float" office:value="293820">
            <text:p>293820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Armazém Central</text:p>
          </table:table-cell>
          <table:table-cell office:value-type="string">
            <text:p>192.168.4.82</text:p>
          </table:table-cell>
          <table:table-cell office:value-type="string">
            <text:p>XeroxPhaser3635MFP</text:p>
          </table:table-cell>
          <table:table-cell office:value-type="string">
            <text:p>3832755000</text:p>
          </table:table-cell>
          <table:table-cell/>
          <table:table-cell table:number-columns-repeated="2" office:value-type="float" office:value="272303">
            <text:p>272303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RH</text:p>
          </table:table-cell>
          <table:table-cell table:style-name="ce10" office:value-type="string">
            <text:p>192.168.125.100</text:p>
          </table:table-cell>
          <table:table-cell office:value-type="string">
            <text:p>XeroxPhaser3635MFP</text:p>
          </table:table-cell>
          <table:table-cell office:value-type="string">
            <text:p>3832764425</text:p>
          </table:table-cell>
          <table:table-cell/>
          <table:table-cell table:number-columns-repeated="2" office:value-type="float" office:value="234936">
            <text:p>234936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Economato</text:p>
          </table:table-cell>
          <table:table-cell office:value-type="string">
            <text:p>192.168.4.83</text:p>
          </table:table-cell>
          <table:table-cell office:value-type="string">
            <text:p>XeroxPhaser3635MFP</text:p>
          </table:table-cell>
          <table:table-cell office:value-type="string">
            <text:p>3832754578</text:p>
          </table:table-cell>
          <table:table-cell/>
          <table:table-cell table:number-columns-repeated="2" office:value-type="float" office:value="222850">
            <text:p>222850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PE</text:p>
          </table:table-cell>
          <table:table-cell office:value-type="string">
            <text:p>192.168.124.80</text:p>
          </table:table-cell>
          <table:table-cell office:value-type="string">
            <text:p>XeroxWorkCentre7345</text:p>
          </table:table-cell>
          <table:table-cell office:value-type="string">
            <text:p>3526629581</text:p>
          </table:table-cell>
          <table:table-cell office:value-type="float" office:value="146745">
            <text:p>146745</text:p>
          </table:table-cell>
          <table:table-cell office:value-type="float" office:value="55460">
            <text:p>55460</text:p>
          </table:table-cell>
          <table:table-cell office:value-type="float" office:value="202205">
            <text:p>202205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float" office:value="2.91">
            <text:p>2,91</text:p>
          </table:table-cell>
          <table:table-cell office:value-type="string">
            <text:p>Loja</text:p>
          </table:table-cell>
          <table:table-cell office:value-type="string">
            <text:p>192.168.25.80</text:p>
          </table:table-cell>
          <table:table-cell office:value-type="string">
            <text:p>XeroxWC7120</text:p>
          </table:table-cell>
          <table:table-cell office:value-type="string">
            <text:p>3320044315</text:p>
          </table:table-cell>
          <table:table-cell office:value-type="float" office:value="86263">
            <text:p>86263</text:p>
          </table:table-cell>
          <table:table-cell office:value-type="float" office:value="65529">
            <text:p>65529</text:p>
          </table:table-cell>
          <table:table-cell office:value-type="float" office:value="151792">
            <text:p>151792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SPV</text:p>
          </table:table-cell>
          <table:table-cell office:value-type="string">
            <text:p>192.168.4.88</text:p>
          </table:table-cell>
          <table:table-cell office:value-type="string">
            <text:p>XeroxPhaser3635MFP</text:p>
          </table:table-cell>
          <table:table-cell office:value-type="string">
            <text:p>3832758700</text:p>
          </table:table-cell>
          <table:table-cell/>
          <table:table-cell table:number-columns-repeated="2" office:value-type="float" office:value="146862">
            <text:p>146862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float" office:value="3.42">
            <text:p>3,42</text:p>
          </table:table-cell>
          <table:table-cell office:value-type="string">
            <text:p>TIC</text:p>
          </table:table-cell>
          <table:table-cell office:value-type="string">
            <text:p>192.168.72.86</text:p>
          </table:table-cell>
          <table:table-cell office:value-type="string">
            <text:p>XeroxWorkCentre7232</text:p>
          </table:table-cell>
          <table:table-cell office:value-type="string">
            <text:p>3312631570</text:p>
          </table:table-cell>
          <table:table-cell office:value-type="float" office:value="47132">
            <text:p>47132</text:p>
          </table:table-cell>
          <table:table-cell office:value-type="float" office:value="91638">
            <text:p>91638</text:p>
          </table:table-cell>
          <table:table-cell office:value-type="float" office:value="138770">
            <text:p>138770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float" office:value="2.01">
            <text:p>2,01</text:p>
          </table:table-cell>
          <table:table-cell office:value-type="string">
            <text:p>Loja</text:p>
          </table:table-cell>
          <table:table-cell office:value-type="string">
            <text:p>192.168.23.80</text:p>
          </table:table-cell>
          <table:table-cell office:value-type="string">
            <text:p>XeroxWC7120</text:p>
          </table:table-cell>
          <table:table-cell office:value-type="string">
            <text:p>3320058561</text:p>
          </table:table-cell>
          <table:table-cell office:value-type="float" office:value="88891">
            <text:p>88891</text:p>
          </table:table-cell>
          <table:table-cell office:value-type="float" office:value="45013">
            <text:p>45013</text:p>
          </table:table-cell>
          <table:table-cell office:value-type="float" office:value="133904">
            <text:p>133904</text:p>
          </table:table-cell>
        </table:table-row>
        <table:table-row table:style-name="ro1">
          <table:table-cell office:value-type="string">
            <text:p>Alfragide</text:p>
          </table:table-cell>
          <table:table-cell office:value-type="float" office:value="2.54">
            <text:p>2,54</text:p>
          </table:table-cell>
          <table:table-cell office:value-type="string">
            <text:p>Loja</text:p>
          </table:table-cell>
          <table:table-cell office:value-type="string">
            <text:p>192.168.24.80</text:p>
          </table:table-cell>
          <table:table-cell office:value-type="string">
            <text:p>XeroxWC7120</text:p>
          </table:table-cell>
          <table:table-cell office:value-type="string">
            <text:p>3320059568</text:p>
          </table:table-cell>
          <table:table-cell office:value-type="float" office:value="69499">
            <text:p>69499</text:p>
          </table:table-cell>
          <table:table-cell office:value-type="float" office:value="50700">
            <text:p>50700</text:p>
          </table:table-cell>
          <table:table-cell office:value-type="float" office:value="120199">
            <text:p>120199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DAC/DAF</text:p>
          </table:table-cell>
          <table:table-cell office:value-type="string">
            <text:p>192.168.125.99</text:p>
          </table:table-cell>
          <table:table-cell office:value-type="string">
            <text:p>XeroxPhaser4510</text:p>
          </table:table-cell>
          <table:table-cell table:style-name="Default" office:value-type="string">
            <text:p>ARU335129</text:p>
          </table:table-cell>
          <table:table-cell/>
          <table:table-cell table:number-columns-repeated="2" office:value-type="float" office:value="113030">
            <text:p>113030</text:p>
          </table:table-cell>
        </table:table-row>
        <table:table-row table:style-name="ro1">
          <table:table-cell office:value-type="string">
            <text:p>Albufeira</text:p>
          </table:table-cell>
          <table:table-cell office:value-type="float" office:value="2.26">
            <text:p>2,26</text:p>
          </table:table-cell>
          <table:table-cell office:value-type="string">
            <text:p>Armazém</text:p>
          </table:table-cell>
          <table:table-cell office:value-type="string">
            <text:p>192.168.55.81</text:p>
          </table:table-cell>
          <table:table-cell office:value-type="string">
            <text:p>XeroxPhaser3635MFP</text:p>
          </table:table-cell>
          <table:table-cell office:value-type="string">
            <text:p>3832755205</text:p>
          </table:table-cell>
          <table:table-cell/>
          <table:table-cell table:number-columns-repeated="2" office:value-type="float" office:value="111790">
            <text:p>111790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Armazém Central</text:p>
          </table:table-cell>
          <table:table-cell office:value-type="string">
            <text:p>192.168.4.81</text:p>
          </table:table-cell>
          <table:table-cell office:value-type="string">
            <text:p>XeroxPhaser6180MFP</text:p>
          </table:table-cell>
          <table:table-cell table:style-name="Default" office:value-type="string">
            <text:p>GPX116236</text:p>
          </table:table-cell>
          <table:table-cell table:number-columns-repeated="2"/>
          <table:table-cell office:value-type="float" office:value="108353">
            <text:p>108353</text:p>
          </table:table-cell>
        </table:table-row>
        <table:table-row table:style-name="ro1">
          <table:table-cell office:value-type="string">
            <text:p>Portimão</text:p>
          </table:table-cell>
          <table:table-cell office:value-type="float" office:value="2.66">
            <text:p>2,66</text:p>
          </table:table-cell>
          <table:table-cell office:value-type="string">
            <text:p>Armazém</text:p>
          </table:table-cell>
          <table:table-cell office:value-type="string">
            <text:p>192.168.117.81</text:p>
          </table:table-cell>
          <table:table-cell office:value-type="string">
            <text:p>XeroxPhaser3635MFP</text:p>
          </table:table-cell>
          <table:table-cell office:value-type="string">
            <text:p>3832759120</text:p>
          </table:table-cell>
          <table:table-cell/>
          <table:table-cell table:number-columns-repeated="2" office:value-type="float" office:value="96290">
            <text:p>96290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SPV</text:p>
          </table:table-cell>
          <table:table-cell office:value-type="string">
            <text:p>192.168.4.91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47</text:p>
          </table:table-cell>
          <table:table-cell/>
          <table:table-cell table:number-columns-repeated="2" office:value-type="float" office:value="84125">
            <text:p>84125</text:p>
          </table:table-cell>
        </table:table-row>
        <table:table-row table:style-name="ro1">
          <table:table-cell office:value-type="string">
            <text:p>Olivais</text:p>
          </table:table-cell>
          <table:table-cell office:value-type="float" office:value="2.92">
            <text:p>2,92</text:p>
          </table:table-cell>
          <table:table-cell office:value-type="string">
            <text:p>Armazém</text:p>
          </table:table-cell>
          <table:table-cell office:value-type="string">
            <text:p>192.168.59.81</text:p>
          </table:table-cell>
          <table:table-cell office:value-type="string">
            <text:p>XeroxPhaser3635MFP</text:p>
          </table:table-cell>
          <table:table-cell office:value-type="string">
            <text:p>3832752761</text:p>
          </table:table-cell>
          <table:table-cell/>
          <table:table-cell table:number-columns-repeated="2" office:value-type="float" office:value="82942">
            <text:p>82942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float" office:value="1.28">
            <text:p>1,28</text:p>
          </table:table-cell>
          <table:table-cell office:value-type="string">
            <text:p>Loja</text:p>
          </table:table-cell>
          <table:table-cell office:value-type="string">
            <text:p>192.168.22.80</text:p>
          </table:table-cell>
          <table:table-cell office:value-type="string">
            <text:p>XeroxWC7120</text:p>
          </table:table-cell>
          <table:table-cell office:value-type="string">
            <text:p>3320044056</text:p>
          </table:table-cell>
          <table:table-cell office:value-type="float" office:value="53921">
            <text:p>53921</text:p>
          </table:table-cell>
          <table:table-cell office:value-type="float" office:value="27364">
            <text:p>27364</text:p>
          </table:table-cell>
          <table:table-cell office:value-type="float" office:value="81285">
            <text:p>81285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float" office:value="5.39">
            <text:p>5,39</text:p>
          </table:table-cell>
          <table:table-cell office:value-type="string">
            <text:p>SPV</text:p>
          </table:table-cell>
          <table:table-cell office:value-type="string">
            <text:p>192.168.69.132</text:p>
          </table:table-cell>
          <table:table-cell office:value-type="string">
            <text:p>XeroxPhaser3635MFP</text:p>
          </table:table-cell>
          <table:table-cell office:value-type="string">
            <text:p>3832751986</text:p>
          </table:table-cell>
          <table:table-cell/>
          <table:table-cell table:number-columns-repeated="2" office:value-type="float" office:value="77710">
            <text:p>77710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float" office:value="3.67">
            <text:p>3,67</text:p>
          </table:table-cell>
          <table:table-cell office:value-type="string">
            <text:p>Armazém</text:p>
          </table:table-cell>
          <table:table-cell office:value-type="string">
            <text:p>192.168.11.81</text:p>
          </table:table-cell>
          <table:table-cell office:value-type="string">
            <text:p>XeroxPhaser3635MFP</text:p>
          </table:table-cell>
          <table:table-cell office:value-type="string">
            <text:p>3832759081</text:p>
          </table:table-cell>
          <table:table-cell/>
          <table:table-cell table:number-columns-repeated="2" office:value-type="float" office:value="77038">
            <text:p>77038</text:p>
          </table:table-cell>
        </table:table-row>
        <table:table-row table:style-name="ro1">
          <table:table-cell office:value-type="string">
            <text:p>Setúbal</text:p>
          </table:table-cell>
          <table:table-cell office:value-type="float" office:value="2.58">
            <text:p>2,58</text:p>
          </table:table-cell>
          <table:table-cell office:value-type="string">
            <text:p>Armazém</text:p>
          </table:table-cell>
          <table:table-cell office:value-type="string">
            <text:p>192.168.45.81</text:p>
          </table:table-cell>
          <table:table-cell office:value-type="string">
            <text:p>XeroxPhaser3635MFP</text:p>
          </table:table-cell>
          <table:table-cell office:value-type="string">
            <text:p>3832756970</text:p>
          </table:table-cell>
          <table:table-cell/>
          <table:table-cell table:number-columns-repeated="2" office:value-type="float" office:value="75260">
            <text:p>75260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float" office:value="3.98">
            <text:p>3,98</text:p>
          </table:table-cell>
          <table:table-cell office:value-type="string">
            <text:p>SPV</text:p>
          </table:table-cell>
          <table:table-cell office:value-type="string">
            <text:p>192.168.78.82</text:p>
          </table:table-cell>
          <table:table-cell office:value-type="string">
            <text:p>XeroxPhaser3635MFP</text:p>
          </table:table-cell>
          <table:table-cell office:value-type="string">
            <text:p>3832756902</text:p>
          </table:table-cell>
          <table:table-cell/>
          <table:table-cell table:number-columns-repeated="2" office:value-type="float" office:value="73233">
            <text:p>73233</text:p>
          </table:table-cell>
        </table:table-row>
        <table:table-row table:style-name="ro1">
          <table:table-cell office:value-type="string">
            <text:p>Granja</text:p>
          </table:table-cell>
          <table:table-cell/>
          <table:table-cell office:value-type="string">
            <text:p>EISA</text:p>
          </table:table-cell>
          <table:table-cell office:value-type="string">
            <text:p>192.168.150.90</text:p>
          </table:table-cell>
          <table:table-cell office:value-type="string">
            <text:p>XeroxWorkCentreM118</text:p>
          </table:table-cell>
          <table:table-cell office:value-type="string">
            <text:p>3824642892</text:p>
          </table:table-cell>
          <table:table-cell/>
          <table:table-cell table:number-columns-repeated="2" office:value-type="float" office:value="72285">
            <text:p>72285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DO</text:p>
          </table:table-cell>
          <table:table-cell office:value-type="string">
            <text:p>192.168.124.87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46</text:p>
          </table:table-cell>
          <table:table-cell/>
          <table:table-cell table:number-columns-repeated="2" office:value-type="float" office:value="65908">
            <text:p>65908</text:p>
          </table:table-cell>
        </table:table-row>
        <table:table-row table:style-name="ro1">
          <table:table-cell office:value-type="string">
            <text:p>Loures</text:p>
          </table:table-cell>
          <table:table-cell office:value-type="float" office:value="2.9">
            <text:p>2,9</text:p>
          </table:table-cell>
          <table:table-cell office:value-type="string">
            <text:p>Armazém</text:p>
          </table:table-cell>
          <table:table-cell office:value-type="string">
            <text:p>192.168.26.81</text:p>
          </table:table-cell>
          <table:table-cell office:value-type="string">
            <text:p>XeroxPhaser3635MFP</text:p>
          </table:table-cell>
          <table:table-cell office:value-type="string">
            <text:p>3832753121</text:p>
          </table:table-cell>
          <table:table-cell/>
          <table:table-cell table:number-columns-repeated="2" office:value-type="float" office:value="63777">
            <text:p>63777</text:p>
          </table:table-cell>
        </table:table-row>
        <table:table-row table:style-name="ro1">
          <table:table-cell office:value-type="string">
            <text:p>Mondego</text:p>
          </table:table-cell>
          <table:table-cell office:value-type="float" office:value="2.67">
            <text:p>2,67</text:p>
          </table:table-cell>
          <table:table-cell office:value-type="string">
            <text:p>Armazém</text:p>
          </table:table-cell>
          <table:table-cell office:value-type="string">
            <text:p>192.168.30.81</text:p>
          </table:table-cell>
          <table:table-cell office:value-type="string">
            <text:p>XeroxPhaser3635MFP</text:p>
          </table:table-cell>
          <table:table-cell office:value-type="string">
            <text:p>3832753040</text:p>
          </table:table-cell>
          <table:table-cell/>
          <table:table-cell table:number-columns-repeated="2" office:value-type="float" office:value="62741">
            <text:p>62741</text:p>
          </table:table-cell>
        </table:table-row>
        <table:table-row table:style-name="ro1">
          <table:table-cell office:value-type="string">
            <text:p>Vila Real</text:p>
          </table:table-cell>
          <table:table-cell office:value-type="float" office:value="2.52">
            <text:p>2,52</text:p>
          </table:table-cell>
          <table:table-cell office:value-type="string">
            <text:p>Armazém</text:p>
          </table:table-cell>
          <table:table-cell office:value-type="string">
            <text:p>192.168.75.81</text:p>
          </table:table-cell>
          <table:table-cell office:value-type="string">
            <text:p>XeroxPhaser3635MFP</text:p>
          </table:table-cell>
          <table:table-cell office:value-type="string">
            <text:p>3832759707</text:p>
          </table:table-cell>
          <table:table-cell/>
          <table:table-cell table:number-columns-repeated="2" office:value-type="float" office:value="62076">
            <text:p>62076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Auditoria</text:p>
          </table:table-cell>
          <table:table-cell table:style-name="ce10" office:value-type="string">
            <text:p>192.168.125.180</text:p>
          </table:table-cell>
          <table:table-cell office:value-type="string">
            <text:p>XeroxPhaser3635MFP</text:p>
          </table:table-cell>
          <table:table-cell office:value-type="string">
            <text:p>3832764492</text:p>
          </table:table-cell>
          <table:table-cell/>
          <table:table-cell table:number-columns-repeated="2" office:value-type="float" office:value="61636">
            <text:p>61636</text:p>
          </table:table-cell>
        </table:table-row>
        <table:table-row table:style-name="ro1">
          <table:table-cell office:value-type="string">
            <text:p>Aveiro II</text:p>
          </table:table-cell>
          <table:table-cell office:value-type="float" office:value="2.82">
            <text:p>2,82</text:p>
          </table:table-cell>
          <table:table-cell office:value-type="string">
            <text:p>Armazém</text:p>
          </table:table-cell>
          <table:table-cell office:value-type="string">
            <text:p>192.168.52.81</text:p>
          </table:table-cell>
          <table:table-cell office:value-type="string">
            <text:p>XeroxPhaser3635MFP</text:p>
          </table:table-cell>
          <table:table-cell office:value-type="string">
            <text:p>3832753067</text:p>
          </table:table-cell>
          <table:table-cell/>
          <table:table-cell table:number-columns-repeated="2" office:value-type="float" office:value="60830">
            <text:p>60830</text:p>
          </table:table-cell>
        </table:table-row>
        <table:table-row table:style-name="ro1">
          <table:table-cell office:value-type="string">
            <text:p>Maia</text:p>
          </table:table-cell>
          <table:table-cell office:value-type="float" office:value="3.42">
            <text:p>3,42</text:p>
          </table:table-cell>
          <table:table-cell office:value-type="string">
            <text:p>Armazém</text:p>
          </table:table-cell>
          <table:table-cell office:value-type="string">
            <text:p>192.168.73.82</text:p>
          </table:table-cell>
          <table:table-cell office:value-type="string">
            <text:p>XeroxPhaser3635MFP</text:p>
          </table:table-cell>
          <table:table-cell office:value-type="string">
            <text:p>3832759685</text:p>
          </table:table-cell>
          <table:table-cell/>
          <table:table-cell table:number-columns-repeated="2" office:value-type="float" office:value="53653">
            <text:p>53653</text:p>
          </table:table-cell>
        </table:table-row>
        <table:table-row table:style-name="ro1">
          <table:table-cell office:value-type="string">
            <text:p>Viseu</text:p>
          </table:table-cell>
          <table:table-cell table:style-name="ce10" office:value-type="string">
            <text:p>3,21</text:p>
          </table:table-cell>
          <table:table-cell office:value-type="string">
            <text:p>Armazém</text:p>
          </table:table-cell>
          <table:table-cell office:value-type="string">
            <text:p>192.168.56.81</text:p>
          </table:table-cell>
          <table:table-cell office:value-type="string">
            <text:p>XeroxPhaser3635MFP</text:p>
          </table:table-cell>
          <table:table-cell office:value-type="string">
            <text:p>3832752699</text:p>
          </table:table-cell>
          <table:table-cell/>
          <table:table-cell table:number-columns-repeated="2" office:value-type="float" office:value="52886">
            <text:p>52886</text:p>
          </table:table-cell>
        </table:table-row>
        <table:table-row table:style-name="ro1">
          <table:table-cell office:value-type="string">
            <text:p>Famalicão</text:p>
          </table:table-cell>
          <table:table-cell office:value-type="float" office:value="2.29">
            <text:p>2,29</text:p>
          </table:table-cell>
          <table:table-cell office:value-type="string">
            <text:p>Armazém</text:p>
          </table:table-cell>
          <table:table-cell office:value-type="string">
            <text:p>192.168.80.81</text:p>
          </table:table-cell>
          <table:table-cell office:value-type="string">
            <text:p>XeroxPhaser3635MFP</text:p>
          </table:table-cell>
          <table:table-cell office:value-type="string">
            <text:p>3832761078</text:p>
          </table:table-cell>
          <table:table-cell/>
          <table:table-cell table:number-columns-repeated="2" office:value-type="float" office:value="52508">
            <text:p>52508</text:p>
          </table:table-cell>
        </table:table-row>
        <table:table-row table:style-name="ro1">
          <table:table-cell office:value-type="string">
            <text:p>Leiria</text:p>
          </table:table-cell>
          <table:table-cell office:value-type="float" office:value="2.52">
            <text:p>2,52</text:p>
          </table:table-cell>
          <table:table-cell office:value-type="string">
            <text:p>Armazém</text:p>
          </table:table-cell>
          <table:table-cell office:value-type="string">
            <text:p>192.168.16.81</text:p>
          </table:table-cell>
          <table:table-cell office:value-type="string">
            <text:p>XeroxPhaser3635MFP</text:p>
          </table:table-cell>
          <table:table-cell office:value-type="string">
            <text:p>3832759146</text:p>
          </table:table-cell>
          <table:table-cell/>
          <table:table-cell table:number-columns-repeated="2" office:value-type="float" office:value="50648">
            <text:p>50648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float" office:value="3.35">
            <text:p>3,35</text:p>
          </table:table-cell>
          <table:table-cell office:value-type="string">
            <text:p>Armazém</text:p>
          </table:table-cell>
          <table:table-cell office:value-type="string">
            <text:p>192.168.127.81</text:p>
          </table:table-cell>
          <table:table-cell office:value-type="string">
            <text:p>XeroxPhaser3635MFP</text:p>
          </table:table-cell>
          <table:table-cell office:value-type="string">
            <text:p>3832753105</text:p>
          </table:table-cell>
          <table:table-cell/>
          <table:table-cell table:number-columns-repeated="2" office:value-type="float" office:value="50082">
            <text:p>50082</text:p>
          </table:table-cell>
        </table:table-row>
        <table:table-row table:style-name="ro1">
          <table:table-cell office:value-type="string">
            <text:p>Viana</text:p>
          </table:table-cell>
          <table:table-cell office:value-type="float" office:value="2.48">
            <text:p>2,48</text:p>
          </table:table-cell>
          <table:table-cell office:value-type="string">
            <text:p>Armazém</text:p>
          </table:table-cell>
          <table:table-cell office:value-type="string">
            <text:p>192.168.120.81</text:p>
          </table:table-cell>
          <table:table-cell office:value-type="string">
            <text:p>XeroxPhaser3635MFP</text:p>
          </table:table-cell>
          <table:table-cell office:value-type="string">
            <text:p>3832756449</text:p>
          </table:table-cell>
          <table:table-cell/>
          <table:table-cell table:number-columns-repeated="2" office:value-type="float" office:value="49961">
            <text:p>49961</text:p>
          </table:table-cell>
        </table:table-row>
        <table:table-row table:style-name="ro1">
          <table:table-cell office:value-type="string">
            <text:p>Santarém</text:p>
          </table:table-cell>
          <table:table-cell office:value-type="float" office:value="2.13">
            <text:p>2,13</text:p>
          </table:table-cell>
          <table:table-cell office:value-type="string">
            <text:p>Armazém</text:p>
          </table:table-cell>
          <table:table-cell office:value-type="string">
            <text:p>192.168.57.81</text:p>
          </table:table-cell>
          <table:table-cell office:value-type="string">
            <text:p>XeroxPhaser3635MFP</text:p>
          </table:table-cell>
          <table:table-cell office:value-type="string">
            <text:p>3832758816</text:p>
          </table:table-cell>
          <table:table-cell/>
          <table:table-cell table:number-columns-repeated="2" office:value-type="float" office:value="49013">
            <text:p>49013</text:p>
          </table:table-cell>
        </table:table-row>
        <table:table-row table:style-name="ro1">
          <table:table-cell office:value-type="string">
            <text:p>Torres Novas</text:p>
          </table:table-cell>
          <table:table-cell office:value-type="float" office:value="1.59">
            <text:p>1,59</text:p>
          </table:table-cell>
          <table:table-cell office:value-type="string">
            <text:p>Armazém</text:p>
          </table:table-cell>
          <table:table-cell office:value-type="string">
            <text:p>192.168.103.81</text:p>
          </table:table-cell>
          <table:table-cell office:value-type="string">
            <text:p>XeroxPhaser3635MFP</text:p>
          </table:table-cell>
          <table:table-cell office:value-type="string">
            <text:p>3832755680</text:p>
          </table:table-cell>
          <table:table-cell/>
          <table:table-cell table:number-columns-repeated="2" office:value-type="float" office:value="48789">
            <text:p>48789</text:p>
          </table:table-cell>
        </table:table-row>
        <table:table-row table:style-name="ro1">
          <table:table-cell office:value-type="string">
            <text:p>Alverca</text:p>
          </table:table-cell>
          <table:table-cell office:value-type="float" office:value="1.49">
            <text:p>1,49</text:p>
          </table:table-cell>
          <table:table-cell office:value-type="string">
            <text:p>Loja</text:p>
          </table:table-cell>
          <table:table-cell office:value-type="string">
            <text:p>192.168.27.80</text:p>
          </table:table-cell>
          <table:table-cell office:value-type="string">
            <text:p>XeroxWC7120</text:p>
          </table:table-cell>
          <table:table-cell office:value-type="string">
            <text:p>3320059991</text:p>
          </table:table-cell>
          <table:table-cell office:value-type="float" office:value="27820">
            <text:p>27820</text:p>
          </table:table-cell>
          <table:table-cell office:value-type="float" office:value="20688">
            <text:p>20688</text:p>
          </table:table-cell>
          <table:table-cell office:value-type="float" office:value="48508">
            <text:p>48508</text:p>
          </table:table-cell>
        </table:table-row>
        <table:table-row table:style-name="ro1">
          <table:table-cell office:value-type="string">
            <text:p>Marshopping</text:p>
          </table:table-cell>
          <table:table-cell office:value-type="float" office:value="5.39">
            <text:p>5,39</text:p>
          </table:table-cell>
          <table:table-cell office:value-type="string">
            <text:p>Armazém</text:p>
          </table:table-cell>
          <table:table-cell office:value-type="string">
            <text:p>192.168.69.81</text:p>
          </table:table-cell>
          <table:table-cell office:value-type="string">
            <text:p>XeroxPhaser3635MFP</text:p>
          </table:table-cell>
          <table:table-cell office:value-type="string">
            <text:p>3832761019</text:p>
          </table:table-cell>
          <table:table-cell/>
          <table:table-cell table:number-columns-repeated="2" office:value-type="float" office:value="47677">
            <text:p>47677</text:p>
          </table:table-cell>
        </table:table-row>
        <table:table-row table:style-name="ro1">
          <table:table-cell office:value-type="string">
            <text:p>Armazém Loures</text:p>
          </table:table-cell>
          <table:table-cell/>
          <table:table-cell office:value-type="string">
            <text:p>Armazém</text:p>
          </table:table-cell>
          <table:table-cell office:value-type="string">
            <text:p>192.168.26.169</text:p>
          </table:table-cell>
          <table:table-cell office:value-type="string">
            <text:p>XeroxPhaser4510</text:p>
          </table:table-cell>
          <table:table-cell table:style-name="Default" office:value-type="string">
            <text:p>ARU326562</text:p>
          </table:table-cell>
          <table:table-cell/>
          <table:table-cell table:number-columns-repeated="2" office:value-type="float" office:value="45071">
            <text:p>45071</text:p>
          </table:table-cell>
        </table:table-row>
        <table:table-row table:style-name="ro1">
          <table:table-cell office:value-type="string">
            <text:p>Armazém Marnosso</text:p>
          </table:table-cell>
          <table:table-cell/>
          <table:table-cell office:value-type="string">
            <text:p>Armazém</text:p>
          </table:table-cell>
          <table:table-cell office:value-type="string">
            <text:p>192.168.42.80</text:p>
          </table:table-cell>
          <table:table-cell office:value-type="string">
            <text:p>XeroxPhaser3635MFP</text:p>
          </table:table-cell>
          <table:table-cell office:value-type="string">
            <text:p>3832752753</text:p>
          </table:table-cell>
          <table:table-cell/>
          <table:table-cell table:number-columns-repeated="2" office:value-type="float" office:value="44776">
            <text:p>44776</text:p>
          </table:table-cell>
        </table:table-row>
        <table:table-row table:style-name="ro1">
          <table:table-cell office:value-type="string">
            <text:p>Montijo</text:p>
          </table:table-cell>
          <table:table-cell office:value-type="float" office:value="2.3">
            <text:p>2,3</text:p>
          </table:table-cell>
          <table:table-cell office:value-type="string">
            <text:p>Armazém</text:p>
          </table:table-cell>
          <table:table-cell office:value-type="string">
            <text:p>192.168.35.81</text:p>
          </table:table-cell>
          <table:table-cell office:value-type="string">
            <text:p>XeroxPhaser3635MFP</text:p>
          </table:table-cell>
          <table:table-cell office:value-type="string">
            <text:p>3832758573</text:p>
          </table:table-cell>
          <table:table-cell/>
          <table:table-cell table:number-columns-repeated="2" office:value-type="float" office:value="44503">
            <text:p>44503</text:p>
          </table:table-cell>
        </table:table-row>
        <table:table-row table:style-name="ro1">
          <table:table-cell office:value-type="string">
            <text:p>Dragão</text:p>
          </table:table-cell>
          <table:table-cell office:value-type="float" office:value="3.98">
            <text:p>3,98</text:p>
          </table:table-cell>
          <table:table-cell office:value-type="string">
            <text:p>Armazém</text:p>
          </table:table-cell>
          <table:table-cell office:value-type="string">
            <text:p>192.168.78.81</text:p>
          </table:table-cell>
          <table:table-cell office:value-type="string">
            <text:p>XeroxPhaser3635MFP</text:p>
          </table:table-cell>
          <table:table-cell office:value-type="string">
            <text:p>3832761108</text:p>
          </table:table-cell>
          <table:table-cell/>
          <table:table-cell table:number-columns-repeated="2" office:value-type="float" office:value="43737">
            <text:p>43737</text:p>
          </table:table-cell>
        </table:table-row>
        <table:table-row table:style-name="ro1">
          <table:table-cell office:value-type="string">
            <text:p>Fórum Coimbra</text:p>
          </table:table-cell>
          <table:table-cell office:value-type="float" office:value="2.61">
            <text:p>2,61</text:p>
          </table:table-cell>
          <table:table-cell office:value-type="string">
            <text:p>Armazém</text:p>
          </table:table-cell>
          <table:table-cell office:value-type="string">
            <text:p>192.168.115.81</text:p>
          </table:table-cell>
          <table:table-cell office:value-type="string">
            <text:p>XeroxPhaser3635MFP</text:p>
          </table:table-cell>
          <table:table-cell office:value-type="string">
            <text:p>3832752729</text:p>
          </table:table-cell>
          <table:table-cell/>
          <table:table-cell table:number-columns-repeated="2" office:value-type="float" office:value="41117">
            <text:p>41117</text:p>
          </table:table-cell>
        </table:table-row>
        <table:table-row table:style-name="ro1">
          <table:table-cell office:value-type="string">
            <text:p>S. Miguel</text:p>
          </table:table-cell>
          <table:table-cell office:value-type="float" office:value="3.6">
            <text:p>3,6</text:p>
          </table:table-cell>
          <table:table-cell office:value-type="string">
            <text:p>Armazém</text:p>
          </table:table-cell>
          <table:table-cell office:value-type="string">
            <text:p>192.168.40.81</text:p>
          </table:table-cell>
          <table:table-cell office:value-type="string">
            <text:p>XeroxPhaser3635MFP</text:p>
          </table:table-cell>
          <table:table-cell office:value-type="string">
            <text:p>3832767343</text:p>
          </table:table-cell>
          <table:table-cell/>
          <table:table-cell table:number-columns-repeated="2" office:value-type="float" office:value="39620">
            <text:p>39620</text:p>
          </table:table-cell>
        </table:table-row>
        <table:table-row table:style-name="ro1">
          <table:table-cell office:value-type="string">
            <text:p>Tondela</text:p>
          </table:table-cell>
          <table:table-cell office:value-type="float" office:value="1.59">
            <text:p>1,59</text:p>
          </table:table-cell>
          <table:table-cell office:value-type="string">
            <text:p>Armazém</text:p>
          </table:table-cell>
          <table:table-cell office:value-type="string">
            <text:p>192.168.105.81</text:p>
          </table:table-cell>
          <table:table-cell office:value-type="string">
            <text:p>XeroxPhaser3635MFP</text:p>
          </table:table-cell>
          <table:table-cell office:value-type="string">
            <text:p>3832759162</text:p>
          </table:table-cell>
          <table:table-cell/>
          <table:table-cell table:number-columns-repeated="2" office:value-type="float" office:value="36923">
            <text:p>36923</text:p>
          </table:table-cell>
        </table:table-row>
        <table:table-row table:style-name="ro1">
          <table:table-cell office:value-type="string">
            <text:p>Guimarães</text:p>
          </table:table-cell>
          <table:table-cell office:value-type="float" office:value="2.38">
            <text:p>2,38</text:p>
          </table:table-cell>
          <table:table-cell office:value-type="string">
            <text:p>Armazém</text:p>
          </table:table-cell>
          <table:table-cell office:value-type="string">
            <text:p>192.168.100.81</text:p>
          </table:table-cell>
          <table:table-cell office:value-type="string">
            <text:p>XeroxPhaser3635MFP</text:p>
          </table:table-cell>
          <table:table-cell office:value-type="string">
            <text:p>3832759669</text:p>
          </table:table-cell>
          <table:table-cell/>
          <table:table-cell table:number-columns-repeated="2" office:value-type="float" office:value="36649">
            <text:p>36649</text:p>
          </table:table-cell>
        </table:table-row>
        <table:table-row table:style-name="ro1">
          <table:table-cell office:value-type="string">
            <text:p>NorteShopping</text:p>
          </table:table-cell>
          <table:table-cell office:value-type="float" office:value="2.48">
            <text:p>2,48</text:p>
          </table:table-cell>
          <table:table-cell office:value-type="string">
            <text:p>Armazém</text:p>
          </table:table-cell>
          <table:table-cell office:value-type="string">
            <text:p>192.168.9.81</text:p>
          </table:table-cell>
          <table:table-cell office:value-type="string">
            <text:p>XeroxPhaser3635MFP</text:p>
          </table:table-cell>
          <table:table-cell office:value-type="string">
            <text:p>3832761051</text:p>
          </table:table-cell>
          <table:table-cell/>
          <table:table-cell table:number-columns-repeated="2" office:value-type="float" office:value="35850">
            <text:p>35850</text:p>
          </table:table-cell>
        </table:table-row>
        <table:table-row table:style-name="ro1">
          <table:table-cell office:value-type="string">
            <text:p>Braga</text:p>
          </table:table-cell>
          <table:table-cell office:value-type="float" office:value="2.6">
            <text:p>2,6</text:p>
          </table:table-cell>
          <table:table-cell office:value-type="string">
            <text:p>Armazém</text:p>
          </table:table-cell>
          <table:table-cell office:value-type="string">
            <text:p>192.168.70.81</text:p>
          </table:table-cell>
          <table:table-cell office:value-type="string">
            <text:p>XeroxPhaser3635MFP</text:p>
          </table:table-cell>
          <table:table-cell office:value-type="string">
            <text:p>3832760470</text:p>
          </table:table-cell>
          <table:table-cell/>
          <table:table-cell table:number-columns-repeated="2" office:value-type="float" office:value="31575">
            <text:p>31575</text:p>
          </table:table-cell>
        </table:table-row>
        <table:table-row table:style-name="ro1">
          <table:table-cell office:value-type="string">
            <text:p>Carvalhos</text:p>
          </table:table-cell>
          <table:table-cell office:value-type="float" office:value="1.96">
            <text:p>1,96</text:p>
          </table:table-cell>
          <table:table-cell office:value-type="string">
            <text:p>Armazém</text:p>
          </table:table-cell>
          <table:table-cell office:value-type="string">
            <text:p>192.168.58.81</text:p>
          </table:table-cell>
          <table:table-cell office:value-type="string">
            <text:p>XeroxPhaser3635MFP</text:p>
          </table:table-cell>
          <table:table-cell office:value-type="string">
            <text:p>3832760497</text:p>
          </table:table-cell>
          <table:table-cell/>
          <table:table-cell table:number-columns-repeated="2" office:value-type="float" office:value="31469">
            <text:p>31469</text:p>
          </table:table-cell>
        </table:table-row>
        <table:table-row table:style-name="ro1">
          <table:table-cell office:value-type="string">
            <text:p>Ovar</text:p>
          </table:table-cell>
          <table:table-cell office:value-type="float" office:value="2.46">
            <text:p>2,46</text:p>
          </table:table-cell>
          <table:table-cell office:value-type="string">
            <text:p>Armazém</text:p>
          </table:table-cell>
          <table:table-cell office:value-type="string">
            <text:p>192.168.122.81</text:p>
          </table:table-cell>
          <table:table-cell office:value-type="string">
            <text:p>XeroxPhaser3635MFP</text:p>
          </table:table-cell>
          <table:table-cell office:value-type="string">
            <text:p>3832761116</text:p>
          </table:table-cell>
          <table:table-cell/>
          <table:table-cell table:number-columns-repeated="2" office:value-type="float" office:value="31006">
            <text:p>31006</text:p>
          </table:table-cell>
        </table:table-row>
        <table:table-row table:style-name="ro1">
          <table:table-cell office:value-type="string">
            <text:p>Gaia</text:p>
          </table:table-cell>
          <table:table-cell office:value-type="float" office:value="2.68">
            <text:p>2,68</text:p>
          </table:table-cell>
          <table:table-cell office:value-type="string">
            <text:p>Armazém</text:p>
          </table:table-cell>
          <table:table-cell office:value-type="string">
            <text:p>192.168.74.81</text:p>
          </table:table-cell>
          <table:table-cell office:value-type="string">
            <text:p>XeroxPhaser3635MFP</text:p>
          </table:table-cell>
          <table:table-cell office:value-type="string">
            <text:p>3832761027</text:p>
          </table:table-cell>
          <table:table-cell/>
          <table:table-cell table:number-columns-repeated="2" office:value-type="float" office:value="29908">
            <text:p>29908</text:p>
          </table:table-cell>
        </table:table-row>
        <table:table-row table:style-name="ro1">
          <table:table-cell office:value-type="string">
            <text:p>Madeira Forum</text:p>
          </table:table-cell>
          <table:table-cell office:value-type="float" office:value="2.67">
            <text:p>2,67</text:p>
          </table:table-cell>
          <table:table-cell office:value-type="string">
            <text:p>Armazém</text:p>
          </table:table-cell>
          <table:table-cell office:value-type="string">
            <text:p>192.168.65.81</text:p>
          </table:table-cell>
          <table:table-cell office:value-type="string">
            <text:p>XeroxPhaser3635MFP</text:p>
          </table:table-cell>
          <table:table-cell office:value-type="string">
            <text:p>3832760080</text:p>
          </table:table-cell>
          <table:table-cell/>
          <table:table-cell table:number-columns-repeated="2" office:value-type="float" office:value="27807">
            <text:p>27807</text:p>
          </table:table-cell>
        </table:table-row>
        <table:table-row table:style-name="ro1">
          <table:table-cell office:value-type="string">
            <text:p>Armazém Cancela</text:p>
          </table:table-cell>
          <table:table-cell/>
          <table:table-cell office:value-type="string">
            <text:p>Armazém</text:p>
          </table:table-cell>
          <table:table-cell office:value-type="string">
            <text:p>192.168.62.81</text:p>
          </table:table-cell>
          <table:table-cell office:value-type="string">
            <text:p>XeroxPhaser3635MFP</text:p>
          </table:table-cell>
          <table:table-cell office:value-type="string">
            <text:p>3832760012</text:p>
          </table:table-cell>
          <table:table-cell/>
          <table:table-cell table:number-columns-repeated="2" office:value-type="float" office:value="24643">
            <text:p>24643</text:p>
          </table:table-cell>
        </table:table-row>
        <table:table-row table:style-name="ro1">
          <table:table-cell office:value-type="string">
            <text:p>Ermesinde</text:p>
          </table:table-cell>
          <table:table-cell office:value-type="float" office:value="2.01">
            <text:p>2,01</text:p>
          </table:table-cell>
          <table:table-cell office:value-type="string">
            <text:p>Armazém</text:p>
          </table:table-cell>
          <table:table-cell office:value-type="string">
            <text:p>192.168.23.81</text:p>
          </table:table-cell>
          <table:table-cell office:value-type="string">
            <text:p>XeroxPhaser3635MFP</text:p>
          </table:table-cell>
          <table:table-cell office:value-type="string">
            <text:p>3832761973</text:p>
          </table:table-cell>
          <table:table-cell/>
          <table:table-cell table:number-columns-repeated="2" office:value-type="float" office:value="21609">
            <text:p>21609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Administração</text:p>
          </table:table-cell>
          <table:table-cell office:value-type="string">
            <text:p>192.168.125.60</text:p>
          </table:table-cell>
          <table:table-cell office:value-type="string">
            <text:p>XeroxPhaser4510</text:p>
          </table:table-cell>
          <table:table-cell table:style-name="Default" office:value-type="string">
            <text:p>ARU335132</text:p>
          </table:table-cell>
          <table:table-cell/>
          <table:table-cell table:number-columns-repeated="2" office:value-type="float" office:value="21168">
            <text:p>21168</text:p>
          </table:table-cell>
        </table:table-row>
        <table:table-row table:style-name="ro1">
          <table:table-cell office:value-type="string">
            <text:p>Caldas</text:p>
          </table:table-cell>
          <table:table-cell office:value-type="float" office:value="2.48">
            <text:p>2,48</text:p>
          </table:table-cell>
          <table:table-cell office:value-type="string">
            <text:p>Armazém</text:p>
          </table:table-cell>
          <table:table-cell office:value-type="string">
            <text:p>192.168.61.81</text:p>
          </table:table-cell>
          <table:table-cell office:value-type="string">
            <text:p>XeroxPhaser3635MFP</text:p>
          </table:table-cell>
          <table:table-cell office:value-type="string">
            <text:p>3832758565</text:p>
          </table:table-cell>
          <table:table-cell/>
          <table:table-cell table:number-columns-repeated="2" office:value-type="float" office:value="17710">
            <text:p>17710</text:p>
          </table:table-cell>
        </table:table-row>
        <table:table-row table:style-name="ro1">
          <table:table-cell office:value-type="string">
            <text:p>Alfragide</text:p>
          </table:table-cell>
          <table:table-cell office:value-type="float" office:value="2.54">
            <text:p>2,54</text:p>
          </table:table-cell>
          <table:table-cell office:value-type="string">
            <text:p>Armazém</text:p>
          </table:table-cell>
          <table:table-cell office:value-type="string">
            <text:p>192.168.24.81</text:p>
          </table:table-cell>
          <table:table-cell office:value-type="string">
            <text:p>XeroxPhaser3635MFP</text:p>
          </table:table-cell>
          <table:table-cell office:value-type="string">
            <text:p>3963199138</text:p>
          </table:table-cell>
          <table:table-cell/>
          <table:table-cell table:number-columns-repeated="2" office:value-type="float" office:value="14558">
            <text:p>14558</text:p>
          </table:table-cell>
        </table:table-row>
        <table:table-row table:style-name="ro1">
          <table:table-cell office:value-type="string">
            <text:p>Barreiro</text:p>
          </table:table-cell>
          <table:table-cell office:value-type="float" office:value="2.91">
            <text:p>2,91</text:p>
          </table:table-cell>
          <table:table-cell office:value-type="string">
            <text:p>Armazém</text:p>
          </table:table-cell>
          <table:table-cell office:value-type="string">
            <text:p>192.168.25.81</text:p>
          </table:table-cell>
          <table:table-cell office:value-type="string">
            <text:p>XeroxPhaser3635MFP</text:p>
          </table:table-cell>
          <table:table-cell office:value-type="string">
            <text:p>3832767335</text:p>
          </table:table-cell>
          <table:table-cell/>
          <table:table-cell table:number-columns-repeated="2" office:value-type="float" office:value="13845">
            <text:p>13845</text:p>
          </table:table-cell>
        </table:table-row>
        <table:table-row table:style-name="ro1">
          <table:table-cell office:value-type="string">
            <text:p>Madeira Cancela</text:p>
          </table:table-cell>
          <table:table-cell office:value-type="float" office:value="2.58">
            <text:p>2,58</text:p>
          </table:table-cell>
          <table:table-cell office:value-type="string">
            <text:p>Armazém</text:p>
          </table:table-cell>
          <table:table-cell office:value-type="string">
            <text:p>192.168.60.81</text:p>
          </table:table-cell>
          <table:table-cell office:value-type="string">
            <text:p>XeroxPhaser3635MFP</text:p>
          </table:table-cell>
          <table:table-cell office:value-type="string">
            <text:p>3832756716</text:p>
          </table:table-cell>
          <table:table-cell/>
          <table:table-cell table:number-columns-repeated="2" office:value-type="float" office:value="11202">
            <text:p>11202</text:p>
          </table:table-cell>
        </table:table-row>
        <table:table-row table:style-name="ro1">
          <table:table-cell office:value-type="string">
            <text:p>Terceira</text:p>
          </table:table-cell>
          <table:table-cell office:value-type="float" office:value="1.98">
            <text:p>1,98</text:p>
          </table:table-cell>
          <table:table-cell office:value-type="string">
            <text:p>Armazém</text:p>
          </table:table-cell>
          <table:table-cell office:value-type="string">
            <text:p>192.168.111.81</text:p>
          </table:table-cell>
          <table:table-cell office:value-type="string">
            <text:p>XeroxPhaser3635MFP</text:p>
          </table:table-cell>
          <table:table-cell office:value-type="string">
            <text:p>3832759863</text:p>
          </table:table-cell>
          <table:table-cell/>
          <table:table-cell table:number-columns-repeated="2" office:value-type="float" office:value="9603">
            <text:p>9603</text:p>
          </table:table-cell>
        </table:table-row>
        <table:table-row table:style-name="ro1">
          <table:table-cell office:value-type="string">
            <text:p>Alfragide</text:p>
          </table:table-cell>
          <table:table-cell office:value-type="float" office:value="2.54">
            <text:p>2,54</text:p>
          </table:table-cell>
          <table:table-cell office:value-type="string">
            <text:p>SPV</text:p>
          </table:table-cell>
          <table:table-cell office:value-type="string">
            <text:p>192.168.24.83</text:p>
          </table:table-cell>
          <table:table-cell office:value-type="string">
            <text:p>XeroxPhaser3635MFP</text:p>
          </table:table-cell>
          <table:table-cell office:value-type="string">
            <text:p>3963253035</text:p>
          </table:table-cell>
          <table:table-cell/>
          <table:table-cell table:number-columns-repeated="2" office:value-type="float" office:value="9247">
            <text:p>9247</text:p>
          </table:table-cell>
        </table:table-row>
        <table:table-row table:style-name="ro1">
          <table:table-cell office:value-type="string">
            <text:p>Mafra</text:p>
          </table:table-cell>
          <table:table-cell/>
          <table:table-cell office:value-type="string">
            <text:p>Loja</text:p>
          </table:table-cell>
          <table:table-cell office:value-type="string">
            <text:p>192.168.28.80</text:p>
          </table:table-cell>
          <table:table-cell office:value-type="string">
            <text:p>XeroxWC7120</text:p>
          </table:table-cell>
          <table:table-cell office:value-type="string">
            <text:p>3322995635</text:p>
          </table:table-cell>
          <table:table-cell office:value-type="float" office:value="4976">
            <text:p>4976</text:p>
          </table:table-cell>
          <table:table-cell office:value-type="float" office:value="3028">
            <text:p>3028</text:p>
          </table:table-cell>
          <table:table-cell office:value-type="float" office:value="8004">
            <text:p>8004</text:p>
          </table:table-cell>
        </table:table-row>
        <table:table-row table:style-name="ro1">
          <table:table-cell office:value-type="string">
            <text:p>Porto De Mos</text:p>
          </table:table-cell>
          <table:table-cell office:value-type="float" office:value="1.28">
            <text:p>1,28</text:p>
          </table:table-cell>
          <table:table-cell office:value-type="string">
            <text:p>Armazém</text:p>
          </table:table-cell>
          <table:table-cell office:value-type="string">
            <text:p>192.168.22.81</text:p>
          </table:table-cell>
          <table:table-cell office:value-type="string">
            <text:p>XeroxPhaser3635MFP</text:p>
          </table:table-cell>
          <table:table-cell office:value-type="string">
            <text:p>3832767378</text:p>
          </table:table-cell>
          <table:table-cell/>
          <table:table-cell table:number-columns-repeated="2" office:value-type="float" office:value="7327">
            <text:p>7327</text:p>
          </table:table-cell>
        </table:table-row>
        <table:table-row table:style-name="ro1">
          <table:table-cell office:value-type="string">
            <text:p>Sintra</text:p>
          </table:table-cell>
          <table:table-cell office:value-type="float" office:value="3.67">
            <text:p>3,67</text:p>
          </table:table-cell>
          <table:table-cell office:value-type="string">
            <text:p>SPV</text:p>
          </table:table-cell>
          <table:table-cell office:value-type="string">
            <text:p>192.168.11.82</text:p>
          </table:table-cell>
          <table:table-cell office:value-type="string">
            <text:p>XeroxPhaser3635MFP</text:p>
          </table:table-cell>
          <table:table-cell office:value-type="string">
            <text:p>3963253043</text:p>
          </table:table-cell>
          <table:table-cell/>
          <table:table-cell table:number-columns-repeated="2" office:value-type="float" office:value="6288">
            <text:p>6288</text:p>
          </table:table-cell>
        </table:table-row>
        <table:table-row table:style-name="ro1">
          <table:table-cell office:value-type="string">
            <text:p>Arcozelo</text:p>
          </table:table-cell>
          <table:table-cell/>
          <table:table-cell office:value-type="string">
            <text:p>AUD/SPV-Sr.Lafayete</text:p>
          </table:table-cell>
          <table:table-cell office:value-type="string">
            <text:p>192.168.125.92</text:p>
          </table:table-cell>
          <table:table-cell office:value-type="string">
            <text:p>XeroxPhaser4510</text:p>
          </table:table-cell>
          <table:table-cell table:style-name="Default" office:value-type="string">
            <text:p>ARU335130</text:p>
          </table:table-cell>
          <table:table-cell/>
          <table:table-cell table:number-columns-repeated="2" office:value-type="float" office:value="4510">
            <text:p>4510</text:p>
          </table:table-cell>
        </table:table-row>
        <table:table-row table:style-name="ro1">
          <table:table-cell office:value-type="string">
            <text:p>Faro</text:p>
          </table:table-cell>
          <table:table-cell office:value-type="float" office:value="3.35">
            <text:p>3,35</text:p>
          </table:table-cell>
          <table:table-cell office:value-type="string">
            <text:p>SPV</text:p>
          </table:table-cell>
          <table:table-cell office:value-type="string">
            <text:p>192.168.127.82</text:p>
          </table:table-cell>
          <table:table-cell office:value-type="string">
            <text:p>XeroxPhaser3635MFP</text:p>
          </table:table-cell>
          <table:table-cell office:value-type="string">
            <text:p>3963253060</text:p>
          </table:table-cell>
          <table:table-cell/>
          <table:table-cell table:number-columns-repeated="2" office:value-type="float" office:value="4306">
            <text:p>4306</text:p>
          </table:table-cell>
        </table:table-row>
        <table:table-row table:style-name="ro1">
          <table:table-cell office:value-type="string">
            <text:p>Alverca</text:p>
          </table:table-cell>
          <table:table-cell office:value-type="float" office:value="1.49">
            <text:p>1,49</text:p>
          </table:table-cell>
          <table:table-cell office:value-type="string">
            <text:p>Armazém</text:p>
          </table:table-cell>
          <table:table-cell office:value-type="string">
            <text:p>192.168.27.81</text:p>
          </table:table-cell>
          <table:table-cell office:value-type="string">
            <text:p>XeroxPhaser3635MFP</text:p>
          </table:table-cell>
          <table:table-cell office:value-type="string">
            <text:p>3963200640</text:p>
          </table:table-cell>
          <table:table-cell/>
          <table:table-cell table:number-columns-repeated="2" office:value-type="float" office:value="2219">
            <text:p>2219</text:p>
          </table:table-cell>
        </table:table-row>
        <table:table-row table:style-name="ro1">
          <table:table-cell office:value-type="string">
            <text:p>Armazém Arcozelo</text:p>
          </table:table-cell>
          <table:table-cell/>
          <table:table-cell office:value-type="string">
            <text:p>Segurança - ARU335131</text:p>
          </table:table-cell>
          <table:table-cell office:value-type="string">
            <text:p>1.1.1.1</text:p>
          </table:table-cell>
          <table:table-cell office:value-type="string">
            <text:p>XeroxPhaser4510</text:p>
          </table:table-cell>
          <table:table-cell table:style-name="Default" office:value-type="string">
            <text:p>Equipamento não responde</text:p>
          </table:table-cell>
          <table:table-cell table:number-columns-repeated="3"/>
        </table:table-row>
        <table:table-row table:style-name="ro1">
          <table:table-cell office:value-type="string">
            <text:p>Mafr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>
            <text:p>Lisboa</text:p>
          </table:table-cell>
          <table:table-cell/>
          <table:table-cell office:value-type="string">
            <text:p>Jodrax</text:p>
          </table:table-cell>
          <table:table-cell office:value-type="string">
            <text:p>1.1.1.1</text:p>
          </table:table-cell>
          <table:table-cell office:value-type="string">
            <text:p>XeroxWorkCentre7345</text:p>
          </table:table-cell>
          <table:table-cell office:value-type="string">
            <text:p>352663006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1.1.1.1</text:p>
          </table:table-cell>
          <table:table-cell office:value-type="string">
            <text:p>XeroxWorkCentre3635</text:p>
          </table:table-cell>
          <table:table-cell office:value-type="string">
            <text:p>3832767386</text:p>
          </table:table-cell>
          <table:table-cell table:number-columns-repeated="3"/>
        </table:table-row>
      </table:table>
      <table:table table:name="Folha3" table:style-name="ta1"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9" table:default-cell-style-name="ce14"/>
        <table:table-column table:style-name="co12" table:default-cell-style-name="ce15"/>
        <table:table-column table:style-name="co9" table:default-cell-style-name="ce13"/>
        <table:table-column table:style-name="co13" table:default-cell-style-name="ce15"/>
        <table:table-column table:style-name="co9" table:default-cell-style-name="ce15"/>
        <table:table-column table:style-name="co14" table:default-cell-style-name="Default"/>
        <table:table-column table:style-name="co9" table:number-columns-repeated="1012" table:default-cell-style-name="Default"/>
        <table:table-row table:style-name="ro2">
          <table:table-cell table:style-name="ce11" office:value-type="string">
            <text:p>Local</text:p>
          </table:table-cell>
          <table:table-cell table:style-name="ce11" office:value-type="string">
            <text:p>Peso</text:p>
          </table:table-cell>
          <table:table-cell table:style-name="ce11" office:value-type="string">
            <text:p>Sector</text:p>
          </table:table-cell>
          <table:table-cell table:style-name="ce11" office:value-type="string">
            <text:p>IP</text:p>
          </table:table-cell>
          <table:table-cell table:style-name="ce11" office:value-type="string">
            <text:p>Modelo</text:p>
          </table:table-cell>
          <table:table-cell table:style-name="ce11" office:value-type="string">
            <text:p>Nº Serie</text:p>
          </table:table-cell>
          <table:table-cell table:style-name="ce11" office:value-type="string">
            <text:p>Contador COR</text:p>
          </table:table-cell>
          <table:table-cell table:style-name="ce11" office:value-type="string">
            <text:p>Media da classe/peso Cor</text:p>
          </table:table-cell>
          <table:table-cell table:style-name="ce11" office:value-type="string">
            <text:p>Contador PB</text:p>
          </table:table-cell>
          <table:table-cell table:style-name="ce11" office:value-type="string">
            <text:p>Media da classe/peso PB</text:p>
          </table:table-cell>
          <table:table-cell table:style-name="ce11" office:value-type="string">
            <text:p>Contador TOTAL</text:p>
          </table:table-cell>
          <table:table-cell table:style-name="ce16" table:number-columns-repeated="1013"/>
        </table:table-row>
        <table:table-row table:style-name="ro1" table:visibility="filter">
          <table:table-cell office:value-type="string">
            <text:p>Marshopping</text:p>
          </table:table-cell>
          <table:table-cell office:value-type="float" office:value="5.34">
            <text:p>5,34</text:p>
          </table:table-cell>
          <table:table-cell office:value-type="string">
            <text:p>Loja</text:p>
          </table:table-cell>
          <table:table-cell office:value-type="string">
            <text:p>192.168.68.80</text:p>
          </table:table-cell>
          <table:table-cell office:value-type="string">
            <text:p>XeroxWorkCentre7242</text:p>
          </table:table-cell>
          <table:table-cell office:value-type="string">
            <text:p>3312626410</text:p>
          </table:table-cell>
          <table:table-cell table:style-name="ce13" office:value-type="float" office:value="245908">
            <text:p>245.908</text:p>
          </table:table-cell>
          <table:table-cell office:value-type="float" office:value="245908">
            <text:p>245.908</text:p>
          </table:table-cell>
          <table:table-cell office:value-type="float" office:value="376902">
            <text:p>376.902</text:p>
          </table:table-cell>
          <table:table-cell office:value-type="float" office:value="167432">
            <text:p>167.432</text:p>
          </table:table-cell>
          <table:table-cell office:value-type="float" office:value="622810">
            <text:p>622.81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arshopping</text:p>
          </table:table-cell>
          <table:table-cell office:value-type="float" office:value="5.34">
            <text:p>5,34</text:p>
          </table:table-cell>
          <table:table-cell office:value-type="string">
            <text:p>SPV</text:p>
          </table:table-cell>
          <table:table-cell office:value-type="string">
            <text:p>192.168.69.132</text:p>
          </table:table-cell>
          <table:table-cell office:value-type="string">
            <text:p>XeroxPhaser3635MFP</text:p>
          </table:table-cell>
          <table:table-cell office:value-type="string">
            <text:p>3832751986</text:p>
          </table:table-cell>
          <table:table-cell table:number-columns-repeated="2"/>
          <table:table-cell office:value-type="float" office:value="77719">
            <text:p>77.719</text:p>
          </table:table-cell>
          <table:table-cell office:value-type="float" office:value="167432">
            <text:p>167.432</text:p>
          </table:table-cell>
          <table:table-cell office:value-type="float" office:value="77719">
            <text:p>77.719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arshopping</text:p>
          </table:table-cell>
          <table:table-cell office:value-type="float" office:value="5.34">
            <text:p>5,34</text:p>
          </table:table-cell>
          <table:table-cell office:value-type="string">
            <text:p>Armazém</text:p>
          </table:table-cell>
          <table:table-cell office:value-type="string">
            <text:p>192.168.69.81</text:p>
          </table:table-cell>
          <table:table-cell office:value-type="string">
            <text:p>XeroxPhaser3635MFP</text:p>
          </table:table-cell>
          <table:table-cell office:value-type="string">
            <text:p>3832761019</text:p>
          </table:table-cell>
          <table:table-cell table:number-columns-repeated="2"/>
          <table:table-cell office:value-type="float" office:value="47677">
            <text:p>47.677</text:p>
          </table:table-cell>
          <table:table-cell office:value-type="float" office:value="167432">
            <text:p>167.432</text:p>
          </table:table-cell>
          <table:table-cell office:value-type="float" office:value="47677">
            <text:p>47.677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Dragão</text:p>
          </table:table-cell>
          <table:table-cell office:value-type="float" office:value="3.96">
            <text:p>3,96</text:p>
          </table:table-cell>
          <table:table-cell office:value-type="string">
            <text:p>Loja</text:p>
          </table:table-cell>
          <table:table-cell office:value-type="string">
            <text:p>192.168.78.80</text:p>
          </table:table-cell>
          <table:table-cell office:value-type="string">
            <text:p>XeroxWorkCentre7242</text:p>
          </table:table-cell>
          <table:table-cell office:value-type="string">
            <text:p>3312728540</text:p>
          </table:table-cell>
          <table:table-cell table:style-name="ce13" office:value-type="float" office:value="232408">
            <text:p>232.408</text:p>
          </table:table-cell>
          <table:table-cell office:value-type="float" office:value="205950">
            <text:p>205.950</text:p>
          </table:table-cell>
          <table:table-cell office:value-type="float" office:value="315117">
            <text:p>315.117</text:p>
          </table:table-cell>
          <table:table-cell office:value-type="float" office:value="143390">
            <text:p>143.390</text:p>
          </table:table-cell>
          <table:table-cell office:value-type="float" office:value="547525">
            <text:p>547.52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Dragão</text:p>
          </table:table-cell>
          <table:table-cell office:value-type="float" office:value="3.96">
            <text:p>3,96</text:p>
          </table:table-cell>
          <table:table-cell office:value-type="string">
            <text:p>SPV</text:p>
          </table:table-cell>
          <table:table-cell office:value-type="string">
            <text:p>192.168.78.82</text:p>
          </table:table-cell>
          <table:table-cell office:value-type="string">
            <text:p>XeroxPhaser3635MFP</text:p>
          </table:table-cell>
          <table:table-cell office:value-type="string">
            <text:p>3832756902</text:p>
          </table:table-cell>
          <table:table-cell table:number-columns-repeated="2"/>
          <table:table-cell office:value-type="float" office:value="73236">
            <text:p>73.236</text:p>
          </table:table-cell>
          <table:table-cell office:value-type="float" office:value="143390">
            <text:p>143.390</text:p>
          </table:table-cell>
          <table:table-cell office:value-type="float" office:value="73236">
            <text:p>73.23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Dragão</text:p>
          </table:table-cell>
          <table:table-cell office:value-type="float" office:value="3.96">
            <text:p>3,96</text:p>
          </table:table-cell>
          <table:table-cell office:value-type="string">
            <text:p>Armazém</text:p>
          </table:table-cell>
          <table:table-cell office:value-type="string">
            <text:p>192.168.78.81</text:p>
          </table:table-cell>
          <table:table-cell office:value-type="string">
            <text:p>XeroxPhaser3635MFP</text:p>
          </table:table-cell>
          <table:table-cell office:value-type="string">
            <text:p>3832761108</text:p>
          </table:table-cell>
          <table:table-cell table:number-columns-repeated="2"/>
          <table:table-cell office:value-type="float" office:value="43737">
            <text:p>43.737</text:p>
          </table:table-cell>
          <table:table-cell office:value-type="float" office:value="143390">
            <text:p>143.390</text:p>
          </table:table-cell>
          <table:table-cell office:value-type="float" office:value="43737">
            <text:p>43.737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intra</text:p>
          </table:table-cell>
          <table:table-cell office:value-type="float" office:value="3.61">
            <text:p>3,61</text:p>
          </table:table-cell>
          <table:table-cell office:value-type="string">
            <text:p>Loja</text:p>
          </table:table-cell>
          <table:table-cell office:value-type="string">
            <text:p>192.168.11.80</text:p>
          </table:table-cell>
          <table:table-cell office:value-type="string">
            <text:p>XeroxWorkCentre7232</text:p>
          </table:table-cell>
          <table:table-cell office:value-type="string">
            <text:p>3312775963</text:p>
          </table:table-cell>
          <table:table-cell table:style-name="ce13" office:value-type="float" office:value="274563">
            <text:p>274.563</text:p>
          </table:table-cell>
          <table:table-cell office:value-type="float" office:value="205950">
            <text:p>205.950</text:p>
          </table:table-cell>
          <table:table-cell office:value-type="float" office:value="359364">
            <text:p>359.364</text:p>
          </table:table-cell>
          <table:table-cell office:value-type="float" office:value="143390">
            <text:p>143.390</text:p>
          </table:table-cell>
          <table:table-cell office:value-type="float" office:value="633927">
            <text:p>633.927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intra</text:p>
          </table:table-cell>
          <table:table-cell office:value-type="float" office:value="3.61">
            <text:p>3,61</text:p>
          </table:table-cell>
          <table:table-cell office:value-type="string">
            <text:p>Armazém</text:p>
          </table:table-cell>
          <table:table-cell office:value-type="string">
            <text:p>192.168.11.81</text:p>
          </table:table-cell>
          <table:table-cell office:value-type="string">
            <text:p>XeroxPhaser3635MFP</text:p>
          </table:table-cell>
          <table:table-cell office:value-type="string">
            <text:p>3832759081</text:p>
          </table:table-cell>
          <table:table-cell table:number-columns-repeated="2"/>
          <table:table-cell office:value-type="float" office:value="77042">
            <text:p>77.042</text:p>
          </table:table-cell>
          <table:table-cell office:value-type="float" office:value="143390">
            <text:p>143.390</text:p>
          </table:table-cell>
          <table:table-cell office:value-type="float" office:value="77042">
            <text:p>77.04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intra</text:p>
          </table:table-cell>
          <table:table-cell office:value-type="float" office:value="3.61">
            <text:p>3,61</text:p>
          </table:table-cell>
          <table:table-cell office:value-type="string">
            <text:p>SPV</text:p>
          </table:table-cell>
          <table:table-cell office:value-type="string">
            <text:p>192.168.11.82</text:p>
          </table:table-cell>
          <table:table-cell office:value-type="string">
            <text:p>XeroxPhaser3635MFP</text:p>
          </table:table-cell>
          <table:table-cell office:value-type="string">
            <text:p>3963253043</text:p>
          </table:table-cell>
          <table:table-cell table:number-columns-repeated="2"/>
          <table:table-cell office:value-type="float" office:value="6291">
            <text:p>6.291</text:p>
          </table:table-cell>
          <table:table-cell office:value-type="float" office:value="143390">
            <text:p>143.390</text:p>
          </table:table-cell>
          <table:table-cell office:value-type="float" office:value="6291">
            <text:p>6.29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. Miguel</text:p>
          </table:table-cell>
          <table:table-cell office:value-type="float" office:value="3.55">
            <text:p>3,55</text:p>
          </table:table-cell>
          <table:table-cell office:value-type="string">
            <text:p>Loja</text:p>
          </table:table-cell>
          <table:table-cell office:value-type="string">
            <text:p>192.168.40.80</text:p>
          </table:table-cell>
          <table:table-cell office:value-type="string">
            <text:p>XeroxWorkCentre7242</text:p>
          </table:table-cell>
          <table:table-cell office:value-type="string">
            <text:p>3312818255</text:p>
          </table:table-cell>
          <table:table-cell table:style-name="ce13" office:value-type="float" office:value="186829">
            <text:p>186.829</text:p>
          </table:table-cell>
          <table:table-cell office:value-type="float" office:value="205950">
            <text:p>205.950</text:p>
          </table:table-cell>
          <table:table-cell office:value-type="float" office:value="279601">
            <text:p>279.601</text:p>
          </table:table-cell>
          <table:table-cell office:value-type="float" office:value="143390">
            <text:p>143.390</text:p>
          </table:table-cell>
          <table:table-cell office:value-type="float" office:value="466430">
            <text:p>466.43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. Miguel</text:p>
          </table:table-cell>
          <table:table-cell office:value-type="float" office:value="3.55">
            <text:p>3,55</text:p>
          </table:table-cell>
          <table:table-cell office:value-type="string">
            <text:p>Armazém</text:p>
          </table:table-cell>
          <table:table-cell office:value-type="string">
            <text:p>192.168.40.81</text:p>
          </table:table-cell>
          <table:table-cell office:value-type="string">
            <text:p>XeroxPhaser3635MFP</text:p>
          </table:table-cell>
          <table:table-cell office:value-type="string">
            <text:p>3832767343</text:p>
          </table:table-cell>
          <table:table-cell table:number-columns-repeated="2"/>
          <table:table-cell office:value-type="float" office:value="39630">
            <text:p>39.630</text:p>
          </table:table-cell>
          <table:table-cell office:value-type="float" office:value="143390">
            <text:p>143.390</text:p>
          </table:table-cell>
          <table:table-cell office:value-type="float" office:value="39630">
            <text:p>39.63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aia</text:p>
          </table:table-cell>
          <table:table-cell office:value-type="float" office:value="3.39">
            <text:p>3,39</text:p>
          </table:table-cell>
          <table:table-cell office:value-type="string">
            <text:p>Loja</text:p>
          </table:table-cell>
          <table:table-cell office:value-type="string">
            <text:p>192.168.73.80</text:p>
          </table:table-cell>
          <table:table-cell office:value-type="string">
            <text:p>XeroxWorkCentre7242</text:p>
          </table:table-cell>
          <table:table-cell office:value-type="string">
            <text:p>3312839597</text:p>
          </table:table-cell>
          <table:table-cell table:style-name="ce13" office:value-type="float" office:value="309618">
            <text:p>309.618</text:p>
          </table:table-cell>
          <table:table-cell office:value-type="float" office:value="205950">
            <text:p>205.950</text:p>
          </table:table-cell>
          <table:table-cell office:value-type="float" office:value="415543">
            <text:p>415.543</text:p>
          </table:table-cell>
          <table:table-cell office:value-type="float" office:value="143390">
            <text:p>143.390</text:p>
          </table:table-cell>
          <table:table-cell office:value-type="float" office:value="725161">
            <text:p>725.16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aia</text:p>
          </table:table-cell>
          <table:table-cell office:value-type="float" office:value="3.39">
            <text:p>3,39</text:p>
          </table:table-cell>
          <table:table-cell office:value-type="string">
            <text:p>TIC</text:p>
          </table:table-cell>
          <table:table-cell office:value-type="string">
            <text:p>192.168.72.86</text:p>
          </table:table-cell>
          <table:table-cell office:value-type="string">
            <text:p>XeroxWorkCentre7232</text:p>
          </table:table-cell>
          <table:table-cell office:value-type="string">
            <text:p>3312631570</text:p>
          </table:table-cell>
          <table:table-cell table:style-name="ce13" office:value-type="float" office:value="47132">
            <text:p>47.132</text:p>
          </table:table-cell>
          <table:table-cell office:value-type="float" office:value="205950">
            <text:p>205.950</text:p>
          </table:table-cell>
          <table:table-cell office:value-type="float" office:value="91638">
            <text:p>91.638</text:p>
          </table:table-cell>
          <table:table-cell office:value-type="float" office:value="143390">
            <text:p>143.390</text:p>
          </table:table-cell>
          <table:table-cell office:value-type="float" office:value="138770">
            <text:p>138.77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aia</text:p>
          </table:table-cell>
          <table:table-cell office:value-type="float" office:value="3.39">
            <text:p>3,39</text:p>
          </table:table-cell>
          <table:table-cell office:value-type="string">
            <text:p>Armazém</text:p>
          </table:table-cell>
          <table:table-cell office:value-type="string">
            <text:p>192.168.73.82</text:p>
          </table:table-cell>
          <table:table-cell office:value-type="string">
            <text:p>XeroxPhaser3635MFP</text:p>
          </table:table-cell>
          <table:table-cell office:value-type="string">
            <text:p>3832759685</text:p>
          </table:table-cell>
          <table:table-cell table:number-columns-repeated="2"/>
          <table:table-cell office:value-type="float" office:value="53653">
            <text:p>53.653</text:p>
          </table:table-cell>
          <table:table-cell office:value-type="float" office:value="143390">
            <text:p>143.390</text:p>
          </table:table-cell>
          <table:table-cell office:value-type="float" office:value="53653">
            <text:p>53.65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Faro</text:p>
          </table:table-cell>
          <table:table-cell office:value-type="float" office:value="3.28">
            <text:p>3,28</text:p>
          </table:table-cell>
          <table:table-cell office:value-type="string">
            <text:p>Loja</text:p>
          </table:table-cell>
          <table:table-cell office:value-type="string">
            <text:p>192.168.127.80</text:p>
          </table:table-cell>
          <table:table-cell office:value-type="string">
            <text:p>XeroxWorkCentre7232</text:p>
          </table:table-cell>
          <table:table-cell office:value-type="string">
            <text:p>3312839260</text:p>
          </table:table-cell>
          <table:table-cell table:style-name="ce13" office:value-type="float" office:value="180462">
            <text:p>180.462</text:p>
          </table:table-cell>
          <table:table-cell office:value-type="float" office:value="205950">
            <text:p>205.950</text:p>
          </table:table-cell>
          <table:table-cell office:value-type="float" office:value="216616">
            <text:p>216.616</text:p>
          </table:table-cell>
          <table:table-cell office:value-type="float" office:value="143390">
            <text:p>143.390</text:p>
          </table:table-cell>
          <table:table-cell office:value-type="float" office:value="397078">
            <text:p>397.07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Faro</text:p>
          </table:table-cell>
          <table:table-cell office:value-type="float" office:value="3.28">
            <text:p>3,28</text:p>
          </table:table-cell>
          <table:table-cell office:value-type="string">
            <text:p>Armazém</text:p>
          </table:table-cell>
          <table:table-cell office:value-type="string">
            <text:p>192.168.127.81</text:p>
          </table:table-cell>
          <table:table-cell office:value-type="string">
            <text:p>XeroxPhaser3635MFP</text:p>
          </table:table-cell>
          <table:table-cell office:value-type="string">
            <text:p>3832753105</text:p>
          </table:table-cell>
          <table:table-cell table:number-columns-repeated="2"/>
          <table:table-cell office:value-type="float" office:value="50084">
            <text:p>50.084</text:p>
          </table:table-cell>
          <table:table-cell office:value-type="float" office:value="143390">
            <text:p>143.390</text:p>
          </table:table-cell>
          <table:table-cell office:value-type="float" office:value="50084">
            <text:p>50.084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Faro</text:p>
          </table:table-cell>
          <table:table-cell office:value-type="float" office:value="3.28">
            <text:p>3,28</text:p>
          </table:table-cell>
          <table:table-cell office:value-type="string">
            <text:p>SPV</text:p>
          </table:table-cell>
          <table:table-cell office:value-type="string">
            <text:p>192.168.127.82</text:p>
          </table:table-cell>
          <table:table-cell office:value-type="string">
            <text:p>XeroxPhaser3635MFP</text:p>
          </table:table-cell>
          <table:table-cell office:value-type="string">
            <text:p>3963253060</text:p>
          </table:table-cell>
          <table:table-cell table:number-columns-repeated="2"/>
          <table:table-cell office:value-type="float" office:value="4306">
            <text:p>4.306</text:p>
          </table:table-cell>
          <table:table-cell office:value-type="float" office:value="143390">
            <text:p>143.390</text:p>
          </table:table-cell>
          <table:table-cell office:value-type="float" office:value="4306">
            <text:p>4.30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seu</text:p>
          </table:table-cell>
          <table:table-cell office:value-type="float" office:value="3.17">
            <text:p>3,17</text:p>
          </table:table-cell>
          <table:table-cell office:value-type="string">
            <text:p>Loja</text:p>
          </table:table-cell>
          <table:table-cell office:value-type="string">
            <text:p>192.168.56.80</text:p>
          </table:table-cell>
          <table:table-cell office:value-type="string">
            <text:p>XeroxWorkCentre7232</text:p>
          </table:table-cell>
          <table:table-cell office:value-type="string">
            <text:p>3312836105</text:p>
          </table:table-cell>
          <table:table-cell table:style-name="ce13" office:value-type="float" office:value="210644">
            <text:p>210.644</text:p>
          </table:table-cell>
          <table:table-cell office:value-type="float" office:value="205950">
            <text:p>205.950</text:p>
          </table:table-cell>
          <table:table-cell office:value-type="float" office:value="215506">
            <text:p>215.506</text:p>
          </table:table-cell>
          <table:table-cell office:value-type="float" office:value="143390">
            <text:p>143.390</text:p>
          </table:table-cell>
          <table:table-cell office:value-type="float" office:value="426150">
            <text:p>426.15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seu</text:p>
          </table:table-cell>
          <table:table-cell office:value-type="float" office:value="3.17">
            <text:p>3,17</text:p>
          </table:table-cell>
          <table:table-cell office:value-type="string">
            <text:p>Armazém</text:p>
          </table:table-cell>
          <table:table-cell office:value-type="string">
            <text:p>192.168.56.81</text:p>
          </table:table-cell>
          <table:table-cell office:value-type="string">
            <text:p>XeroxPhaser3635MFP</text:p>
          </table:table-cell>
          <table:table-cell office:value-type="string">
            <text:p>3832752699</text:p>
          </table:table-cell>
          <table:table-cell table:number-columns-repeated="2"/>
          <table:table-cell office:value-type="float" office:value="52886">
            <text:p>52.886</text:p>
          </table:table-cell>
          <table:table-cell office:value-type="float" office:value="143390">
            <text:p>143.390</text:p>
          </table:table-cell>
          <table:table-cell office:value-type="float" office:value="52886">
            <text:p>52.88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Olivais</text:p>
          </table:table-cell>
          <table:table-cell office:value-type="float" office:value="2.87">
            <text:p>2,87</text:p>
          </table:table-cell>
          <table:table-cell office:value-type="string">
            <text:p>Loja</text:p>
          </table:table-cell>
          <table:table-cell office:value-type="string">
            <text:p>192.168.59.80</text:p>
          </table:table-cell>
          <table:table-cell office:value-type="string">
            <text:p>XeroxWorkCentre7242</text:p>
          </table:table-cell>
          <table:table-cell office:value-type="string">
            <text:p>3312862602</text:p>
          </table:table-cell>
          <table:table-cell table:style-name="ce13" office:value-type="float" office:value="201275">
            <text:p>201.275</text:p>
          </table:table-cell>
          <table:table-cell office:value-type="float" office:value="197432">
            <text:p>197.432</text:p>
          </table:table-cell>
          <table:table-cell office:value-type="float" office:value="242303">
            <text:p>242.303</text:p>
          </table:table-cell>
          <table:table-cell office:value-type="float" office:value="132083">
            <text:p>132.083</text:p>
          </table:table-cell>
          <table:table-cell office:value-type="float" office:value="443578">
            <text:p>443.578</text:p>
          </table:table-cell>
          <table:table-cell table:number-columns-repeated="1013"/>
        </table:table-row>
        <table:table-row table:style-name="ro1">
          <table:table-cell office:value-type="string">
            <text:p>Barreiro</text:p>
          </table:table-cell>
          <table:table-cell office:value-type="float" office:value="2.87">
            <text:p>2,87</text:p>
          </table:table-cell>
          <table:table-cell office:value-type="string">
            <text:p>Loja</text:p>
          </table:table-cell>
          <table:table-cell office:value-type="string">
            <text:p>192.168.25.80</text:p>
          </table:table-cell>
          <table:table-cell office:value-type="string">
            <text:p>XeroxWC7120</text:p>
          </table:table-cell>
          <table:table-cell office:value-type="string">
            <text:p>3320044315</text:p>
          </table:table-cell>
          <table:table-cell table:style-name="ce13" office:value-type="float" office:value="86272">
            <text:p>86.272</text:p>
          </table:table-cell>
          <table:table-cell office:value-type="float" office:value="197432">
            <text:p>197.432</text:p>
          </table:table-cell>
          <table:table-cell office:value-type="float" office:value="65551">
            <text:p>65.551</text:p>
          </table:table-cell>
          <table:table-cell office:value-type="float" office:value="132083">
            <text:p>132.083</text:p>
          </table:table-cell>
          <table:table-cell office:value-type="float" office:value="151823">
            <text:p>151.82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Olivais</text:p>
          </table:table-cell>
          <table:table-cell office:value-type="float" office:value="2.87">
            <text:p>2,87</text:p>
          </table:table-cell>
          <table:table-cell office:value-type="string">
            <text:p>Armazém</text:p>
          </table:table-cell>
          <table:table-cell office:value-type="string">
            <text:p>192.168.59.81</text:p>
          </table:table-cell>
          <table:table-cell office:value-type="string">
            <text:p>XeroxPhaser3635MFP</text:p>
          </table:table-cell>
          <table:table-cell office:value-type="string">
            <text:p>3832752761</text:p>
          </table:table-cell>
          <table:table-cell table:number-columns-repeated="2"/>
          <table:table-cell office:value-type="float" office:value="82943">
            <text:p>82.943</text:p>
          </table:table-cell>
          <table:table-cell office:value-type="float" office:value="132083">
            <text:p>132.083</text:p>
          </table:table-cell>
          <table:table-cell office:value-type="float" office:value="82943">
            <text:p>82.94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Barreiro</text:p>
          </table:table-cell>
          <table:table-cell office:value-type="float" office:value="2.87">
            <text:p>2,87</text:p>
          </table:table-cell>
          <table:table-cell office:value-type="string">
            <text:p>Armazém</text:p>
          </table:table-cell>
          <table:table-cell office:value-type="string">
            <text:p>192.168.25.81</text:p>
          </table:table-cell>
          <table:table-cell office:value-type="string">
            <text:p>XeroxPhaser3635MFP</text:p>
          </table:table-cell>
          <table:table-cell office:value-type="string">
            <text:p>3832767335</text:p>
          </table:table-cell>
          <table:table-cell table:number-columns-repeated="2"/>
          <table:table-cell office:value-type="float" office:value="13845">
            <text:p>13.845</text:p>
          </table:table-cell>
          <table:table-cell office:value-type="float" office:value="132083">
            <text:p>132.083</text:p>
          </table:table-cell>
          <table:table-cell office:value-type="float" office:value="13845">
            <text:p>13.84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Loures</text:p>
          </table:table-cell>
          <table:table-cell office:value-type="float" office:value="2.86">
            <text:p>2,86</text:p>
          </table:table-cell>
          <table:table-cell office:value-type="string">
            <text:p>Loja</text:p>
          </table:table-cell>
          <table:table-cell office:value-type="string">
            <text:p>192.168.26.80</text:p>
          </table:table-cell>
          <table:table-cell office:value-type="string">
            <text:p>XeroxWorkCentre7242</text:p>
          </table:table-cell>
          <table:table-cell office:value-type="string">
            <text:p>3312705990</text:p>
          </table:table-cell>
          <table:table-cell table:style-name="ce13" office:value-type="float" office:value="224455">
            <text:p>224.455</text:p>
          </table:table-cell>
          <table:table-cell office:value-type="float" office:value="197432">
            <text:p>197.432</text:p>
          </table:table-cell>
          <table:table-cell office:value-type="float" office:value="220728">
            <text:p>220.728</text:p>
          </table:table-cell>
          <table:table-cell office:value-type="float" office:value="132083">
            <text:p>132.083</text:p>
          </table:table-cell>
          <table:table-cell office:value-type="float" office:value="445183">
            <text:p>445.18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Loures</text:p>
          </table:table-cell>
          <table:table-cell office:value-type="float" office:value="2.86">
            <text:p>2,86</text:p>
          </table:table-cell>
          <table:table-cell office:value-type="string">
            <text:p>Armazém</text:p>
          </table:table-cell>
          <table:table-cell office:value-type="string">
            <text:p>192.168.26.81</text:p>
          </table:table-cell>
          <table:table-cell office:value-type="string">
            <text:p>XeroxPhaser3635MFP</text:p>
          </table:table-cell>
          <table:table-cell office:value-type="string">
            <text:p>3832753121</text:p>
          </table:table-cell>
          <table:table-cell table:number-columns-repeated="2"/>
          <table:table-cell office:value-type="float" office:value="63777">
            <text:p>63.777</text:p>
          </table:table-cell>
          <table:table-cell office:value-type="float" office:value="132083">
            <text:p>132.083</text:p>
          </table:table-cell>
          <table:table-cell office:value-type="float" office:value="63777">
            <text:p>63.777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veiro II</text:p>
          </table:table-cell>
          <table:table-cell office:value-type="float" office:value="2.79">
            <text:p>2,79</text:p>
          </table:table-cell>
          <table:table-cell office:value-type="string">
            <text:p>Loja</text:p>
          </table:table-cell>
          <table:table-cell office:value-type="string">
            <text:p>192.168.52.80</text:p>
          </table:table-cell>
          <table:table-cell office:value-type="string">
            <text:p>XeroxWorkCentre7242</text:p>
          </table:table-cell>
          <table:table-cell office:value-type="string">
            <text:p>3312818433</text:p>
          </table:table-cell>
          <table:table-cell table:style-name="ce13" office:value-type="float" office:value="193102">
            <text:p>193.102</text:p>
          </table:table-cell>
          <table:table-cell office:value-type="float" office:value="197432">
            <text:p>197.432</text:p>
          </table:table-cell>
          <table:table-cell office:value-type="float" office:value="257323">
            <text:p>257.323</text:p>
          </table:table-cell>
          <table:table-cell office:value-type="float" office:value="132083">
            <text:p>132.083</text:p>
          </table:table-cell>
          <table:table-cell office:value-type="float" office:value="450425">
            <text:p>450.42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veiro II</text:p>
          </table:table-cell>
          <table:table-cell office:value-type="float" office:value="2.79">
            <text:p>2,79</text:p>
          </table:table-cell>
          <table:table-cell office:value-type="string">
            <text:p>Armazém</text:p>
          </table:table-cell>
          <table:table-cell office:value-type="string">
            <text:p>192.168.52.81</text:p>
          </table:table-cell>
          <table:table-cell office:value-type="string">
            <text:p>XeroxPhaser3635MFP</text:p>
          </table:table-cell>
          <table:table-cell office:value-type="string">
            <text:p>3832753067</text:p>
          </table:table-cell>
          <table:table-cell table:number-columns-repeated="2"/>
          <table:table-cell office:value-type="float" office:value="60836">
            <text:p>60.836</text:p>
          </table:table-cell>
          <table:table-cell office:value-type="float" office:value="132083">
            <text:p>132.083</text:p>
          </table:table-cell>
          <table:table-cell office:value-type="float" office:value="60836">
            <text:p>60.83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Gaia</text:p>
          </table:table-cell>
          <table:table-cell office:value-type="float" office:value="2.65">
            <text:p>2,65</text:p>
          </table:table-cell>
          <table:table-cell office:value-type="string">
            <text:p>Loja</text:p>
          </table:table-cell>
          <table:table-cell office:value-type="string">
            <text:p>192.168.74.80</text:p>
          </table:table-cell>
          <table:table-cell office:value-type="string">
            <text:p>XeroxWorkCentre7242</text:p>
          </table:table-cell>
          <table:table-cell office:value-type="string">
            <text:p>3312730200</text:p>
          </table:table-cell>
          <table:table-cell table:style-name="ce13" office:value-type="float" office:value="209898">
            <text:p>209.898</text:p>
          </table:table-cell>
          <table:table-cell office:value-type="float" office:value="197432">
            <text:p>197.432</text:p>
          </table:table-cell>
          <table:table-cell office:value-type="float" office:value="238761">
            <text:p>238.761</text:p>
          </table:table-cell>
          <table:table-cell office:value-type="float" office:value="132083">
            <text:p>132.083</text:p>
          </table:table-cell>
          <table:table-cell office:value-type="float" office:value="448659">
            <text:p>448.659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Gaia</text:p>
          </table:table-cell>
          <table:table-cell office:value-type="float" office:value="2.65">
            <text:p>2,65</text:p>
          </table:table-cell>
          <table:table-cell office:value-type="string">
            <text:p>Armazém</text:p>
          </table:table-cell>
          <table:table-cell office:value-type="string">
            <text:p>192.168.74.81</text:p>
          </table:table-cell>
          <table:table-cell office:value-type="string">
            <text:p>XeroxPhaser3635MFP</text:p>
          </table:table-cell>
          <table:table-cell office:value-type="string">
            <text:p>3832761027</text:p>
          </table:table-cell>
          <table:table-cell table:number-columns-repeated="2"/>
          <table:table-cell office:value-type="float" office:value="29908">
            <text:p>29.908</text:p>
          </table:table-cell>
          <table:table-cell office:value-type="float" office:value="132083">
            <text:p>132.083</text:p>
          </table:table-cell>
          <table:table-cell office:value-type="float" office:value="29908">
            <text:p>29.90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ondego</text:p>
          </table:table-cell>
          <table:table-cell office:value-type="float" office:value="2.64">
            <text:p>2,64</text:p>
          </table:table-cell>
          <table:table-cell office:value-type="string">
            <text:p>Loja</text:p>
          </table:table-cell>
          <table:table-cell office:value-type="string">
            <text:p>192.168.30.80</text:p>
          </table:table-cell>
          <table:table-cell office:value-type="string">
            <text:p>XeroxWorkCentre7242</text:p>
          </table:table-cell>
          <table:table-cell office:value-type="string">
            <text:p>3312818000</text:p>
          </table:table-cell>
          <table:table-cell table:style-name="ce13" office:value-type="float" office:value="162214">
            <text:p>162.214</text:p>
          </table:table-cell>
          <table:table-cell office:value-type="float" office:value="197432">
            <text:p>197.432</text:p>
          </table:table-cell>
          <table:table-cell office:value-type="float" office:value="157597">
            <text:p>157.597</text:p>
          </table:table-cell>
          <table:table-cell office:value-type="float" office:value="132083">
            <text:p>132.083</text:p>
          </table:table-cell>
          <table:table-cell office:value-type="float" office:value="319811">
            <text:p>319.81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ondego</text:p>
          </table:table-cell>
          <table:table-cell office:value-type="float" office:value="2.64">
            <text:p>2,64</text:p>
          </table:table-cell>
          <table:table-cell office:value-type="string">
            <text:p>Armazém</text:p>
          </table:table-cell>
          <table:table-cell office:value-type="string">
            <text:p>192.168.30.81</text:p>
          </table:table-cell>
          <table:table-cell office:value-type="string">
            <text:p>XeroxPhaser3635MFP</text:p>
          </table:table-cell>
          <table:table-cell office:value-type="string">
            <text:p>3832753040</text:p>
          </table:table-cell>
          <table:table-cell table:number-columns-repeated="2"/>
          <table:table-cell office:value-type="float" office:value="62741">
            <text:p>62.741</text:p>
          </table:table-cell>
          <table:table-cell office:value-type="float" office:value="132083">
            <text:p>132.083</text:p>
          </table:table-cell>
          <table:table-cell office:value-type="float" office:value="62741">
            <text:p>62.74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adeira Forum</text:p>
          </table:table-cell>
          <table:table-cell office:value-type="float" office:value="2.6">
            <text:p>2,6</text:p>
          </table:table-cell>
          <table:table-cell office:value-type="string">
            <text:p>Loja</text:p>
          </table:table-cell>
          <table:table-cell office:value-type="string">
            <text:p>192.168.65.80</text:p>
          </table:table-cell>
          <table:table-cell office:value-type="string">
            <text:p>XeroxWorkCentre7242</text:p>
          </table:table-cell>
          <table:table-cell office:value-type="string">
            <text:p>3312800151</text:p>
          </table:table-cell>
          <table:table-cell table:style-name="ce13" office:value-type="float" office:value="218220">
            <text:p>218.220</text:p>
          </table:table-cell>
          <table:table-cell office:value-type="float" office:value="197432">
            <text:p>197.432</text:p>
          </table:table-cell>
          <table:table-cell office:value-type="float" office:value="263500">
            <text:p>263.500</text:p>
          </table:table-cell>
          <table:table-cell office:value-type="float" office:value="132083">
            <text:p>132.083</text:p>
          </table:table-cell>
          <table:table-cell office:value-type="float" office:value="481720">
            <text:p>481.72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Portimão</text:p>
          </table:table-cell>
          <table:table-cell office:value-type="float" office:value="2.6">
            <text:p>2,6</text:p>
          </table:table-cell>
          <table:table-cell office:value-type="string">
            <text:p>Loja</text:p>
          </table:table-cell>
          <table:table-cell office:value-type="string">
            <text:p>192.168.117.80</text:p>
          </table:table-cell>
          <table:table-cell office:value-type="string">
            <text:p>XeroxWorkCentre7232</text:p>
          </table:table-cell>
          <table:table-cell office:value-type="string">
            <text:p>3312779489</text:p>
          </table:table-cell>
          <table:table-cell table:style-name="ce13" office:value-type="float" office:value="165339">
            <text:p>165.339</text:p>
          </table:table-cell>
          <table:table-cell office:value-type="float" office:value="197432">
            <text:p>197.432</text:p>
          </table:table-cell>
          <table:table-cell office:value-type="float" office:value="251732">
            <text:p>251.732</text:p>
          </table:table-cell>
          <table:table-cell office:value-type="float" office:value="132083">
            <text:p>132.083</text:p>
          </table:table-cell>
          <table:table-cell office:value-type="float" office:value="417071">
            <text:p>417.07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Portimão</text:p>
          </table:table-cell>
          <table:table-cell office:value-type="float" office:value="2.6">
            <text:p>2,6</text:p>
          </table:table-cell>
          <table:table-cell office:value-type="string">
            <text:p>Armazém</text:p>
          </table:table-cell>
          <table:table-cell office:value-type="string">
            <text:p>192.168.117.81</text:p>
          </table:table-cell>
          <table:table-cell office:value-type="string">
            <text:p>XeroxPhaser3635MFP</text:p>
          </table:table-cell>
          <table:table-cell office:value-type="string">
            <text:p>3832759120</text:p>
          </table:table-cell>
          <table:table-cell table:number-columns-repeated="2"/>
          <table:table-cell office:value-type="float" office:value="96300">
            <text:p>96.300</text:p>
          </table:table-cell>
          <table:table-cell office:value-type="float" office:value="132083">
            <text:p>132.083</text:p>
          </table:table-cell>
          <table:table-cell office:value-type="float" office:value="96300">
            <text:p>96.30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adeira Forum</text:p>
          </table:table-cell>
          <table:table-cell office:value-type="float" office:value="2.6">
            <text:p>2,6</text:p>
          </table:table-cell>
          <table:table-cell office:value-type="string">
            <text:p>Armazém</text:p>
          </table:table-cell>
          <table:table-cell office:value-type="string">
            <text:p>192.168.65.81</text:p>
          </table:table-cell>
          <table:table-cell office:value-type="string">
            <text:p>XeroxPhaser3635MFP</text:p>
          </table:table-cell>
          <table:table-cell office:value-type="string">
            <text:p>3832760080</text:p>
          </table:table-cell>
          <table:table-cell table:number-columns-repeated="2"/>
          <table:table-cell office:value-type="float" office:value="27808">
            <text:p>27.808</text:p>
          </table:table-cell>
          <table:table-cell office:value-type="float" office:value="132083">
            <text:p>132.083</text:p>
          </table:table-cell>
          <table:table-cell office:value-type="float" office:value="27808">
            <text:p>27.80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Braga</text:p>
          </table:table-cell>
          <table:table-cell office:value-type="float" office:value="2.58">
            <text:p>2,58</text:p>
          </table:table-cell>
          <table:table-cell office:value-type="string">
            <text:p>Loja</text:p>
          </table:table-cell>
          <table:table-cell office:value-type="string">
            <text:p>192.168.70.80</text:p>
          </table:table-cell>
          <table:table-cell office:value-type="string">
            <text:p>XeroxWorkCentre7232</text:p>
          </table:table-cell>
          <table:table-cell office:value-type="string">
            <text:p>3312776439</text:p>
          </table:table-cell>
          <table:table-cell table:style-name="ce13" office:value-type="float" office:value="221956">
            <text:p>221.956</text:p>
          </table:table-cell>
          <table:table-cell office:value-type="float" office:value="197432">
            <text:p>197.432</text:p>
          </table:table-cell>
          <table:table-cell office:value-type="float" office:value="317579">
            <text:p>317.579</text:p>
          </table:table-cell>
          <table:table-cell office:value-type="float" office:value="132083">
            <text:p>132.083</text:p>
          </table:table-cell>
          <table:table-cell office:value-type="float" office:value="539535">
            <text:p>539.53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Fórum Coimbra</text:p>
          </table:table-cell>
          <table:table-cell office:value-type="float" office:value="2.58">
            <text:p>2,58</text:p>
          </table:table-cell>
          <table:table-cell office:value-type="string">
            <text:p>Loja</text:p>
          </table:table-cell>
          <table:table-cell office:value-type="string">
            <text:p>192.168.115.80</text:p>
          </table:table-cell>
          <table:table-cell office:value-type="string">
            <text:p>XeroxWorkCentre7232</text:p>
          </table:table-cell>
          <table:table-cell office:value-type="string">
            <text:p>3312839660</text:p>
          </table:table-cell>
          <table:table-cell table:style-name="ce13" office:value-type="float" office:value="192489">
            <text:p>192.489</text:p>
          </table:table-cell>
          <table:table-cell office:value-type="float" office:value="197432">
            <text:p>197.432</text:p>
          </table:table-cell>
          <table:table-cell office:value-type="float" office:value="166906">
            <text:p>166.906</text:p>
          </table:table-cell>
          <table:table-cell office:value-type="float" office:value="132083">
            <text:p>132.083</text:p>
          </table:table-cell>
          <table:table-cell office:value-type="float" office:value="359395">
            <text:p>359.39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Fórum Coimbra</text:p>
          </table:table-cell>
          <table:table-cell office:value-type="float" office:value="2.58">
            <text:p>2,58</text:p>
          </table:table-cell>
          <table:table-cell office:value-type="string">
            <text:p>Armazém</text:p>
          </table:table-cell>
          <table:table-cell office:value-type="string">
            <text:p>192.168.115.81</text:p>
          </table:table-cell>
          <table:table-cell office:value-type="string">
            <text:p>XeroxPhaser3635MFP</text:p>
          </table:table-cell>
          <table:table-cell office:value-type="string">
            <text:p>3832752729</text:p>
          </table:table-cell>
          <table:table-cell table:number-columns-repeated="2"/>
          <table:table-cell office:value-type="float" office:value="41120">
            <text:p>41.120</text:p>
          </table:table-cell>
          <table:table-cell office:value-type="float" office:value="132083">
            <text:p>132.083</text:p>
          </table:table-cell>
          <table:table-cell office:value-type="float" office:value="41120">
            <text:p>41.12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Braga</text:p>
          </table:table-cell>
          <table:table-cell office:value-type="float" office:value="2.58">
            <text:p>2,58</text:p>
          </table:table-cell>
          <table:table-cell office:value-type="string">
            <text:p>Armazém</text:p>
          </table:table-cell>
          <table:table-cell office:value-type="string">
            <text:p>192.168.70.81</text:p>
          </table:table-cell>
          <table:table-cell office:value-type="string">
            <text:p>XeroxPhaser3635MFP</text:p>
          </table:table-cell>
          <table:table-cell office:value-type="string">
            <text:p>3832760470</text:p>
          </table:table-cell>
          <table:table-cell table:number-columns-repeated="2"/>
          <table:table-cell office:value-type="float" office:value="31576">
            <text:p>31.576</text:p>
          </table:table-cell>
          <table:table-cell office:value-type="float" office:value="132083">
            <text:p>132.083</text:p>
          </table:table-cell>
          <table:table-cell office:value-type="float" office:value="31576">
            <text:p>31.57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etúbal</text:p>
          </table:table-cell>
          <table:table-cell office:value-type="float" office:value="2.54">
            <text:p>2,54</text:p>
          </table:table-cell>
          <table:table-cell office:value-type="string">
            <text:p>Loja</text:p>
          </table:table-cell>
          <table:table-cell office:value-type="string">
            <text:p>192.168.45.80</text:p>
          </table:table-cell>
          <table:table-cell office:value-type="string">
            <text:p>XeroxWorkCentre7242</text:p>
          </table:table-cell>
          <table:table-cell office:value-type="string">
            <text:p>3312817801</text:p>
          </table:table-cell>
          <table:table-cell table:style-name="ce13" office:value-type="float" office:value="249453">
            <text:p>249.453</text:p>
          </table:table-cell>
          <table:table-cell office:value-type="float" office:value="197432">
            <text:p>197.432</text:p>
          </table:table-cell>
          <table:table-cell office:value-type="float" office:value="269503">
            <text:p>269.503</text:p>
          </table:table-cell>
          <table:table-cell office:value-type="float" office:value="132083">
            <text:p>132.083</text:p>
          </table:table-cell>
          <table:table-cell office:value-type="float" office:value="518956">
            <text:p>518.95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etúbal</text:p>
          </table:table-cell>
          <table:table-cell office:value-type="float" office:value="2.54">
            <text:p>2,54</text:p>
          </table:table-cell>
          <table:table-cell office:value-type="string">
            <text:p>Armazém</text:p>
          </table:table-cell>
          <table:table-cell office:value-type="string">
            <text:p>192.168.45.81</text:p>
          </table:table-cell>
          <table:table-cell office:value-type="string">
            <text:p>XeroxPhaser3635MFP</text:p>
          </table:table-cell>
          <table:table-cell office:value-type="string">
            <text:p>3832756970</text:p>
          </table:table-cell>
          <table:table-cell table:number-columns-repeated="2"/>
          <table:table-cell office:value-type="float" office:value="75263">
            <text:p>75.263</text:p>
          </table:table-cell>
          <table:table-cell office:value-type="float" office:value="132083">
            <text:p>132.083</text:p>
          </table:table-cell>
          <table:table-cell office:value-type="float" office:value="75263">
            <text:p>75.26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adeira Cancela</text:p>
          </table:table-cell>
          <table:table-cell office:value-type="float" office:value="2.52">
            <text:p>2,52</text:p>
          </table:table-cell>
          <table:table-cell office:value-type="string">
            <text:p>Loja</text:p>
          </table:table-cell>
          <table:table-cell office:value-type="string">
            <text:p>192.168.60.80</text:p>
          </table:table-cell>
          <table:table-cell office:value-type="string">
            <text:p>XeroxWorkCentre7242</text:p>
          </table:table-cell>
          <table:table-cell office:value-type="string">
            <text:p>3312803347</text:p>
          </table:table-cell>
          <table:table-cell table:style-name="ce13" office:value-type="float" office:value="210075">
            <text:p>210.075</text:p>
          </table:table-cell>
          <table:table-cell office:value-type="float" office:value="197432">
            <text:p>197.432</text:p>
          </table:table-cell>
          <table:table-cell office:value-type="float" office:value="359977">
            <text:p>359.977</text:p>
          </table:table-cell>
          <table:table-cell office:value-type="float" office:value="132083">
            <text:p>132.083</text:p>
          </table:table-cell>
          <table:table-cell office:value-type="float" office:value="570052">
            <text:p>570.05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adeira Cancela</text:p>
          </table:table-cell>
          <table:table-cell office:value-type="float" office:value="2.52">
            <text:p>2,52</text:p>
          </table:table-cell>
          <table:table-cell office:value-type="string">
            <text:p>Armazém</text:p>
          </table:table-cell>
          <table:table-cell office:value-type="string">
            <text:p>192.168.60.81</text:p>
          </table:table-cell>
          <table:table-cell office:value-type="string">
            <text:p>XeroxPhaser3635MFP</text:p>
          </table:table-cell>
          <table:table-cell office:value-type="string">
            <text:p>3832756716</text:p>
          </table:table-cell>
          <table:table-cell table:number-columns-repeated="2"/>
          <table:table-cell office:value-type="float" office:value="11202">
            <text:p>11.202</text:p>
          </table:table-cell>
          <table:table-cell office:value-type="float" office:value="132083">
            <text:p>132.083</text:p>
          </table:table-cell>
          <table:table-cell office:value-type="float" office:value="11202">
            <text:p>11.202</text:p>
          </table:table-cell>
          <table:table-cell table:number-columns-repeated="1013"/>
        </table:table-row>
        <table:table-row table:style-name="ro1">
          <table:table-cell office:value-type="string">
            <text:p>Alfragide</text:p>
          </table:table-cell>
          <table:table-cell office:value-type="float" office:value="2.49">
            <text:p>2,49</text:p>
          </table:table-cell>
          <table:table-cell office:value-type="string">
            <text:p>Loja</text:p>
          </table:table-cell>
          <table:table-cell office:value-type="string">
            <text:p>192.168.24.80</text:p>
          </table:table-cell>
          <table:table-cell office:value-type="string">
            <text:p>XeroxWC7120</text:p>
          </table:table-cell>
          <table:table-cell office:value-type="string">
            <text:p>3320059568</text:p>
          </table:table-cell>
          <table:table-cell table:style-name="ce13" office:value-type="float" office:value="69550">
            <text:p>69.550</text:p>
          </table:table-cell>
          <table:table-cell office:value-type="float" office:value="197432">
            <text:p>197.432</text:p>
          </table:table-cell>
          <table:table-cell office:value-type="float" office:value="50702">
            <text:p>50.702</text:p>
          </table:table-cell>
          <table:table-cell office:value-type="float" office:value="132083">
            <text:p>132.083</text:p>
          </table:table-cell>
          <table:table-cell office:value-type="float" office:value="120252">
            <text:p>120.25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lfragide</text:p>
          </table:table-cell>
          <table:table-cell office:value-type="float" office:value="2.49">
            <text:p>2,49</text:p>
          </table:table-cell>
          <table:table-cell office:value-type="string">
            <text:p>Armazém</text:p>
          </table:table-cell>
          <table:table-cell office:value-type="string">
            <text:p>192.168.24.81</text:p>
          </table:table-cell>
          <table:table-cell office:value-type="string">
            <text:p>XeroxPhaser3635MFP</text:p>
          </table:table-cell>
          <table:table-cell office:value-type="string">
            <text:p>3963199138</text:p>
          </table:table-cell>
          <table:table-cell table:number-columns-repeated="2"/>
          <table:table-cell office:value-type="float" office:value="14558">
            <text:p>14.558</text:p>
          </table:table-cell>
          <table:table-cell office:value-type="float" office:value="132083">
            <text:p>132.083</text:p>
          </table:table-cell>
          <table:table-cell office:value-type="float" office:value="14558">
            <text:p>14.55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lfragide</text:p>
          </table:table-cell>
          <table:table-cell office:value-type="float" office:value="2.49">
            <text:p>2,49</text:p>
          </table:table-cell>
          <table:table-cell office:value-type="string">
            <text:p>SPV</text:p>
          </table:table-cell>
          <table:table-cell office:value-type="string">
            <text:p>192.168.24.83</text:p>
          </table:table-cell>
          <table:table-cell office:value-type="string">
            <text:p>XeroxPhaser3635MFP</text:p>
          </table:table-cell>
          <table:table-cell office:value-type="string">
            <text:p>3963253035</text:p>
          </table:table-cell>
          <table:table-cell table:number-columns-repeated="2"/>
          <table:table-cell office:value-type="float" office:value="9248">
            <text:p>9.248</text:p>
          </table:table-cell>
          <table:table-cell office:value-type="float" office:value="132083">
            <text:p>132.083</text:p>
          </table:table-cell>
          <table:table-cell office:value-type="float" office:value="9248">
            <text:p>9.24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la Real</text:p>
          </table:table-cell>
          <table:table-cell office:value-type="float" office:value="2.48">
            <text:p>2,48</text:p>
          </table:table-cell>
          <table:table-cell office:value-type="string">
            <text:p>Loja</text:p>
          </table:table-cell>
          <table:table-cell office:value-type="string">
            <text:p>192.168.75.80</text:p>
          </table:table-cell>
          <table:table-cell office:value-type="string">
            <text:p>XeroxWorkCentre7232</text:p>
          </table:table-cell>
          <table:table-cell office:value-type="string">
            <text:p>3312839023</text:p>
          </table:table-cell>
          <table:table-cell table:style-name="ce13" office:value-type="float" office:value="238253">
            <text:p>238.253</text:p>
          </table:table-cell>
          <table:table-cell office:value-type="float" office:value="197432">
            <text:p>197.432</text:p>
          </table:table-cell>
          <table:table-cell office:value-type="float" office:value="278680">
            <text:p>278.680</text:p>
          </table:table-cell>
          <table:table-cell office:value-type="float" office:value="132083">
            <text:p>132.083</text:p>
          </table:table-cell>
          <table:table-cell office:value-type="float" office:value="516933">
            <text:p>516.93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Leiria</text:p>
          </table:table-cell>
          <table:table-cell office:value-type="float" office:value="2.48">
            <text:p>2,48</text:p>
          </table:table-cell>
          <table:table-cell office:value-type="string">
            <text:p>Loja</text:p>
          </table:table-cell>
          <table:table-cell office:value-type="string">
            <text:p>192.168.16.80</text:p>
          </table:table-cell>
          <table:table-cell office:value-type="string">
            <text:p>XeroxWorkCentre7232</text:p>
          </table:table-cell>
          <table:table-cell office:value-type="string">
            <text:p>3312784423</text:p>
          </table:table-cell>
          <table:table-cell table:style-name="ce13" office:value-type="float" office:value="221152">
            <text:p>221.152</text:p>
          </table:table-cell>
          <table:table-cell office:value-type="float" office:value="197432">
            <text:p>197.432</text:p>
          </table:table-cell>
          <table:table-cell office:value-type="float" office:value="209995">
            <text:p>209.995</text:p>
          </table:table-cell>
          <table:table-cell office:value-type="float" office:value="132083">
            <text:p>132.083</text:p>
          </table:table-cell>
          <table:table-cell office:value-type="float" office:value="431147">
            <text:p>431.147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la Real</text:p>
          </table:table-cell>
          <table:table-cell office:value-type="float" office:value="2.48">
            <text:p>2,48</text:p>
          </table:table-cell>
          <table:table-cell office:value-type="string">
            <text:p>Armazém</text:p>
          </table:table-cell>
          <table:table-cell office:value-type="string">
            <text:p>192.168.75.81</text:p>
          </table:table-cell>
          <table:table-cell office:value-type="string">
            <text:p>XeroxPhaser3635MFP</text:p>
          </table:table-cell>
          <table:table-cell office:value-type="string">
            <text:p>3832759707</text:p>
          </table:table-cell>
          <table:table-cell table:number-columns-repeated="2"/>
          <table:table-cell office:value-type="float" office:value="62076">
            <text:p>62.076</text:p>
          </table:table-cell>
          <table:table-cell office:value-type="float" office:value="132083">
            <text:p>132.083</text:p>
          </table:table-cell>
          <table:table-cell office:value-type="float" office:value="62076">
            <text:p>62.07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Leiria</text:p>
          </table:table-cell>
          <table:table-cell office:value-type="float" office:value="2.48">
            <text:p>2,48</text:p>
          </table:table-cell>
          <table:table-cell office:value-type="string">
            <text:p>Armazém</text:p>
          </table:table-cell>
          <table:table-cell office:value-type="string">
            <text:p>192.168.16.81</text:p>
          </table:table-cell>
          <table:table-cell office:value-type="string">
            <text:p>XeroxPhaser3635MFP</text:p>
          </table:table-cell>
          <table:table-cell office:value-type="string">
            <text:p>3832759146</text:p>
          </table:table-cell>
          <table:table-cell table:number-columns-repeated="2"/>
          <table:table-cell office:value-type="float" office:value="50652">
            <text:p>50.652</text:p>
          </table:table-cell>
          <table:table-cell office:value-type="float" office:value="132083">
            <text:p>132.083</text:p>
          </table:table-cell>
          <table:table-cell office:value-type="float" office:value="50652">
            <text:p>50.65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NorteShopping</text:p>
          </table:table-cell>
          <table:table-cell office:value-type="float" office:value="2.47">
            <text:p>2,47</text:p>
          </table:table-cell>
          <table:table-cell office:value-type="string">
            <text:p>Loja</text:p>
          </table:table-cell>
          <table:table-cell office:value-type="string">
            <text:p>192.168.9.80</text:p>
          </table:table-cell>
          <table:table-cell office:value-type="string">
            <text:p>XeroxWorkCentre7232</text:p>
          </table:table-cell>
          <table:table-cell office:value-type="string">
            <text:p>3312839104</text:p>
          </table:table-cell>
          <table:table-cell table:style-name="ce13" office:value-type="float" office:value="182984">
            <text:p>182.984</text:p>
          </table:table-cell>
          <table:table-cell office:value-type="float" office:value="197432">
            <text:p>197.432</text:p>
          </table:table-cell>
          <table:table-cell office:value-type="float" office:value="276351">
            <text:p>276.351</text:p>
          </table:table-cell>
          <table:table-cell office:value-type="float" office:value="132083">
            <text:p>132.083</text:p>
          </table:table-cell>
          <table:table-cell office:value-type="float" office:value="459335">
            <text:p>459.33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NorteShopping</text:p>
          </table:table-cell>
          <table:table-cell office:value-type="float" office:value="2.47">
            <text:p>2,47</text:p>
          </table:table-cell>
          <table:table-cell office:value-type="string">
            <text:p>Armazém</text:p>
          </table:table-cell>
          <table:table-cell office:value-type="string">
            <text:p>192.168.9.81</text:p>
          </table:table-cell>
          <table:table-cell office:value-type="string">
            <text:p>XeroxPhaser3635MFP</text:p>
          </table:table-cell>
          <table:table-cell office:value-type="string">
            <text:p>3832761051</text:p>
          </table:table-cell>
          <table:table-cell table:number-columns-repeated="2"/>
          <table:table-cell office:value-type="float" office:value="35852">
            <text:p>35.852</text:p>
          </table:table-cell>
          <table:table-cell office:value-type="float" office:value="132083">
            <text:p>132.083</text:p>
          </table:table-cell>
          <table:table-cell office:value-type="float" office:value="35852">
            <text:p>35.85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ana</text:p>
          </table:table-cell>
          <table:table-cell office:value-type="float" office:value="2.45">
            <text:p>2,45</text:p>
          </table:table-cell>
          <table:table-cell office:value-type="string">
            <text:p>Loja</text:p>
          </table:table-cell>
          <table:table-cell office:value-type="string">
            <text:p>192.168.120.80</text:p>
          </table:table-cell>
          <table:table-cell office:value-type="string">
            <text:p>XeroxWorkCentre7232</text:p>
          </table:table-cell>
          <table:table-cell office:value-type="string">
            <text:p>3312839619</text:p>
          </table:table-cell>
          <table:table-cell table:style-name="ce13" office:value-type="float" office:value="220541">
            <text:p>220.541</text:p>
          </table:table-cell>
          <table:table-cell office:value-type="float" office:value="197432">
            <text:p>197.432</text:p>
          </table:table-cell>
          <table:table-cell office:value-type="float" office:value="247660">
            <text:p>247.660</text:p>
          </table:table-cell>
          <table:table-cell office:value-type="float" office:value="132083">
            <text:p>132.083</text:p>
          </table:table-cell>
          <table:table-cell office:value-type="float" office:value="468201">
            <text:p>468.20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Caldas</text:p>
          </table:table-cell>
          <table:table-cell office:value-type="float" office:value="2.45">
            <text:p>2,45</text:p>
          </table:table-cell>
          <table:table-cell office:value-type="string">
            <text:p>Loja</text:p>
          </table:table-cell>
          <table:table-cell office:value-type="string">
            <text:p>192.168.61.80</text:p>
          </table:table-cell>
          <table:table-cell office:value-type="string">
            <text:p>XeroxWorkCentre7242</text:p>
          </table:table-cell>
          <table:table-cell office:value-type="string">
            <text:p>3312859172</text:p>
          </table:table-cell>
          <table:table-cell table:style-name="ce13" office:value-type="float" office:value="201804">
            <text:p>201.804</text:p>
          </table:table-cell>
          <table:table-cell office:value-type="float" office:value="197432">
            <text:p>197.432</text:p>
          </table:table-cell>
          <table:table-cell office:value-type="float" office:value="179659">
            <text:p>179.659</text:p>
          </table:table-cell>
          <table:table-cell office:value-type="float" office:value="132083">
            <text:p>132.083</text:p>
          </table:table-cell>
          <table:table-cell office:value-type="float" office:value="381463">
            <text:p>381.46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Viana</text:p>
          </table:table-cell>
          <table:table-cell office:value-type="float" office:value="2.45">
            <text:p>2,45</text:p>
          </table:table-cell>
          <table:table-cell office:value-type="string">
            <text:p>Armazém</text:p>
          </table:table-cell>
          <table:table-cell office:value-type="string">
            <text:p>192.168.120.81</text:p>
          </table:table-cell>
          <table:table-cell office:value-type="string">
            <text:p>XeroxPhaser3635MFP</text:p>
          </table:table-cell>
          <table:table-cell office:value-type="string">
            <text:p>3832756449</text:p>
          </table:table-cell>
          <table:table-cell table:number-columns-repeated="2"/>
          <table:table-cell office:value-type="float" office:value="49977">
            <text:p>49.977</text:p>
          </table:table-cell>
          <table:table-cell office:value-type="float" office:value="132083">
            <text:p>132.083</text:p>
          </table:table-cell>
          <table:table-cell office:value-type="float" office:value="49977">
            <text:p>49.977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Caldas</text:p>
          </table:table-cell>
          <table:table-cell office:value-type="float" office:value="2.45">
            <text:p>2,45</text:p>
          </table:table-cell>
          <table:table-cell office:value-type="string">
            <text:p>Armazém</text:p>
          </table:table-cell>
          <table:table-cell office:value-type="string">
            <text:p>192.168.61.81</text:p>
          </table:table-cell>
          <table:table-cell office:value-type="string">
            <text:p>XeroxPhaser3635MFP</text:p>
          </table:table-cell>
          <table:table-cell office:value-type="string">
            <text:p>3832758565</text:p>
          </table:table-cell>
          <table:table-cell table:number-columns-repeated="2"/>
          <table:table-cell office:value-type="float" office:value="17712">
            <text:p>17.712</text:p>
          </table:table-cell>
          <table:table-cell office:value-type="float" office:value="132083">
            <text:p>132.083</text:p>
          </table:table-cell>
          <table:table-cell office:value-type="float" office:value="17712">
            <text:p>17.71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Ovar</text:p>
          </table:table-cell>
          <table:table-cell office:value-type="float" office:value="2.43">
            <text:p>2,43</text:p>
          </table:table-cell>
          <table:table-cell office:value-type="string">
            <text:p>Loja</text:p>
          </table:table-cell>
          <table:table-cell office:value-type="string">
            <text:p>192.168.122.80</text:p>
          </table:table-cell>
          <table:table-cell office:value-type="string">
            <text:p>XeroxWorkCentre7242</text:p>
          </table:table-cell>
          <table:table-cell office:value-type="string">
            <text:p>3312818930</text:p>
          </table:table-cell>
          <table:table-cell table:style-name="ce13" office:value-type="float" office:value="184513">
            <text:p>184.513</text:p>
          </table:table-cell>
          <table:table-cell office:value-type="float" office:value="197432">
            <text:p>197.432</text:p>
          </table:table-cell>
          <table:table-cell office:value-type="float" office:value="216620">
            <text:p>216.620</text:p>
          </table:table-cell>
          <table:table-cell office:value-type="float" office:value="132083">
            <text:p>132.083</text:p>
          </table:table-cell>
          <table:table-cell office:value-type="float" office:value="401133">
            <text:p>401.13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Ovar</text:p>
          </table:table-cell>
          <table:table-cell office:value-type="float" office:value="2.43">
            <text:p>2,43</text:p>
          </table:table-cell>
          <table:table-cell office:value-type="string">
            <text:p>Armazém</text:p>
          </table:table-cell>
          <table:table-cell office:value-type="string">
            <text:p>192.168.122.81</text:p>
          </table:table-cell>
          <table:table-cell office:value-type="string">
            <text:p>XeroxPhaser3635MFP</text:p>
          </table:table-cell>
          <table:table-cell office:value-type="string">
            <text:p>3832761116</text:p>
          </table:table-cell>
          <table:table-cell table:number-columns-repeated="2"/>
          <table:table-cell office:value-type="float" office:value="31006">
            <text:p>31.006</text:p>
          </table:table-cell>
          <table:table-cell office:value-type="float" office:value="132083">
            <text:p>132.083</text:p>
          </table:table-cell>
          <table:table-cell office:value-type="float" office:value="31006">
            <text:p>31.00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Guimarães</text:p>
          </table:table-cell>
          <table:table-cell office:value-type="float" office:value="2.35">
            <text:p>2,35</text:p>
          </table:table-cell>
          <table:table-cell office:value-type="string">
            <text:p>Loja</text:p>
          </table:table-cell>
          <table:table-cell office:value-type="string">
            <text:p>192.168.100.80</text:p>
          </table:table-cell>
          <table:table-cell office:value-type="string">
            <text:p>XeroxWorkCentre7232</text:p>
          </table:table-cell>
          <table:table-cell office:value-type="string">
            <text:p>3312839244</text:p>
          </table:table-cell>
          <table:table-cell table:style-name="ce13" office:value-type="float" office:value="244646">
            <text:p>244.646</text:p>
          </table:table-cell>
          <table:table-cell office:value-type="float" office:value="197432">
            <text:p>197.432</text:p>
          </table:table-cell>
          <table:table-cell office:value-type="float" office:value="236720">
            <text:p>236.720</text:p>
          </table:table-cell>
          <table:table-cell office:value-type="float" office:value="132083">
            <text:p>132.083</text:p>
          </table:table-cell>
          <table:table-cell office:value-type="float" office:value="481366">
            <text:p>481.36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Guimarães</text:p>
          </table:table-cell>
          <table:table-cell office:value-type="float" office:value="2.35">
            <text:p>2,35</text:p>
          </table:table-cell>
          <table:table-cell office:value-type="string">
            <text:p>Armazém</text:p>
          </table:table-cell>
          <table:table-cell office:value-type="string">
            <text:p>192.168.100.81</text:p>
          </table:table-cell>
          <table:table-cell office:value-type="string">
            <text:p>XeroxPhaser3635MFP</text:p>
          </table:table-cell>
          <table:table-cell office:value-type="string">
            <text:p>3832759669</text:p>
          </table:table-cell>
          <table:table-cell table:number-columns-repeated="2"/>
          <table:table-cell office:value-type="float" office:value="36662">
            <text:p>36.662</text:p>
          </table:table-cell>
          <table:table-cell office:value-type="float" office:value="132083">
            <text:p>132.083</text:p>
          </table:table-cell>
          <table:table-cell office:value-type="float" office:value="36662">
            <text:p>36.66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Famalicão</text:p>
          </table:table-cell>
          <table:table-cell office:value-type="float" office:value="2.27">
            <text:p>2,27</text:p>
          </table:table-cell>
          <table:table-cell office:value-type="string">
            <text:p>Loja</text:p>
          </table:table-cell>
          <table:table-cell office:value-type="string">
            <text:p>192.168.80.80</text:p>
          </table:table-cell>
          <table:table-cell office:value-type="string">
            <text:p>XeroxWorkCentre7232</text:p>
          </table:table-cell>
          <table:table-cell office:value-type="string">
            <text:p>3312776463</text:p>
          </table:table-cell>
          <table:table-cell table:style-name="ce13" office:value-type="float" office:value="259598">
            <text:p>259.598</text:p>
          </table:table-cell>
          <table:table-cell office:value-type="float" office:value="197432">
            <text:p>197.432</text:p>
          </table:table-cell>
          <table:table-cell office:value-type="float" office:value="228377">
            <text:p>228.377</text:p>
          </table:table-cell>
          <table:table-cell office:value-type="float" office:value="132083">
            <text:p>132.083</text:p>
          </table:table-cell>
          <table:table-cell office:value-type="float" office:value="487975">
            <text:p>487.97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ontijo</text:p>
          </table:table-cell>
          <table:table-cell office:value-type="float" office:value="2.27">
            <text:p>2,27</text:p>
          </table:table-cell>
          <table:table-cell office:value-type="string">
            <text:p>Loja</text:p>
          </table:table-cell>
          <table:table-cell office:value-type="string">
            <text:p>192.168.35.80</text:p>
          </table:table-cell>
          <table:table-cell office:value-type="string">
            <text:p>XeroxWorkCentre7242</text:p>
          </table:table-cell>
          <table:table-cell office:value-type="string">
            <text:p>3312819073</text:p>
          </table:table-cell>
          <table:table-cell table:style-name="ce13" office:value-type="float" office:value="200608">
            <text:p>200.608</text:p>
          </table:table-cell>
          <table:table-cell office:value-type="float" office:value="197432">
            <text:p>197.432</text:p>
          </table:table-cell>
          <table:table-cell office:value-type="float" office:value="188318">
            <text:p>188.318</text:p>
          </table:table-cell>
          <table:table-cell office:value-type="float" office:value="132083">
            <text:p>132.083</text:p>
          </table:table-cell>
          <table:table-cell office:value-type="float" office:value="388926">
            <text:p>388.926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Famalicão</text:p>
          </table:table-cell>
          <table:table-cell office:value-type="float" office:value="2.27">
            <text:p>2,27</text:p>
          </table:table-cell>
          <table:table-cell office:value-type="string">
            <text:p>Armazém</text:p>
          </table:table-cell>
          <table:table-cell office:value-type="string">
            <text:p>192.168.80.81</text:p>
          </table:table-cell>
          <table:table-cell office:value-type="string">
            <text:p>XeroxPhaser3635MFP</text:p>
          </table:table-cell>
          <table:table-cell office:value-type="string">
            <text:p>3832761078</text:p>
          </table:table-cell>
          <table:table-cell table:number-columns-repeated="2"/>
          <table:table-cell office:value-type="float" office:value="52513">
            <text:p>52.513</text:p>
          </table:table-cell>
          <table:table-cell office:value-type="float" office:value="132083">
            <text:p>132.083</text:p>
          </table:table-cell>
          <table:table-cell office:value-type="float" office:value="52513">
            <text:p>52.51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Montijo</text:p>
          </table:table-cell>
          <table:table-cell office:value-type="float" office:value="2.27">
            <text:p>2,27</text:p>
          </table:table-cell>
          <table:table-cell office:value-type="string">
            <text:p>Armazém</text:p>
          </table:table-cell>
          <table:table-cell office:value-type="string">
            <text:p>192.168.35.81</text:p>
          </table:table-cell>
          <table:table-cell office:value-type="string">
            <text:p>XeroxPhaser3635MFP</text:p>
          </table:table-cell>
          <table:table-cell office:value-type="string">
            <text:p>3832758573</text:p>
          </table:table-cell>
          <table:table-cell table:number-columns-repeated="2"/>
          <table:table-cell office:value-type="float" office:value="44511">
            <text:p>44.511</text:p>
          </table:table-cell>
          <table:table-cell office:value-type="float" office:value="132083">
            <text:p>132.083</text:p>
          </table:table-cell>
          <table:table-cell office:value-type="float" office:value="44511">
            <text:p>44.51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lbufeira</text:p>
          </table:table-cell>
          <table:table-cell office:value-type="float" office:value="2.21">
            <text:p>2,21</text:p>
          </table:table-cell>
          <table:table-cell office:value-type="string">
            <text:p>Loja</text:p>
          </table:table-cell>
          <table:table-cell office:value-type="string">
            <text:p>192.168.55.80</text:p>
          </table:table-cell>
          <table:table-cell office:value-type="string">
            <text:p>XeroxWorkCentre7232</text:p>
          </table:table-cell>
          <table:table-cell office:value-type="string">
            <text:p>3312840722</text:p>
          </table:table-cell>
          <table:table-cell table:style-name="ce13" office:value-type="float" office:value="181730">
            <text:p>181.730</text:p>
          </table:table-cell>
          <table:table-cell office:value-type="float" office:value="197432">
            <text:p>197.432</text:p>
          </table:table-cell>
          <table:table-cell office:value-type="float" office:value="205025">
            <text:p>205.025</text:p>
          </table:table-cell>
          <table:table-cell office:value-type="float" office:value="132083">
            <text:p>132.083</text:p>
          </table:table-cell>
          <table:table-cell office:value-type="float" office:value="386755">
            <text:p>386.75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lbufeira</text:p>
          </table:table-cell>
          <table:table-cell office:value-type="float" office:value="2.21">
            <text:p>2,21</text:p>
          </table:table-cell>
          <table:table-cell office:value-type="string">
            <text:p>Armazém</text:p>
          </table:table-cell>
          <table:table-cell office:value-type="string">
            <text:p>192.168.55.81</text:p>
          </table:table-cell>
          <table:table-cell office:value-type="string">
            <text:p>XeroxPhaser3635MFP</text:p>
          </table:table-cell>
          <table:table-cell office:value-type="string">
            <text:p>3832755205</text:p>
          </table:table-cell>
          <table:table-cell table:number-columns-repeated="2"/>
          <table:table-cell office:value-type="float" office:value="111805">
            <text:p>111.805</text:p>
          </table:table-cell>
          <table:table-cell office:value-type="float" office:value="132083">
            <text:p>132.083</text:p>
          </table:table-cell>
          <table:table-cell office:value-type="float" office:value="111805">
            <text:p>111.80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antarém</text:p>
          </table:table-cell>
          <table:table-cell office:value-type="float" office:value="2.11">
            <text:p>2,11</text:p>
          </table:table-cell>
          <table:table-cell office:value-type="string">
            <text:p>Loja</text:p>
          </table:table-cell>
          <table:table-cell office:value-type="string">
            <text:p>192.168.57.80</text:p>
          </table:table-cell>
          <table:table-cell office:value-type="string">
            <text:p>XeroxWorkCentre7242</text:p>
          </table:table-cell>
          <table:table-cell office:value-type="string">
            <text:p>3312819138</text:p>
          </table:table-cell>
          <table:table-cell table:style-name="ce13" office:value-type="float" office:value="198262">
            <text:p>198.262</text:p>
          </table:table-cell>
          <table:table-cell office:value-type="float" office:value="197432">
            <text:p>197.432</text:p>
          </table:table-cell>
          <table:table-cell office:value-type="float" office:value="179617">
            <text:p>179.617</text:p>
          </table:table-cell>
          <table:table-cell office:value-type="float" office:value="132083">
            <text:p>132.083</text:p>
          </table:table-cell>
          <table:table-cell office:value-type="float" office:value="377879">
            <text:p>377.879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Santarém</text:p>
          </table:table-cell>
          <table:table-cell office:value-type="float" office:value="2.11">
            <text:p>2,11</text:p>
          </table:table-cell>
          <table:table-cell office:value-type="string">
            <text:p>Armazém</text:p>
          </table:table-cell>
          <table:table-cell office:value-type="string">
            <text:p>192.168.57.81</text:p>
          </table:table-cell>
          <table:table-cell office:value-type="string">
            <text:p>XeroxPhaser3635MFP</text:p>
          </table:table-cell>
          <table:table-cell office:value-type="string">
            <text:p>3832758816</text:p>
          </table:table-cell>
          <table:table-cell table:number-columns-repeated="2"/>
          <table:table-cell office:value-type="float" office:value="49014">
            <text:p>49.014</text:p>
          </table:table-cell>
          <table:table-cell office:value-type="float" office:value="132083">
            <text:p>132.083</text:p>
          </table:table-cell>
          <table:table-cell office:value-type="float" office:value="49014">
            <text:p>49.014</text:p>
          </table:table-cell>
          <table:table-cell table:number-columns-repeated="1013"/>
        </table:table-row>
        <table:table-row table:style-name="ro1">
          <table:table-cell office:value-type="string">
            <text:p>Ermesinde</text:p>
          </table:table-cell>
          <table:table-cell office:value-type="float" office:value="1.98">
            <text:p>1,98</text:p>
          </table:table-cell>
          <table:table-cell office:value-type="string">
            <text:p>Loja</text:p>
          </table:table-cell>
          <table:table-cell office:value-type="string">
            <text:p>192.168.23.80</text:p>
          </table:table-cell>
          <table:table-cell office:value-type="string">
            <text:p>XeroxWC7120</text:p>
          </table:table-cell>
          <table:table-cell office:value-type="string">
            <text:p>3320058561</text:p>
          </table:table-cell>
          <table:table-cell table:style-name="ce13" office:value-type="float" office:value="88911">
            <text:p>88.911</text:p>
          </table:table-cell>
          <table:table-cell office:value-type="float" office:value="98603">
            <text:p>98.603</text:p>
          </table:table-cell>
          <table:table-cell office:value-type="float" office:value="45020">
            <text:p>45.020</text:p>
          </table:table-cell>
          <table:table-cell office:value-type="float" office:value="65567">
            <text:p>65.567</text:p>
          </table:table-cell>
          <table:table-cell office:value-type="float" office:value="133931">
            <text:p>133.93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Ermesinde</text:p>
          </table:table-cell>
          <table:table-cell office:value-type="float" office:value="1.98">
            <text:p>1,98</text:p>
          </table:table-cell>
          <table:table-cell office:value-type="string">
            <text:p>Armazém</text:p>
          </table:table-cell>
          <table:table-cell office:value-type="string">
            <text:p>192.168.23.81</text:p>
          </table:table-cell>
          <table:table-cell office:value-type="string">
            <text:p>XeroxPhaser3635MFP</text:p>
          </table:table-cell>
          <table:table-cell office:value-type="string">
            <text:p>3832761973</text:p>
          </table:table-cell>
          <table:table-cell table:number-columns-repeated="2"/>
          <table:table-cell office:value-type="float" office:value="21610">
            <text:p>21.610</text:p>
          </table:table-cell>
          <table:table-cell office:value-type="float" office:value="65567">
            <text:p>65.567</text:p>
          </table:table-cell>
          <table:table-cell office:value-type="float" office:value="21610">
            <text:p>21.61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Terceira</text:p>
          </table:table-cell>
          <table:table-cell office:value-type="float" office:value="1.95">
            <text:p>1,95</text:p>
          </table:table-cell>
          <table:table-cell office:value-type="string">
            <text:p>Loja</text:p>
          </table:table-cell>
          <table:table-cell office:value-type="string">
            <text:p>192.168.111.80</text:p>
          </table:table-cell>
          <table:table-cell office:value-type="string">
            <text:p>XeroxWorkCentre7232</text:p>
          </table:table-cell>
          <table:table-cell office:value-type="string">
            <text:p>3312839287</text:p>
          </table:table-cell>
          <table:table-cell table:style-name="ce13" office:value-type="float" office:value="142198">
            <text:p>142.198</text:p>
          </table:table-cell>
          <table:table-cell office:value-type="float" office:value="98603">
            <text:p>98.603</text:p>
          </table:table-cell>
          <table:table-cell office:value-type="float" office:value="184480">
            <text:p>184.480</text:p>
          </table:table-cell>
          <table:table-cell office:value-type="float" office:value="65567">
            <text:p>65.567</text:p>
          </table:table-cell>
          <table:table-cell office:value-type="float" office:value="326678">
            <text:p>326.67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Terceira</text:p>
          </table:table-cell>
          <table:table-cell office:value-type="float" office:value="1.95">
            <text:p>1,95</text:p>
          </table:table-cell>
          <table:table-cell office:value-type="string">
            <text:p>Armazém</text:p>
          </table:table-cell>
          <table:table-cell office:value-type="string">
            <text:p>192.168.111.81</text:p>
          </table:table-cell>
          <table:table-cell office:value-type="string">
            <text:p>XeroxPhaser3635MFP</text:p>
          </table:table-cell>
          <table:table-cell office:value-type="string">
            <text:p>3832759863</text:p>
          </table:table-cell>
          <table:table-cell table:number-columns-repeated="2"/>
          <table:table-cell office:value-type="float" office:value="9603">
            <text:p>9.603</text:p>
          </table:table-cell>
          <table:table-cell office:value-type="float" office:value="65567">
            <text:p>65.567</text:p>
          </table:table-cell>
          <table:table-cell office:value-type="float" office:value="9603">
            <text:p>9.60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Carvalhos</text:p>
          </table:table-cell>
          <table:table-cell office:value-type="float" office:value="1.94">
            <text:p>1,94</text:p>
          </table:table-cell>
          <table:table-cell office:value-type="string">
            <text:p>Loja</text:p>
          </table:table-cell>
          <table:table-cell office:value-type="string">
            <text:p>192.168.58.80</text:p>
          </table:table-cell>
          <table:table-cell office:value-type="string">
            <text:p>XeroxWorkCentre7232</text:p>
          </table:table-cell>
          <table:table-cell office:value-type="string">
            <text:p>3312776382</text:p>
          </table:table-cell>
          <table:table-cell table:style-name="ce13" office:value-type="float" office:value="156052">
            <text:p>156.052</text:p>
          </table:table-cell>
          <table:table-cell office:value-type="float" office:value="98603">
            <text:p>98.603</text:p>
          </table:table-cell>
          <table:table-cell office:value-type="float" office:value="179445">
            <text:p>179.445</text:p>
          </table:table-cell>
          <table:table-cell office:value-type="float" office:value="65567">
            <text:p>65.567</text:p>
          </table:table-cell>
          <table:table-cell office:value-type="float" office:value="335497">
            <text:p>335.497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Carvalhos</text:p>
          </table:table-cell>
          <table:table-cell office:value-type="float" office:value="1.94">
            <text:p>1,94</text:p>
          </table:table-cell>
          <table:table-cell office:value-type="string">
            <text:p>Armazém</text:p>
          </table:table-cell>
          <table:table-cell office:value-type="string">
            <text:p>192.168.58.81</text:p>
          </table:table-cell>
          <table:table-cell office:value-type="string">
            <text:p>XeroxPhaser3635MFP</text:p>
          </table:table-cell>
          <table:table-cell office:value-type="string">
            <text:p>3832760497</text:p>
          </table:table-cell>
          <table:table-cell table:number-columns-repeated="2"/>
          <table:table-cell office:value-type="float" office:value="31471">
            <text:p>31.471</text:p>
          </table:table-cell>
          <table:table-cell office:value-type="float" office:value="65567">
            <text:p>65.567</text:p>
          </table:table-cell>
          <table:table-cell office:value-type="float" office:value="31471">
            <text:p>31.47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Torres Novas</text:p>
          </table:table-cell>
          <table:table-cell office:value-type="float" office:value="1.58">
            <text:p>1,58</text:p>
          </table:table-cell>
          <table:table-cell office:value-type="string">
            <text:p>Loja</text:p>
          </table:table-cell>
          <table:table-cell office:value-type="string">
            <text:p>192.168.103.80</text:p>
          </table:table-cell>
          <table:table-cell office:value-type="string">
            <text:p>XeroxWorkCentre7232</text:p>
          </table:table-cell>
          <table:table-cell office:value-type="string">
            <text:p>3312836202</text:p>
          </table:table-cell>
          <table:table-cell table:style-name="ce13" office:value-type="float" office:value="176512">
            <text:p>176.512</text:p>
          </table:table-cell>
          <table:table-cell office:value-type="float" office:value="98603">
            <text:p>98.603</text:p>
          </table:table-cell>
          <table:table-cell office:value-type="float" office:value="165009">
            <text:p>165.009</text:p>
          </table:table-cell>
          <table:table-cell office:value-type="float" office:value="65567">
            <text:p>65.567</text:p>
          </table:table-cell>
          <table:table-cell office:value-type="float" office:value="341521">
            <text:p>341.52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Torres Novas</text:p>
          </table:table-cell>
          <table:table-cell office:value-type="float" office:value="1.58">
            <text:p>1,58</text:p>
          </table:table-cell>
          <table:table-cell office:value-type="string">
            <text:p>Armazém</text:p>
          </table:table-cell>
          <table:table-cell office:value-type="string">
            <text:p>192.168.103.81</text:p>
          </table:table-cell>
          <table:table-cell office:value-type="string">
            <text:p>XeroxPhaser3635MFP</text:p>
          </table:table-cell>
          <table:table-cell office:value-type="string">
            <text:p>3832755680</text:p>
          </table:table-cell>
          <table:table-cell table:number-columns-repeated="2"/>
          <table:table-cell office:value-type="float" office:value="48791">
            <text:p>48.791</text:p>
          </table:table-cell>
          <table:table-cell office:value-type="float" office:value="65567">
            <text:p>65.567</text:p>
          </table:table-cell>
          <table:table-cell office:value-type="float" office:value="48791">
            <text:p>48.79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Tondela</text:p>
          </table:table-cell>
          <table:table-cell office:value-type="float" office:value="1.57">
            <text:p>1,57</text:p>
          </table:table-cell>
          <table:table-cell office:value-type="string">
            <text:p>Loja</text:p>
          </table:table-cell>
          <table:table-cell office:value-type="string">
            <text:p>192.168.105.80</text:p>
          </table:table-cell>
          <table:table-cell office:value-type="string">
            <text:p>XeroxWorkCentre7232</text:p>
          </table:table-cell>
          <table:table-cell office:value-type="string">
            <text:p>3312839570</text:p>
          </table:table-cell>
          <table:table-cell table:style-name="ce13" office:value-type="float" office:value="138413">
            <text:p>138.413</text:p>
          </table:table-cell>
          <table:table-cell office:value-type="float" office:value="98603">
            <text:p>98.603</text:p>
          </table:table-cell>
          <table:table-cell office:value-type="float" office:value="200491">
            <text:p>200.491</text:p>
          </table:table-cell>
          <table:table-cell office:value-type="float" office:value="65567">
            <text:p>65.567</text:p>
          </table:table-cell>
          <table:table-cell office:value-type="float" office:value="338904">
            <text:p>338.904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Tondela</text:p>
          </table:table-cell>
          <table:table-cell office:value-type="float" office:value="1.57">
            <text:p>1,57</text:p>
          </table:table-cell>
          <table:table-cell office:value-type="string">
            <text:p>Armazém</text:p>
          </table:table-cell>
          <table:table-cell office:value-type="string">
            <text:p>192.168.105.81</text:p>
          </table:table-cell>
          <table:table-cell office:value-type="string">
            <text:p>XeroxPhaser3635MFP</text:p>
          </table:table-cell>
          <table:table-cell office:value-type="string">
            <text:p>3832759162</text:p>
          </table:table-cell>
          <table:table-cell table:number-columns-repeated="2"/>
          <table:table-cell office:value-type="float" office:value="36941">
            <text:p>36.941</text:p>
          </table:table-cell>
          <table:table-cell office:value-type="float" office:value="65567">
            <text:p>65.567</text:p>
          </table:table-cell>
          <table:table-cell office:value-type="float" office:value="36941">
            <text:p>36.941</text:p>
          </table:table-cell>
          <table:table-cell table:number-columns-repeated="1013"/>
        </table:table-row>
        <table:table-row table:style-name="ro1">
          <table:table-cell office:value-type="string">
            <text:p>Alverca</text:p>
          </table:table-cell>
          <table:table-cell office:value-type="float" office:value="1.47">
            <text:p>1,47</text:p>
          </table:table-cell>
          <table:table-cell office:value-type="string">
            <text:p>Loja</text:p>
          </table:table-cell>
          <table:table-cell office:value-type="string">
            <text:p>192.168.27.80</text:p>
          </table:table-cell>
          <table:table-cell office:value-type="string">
            <text:p>XeroxWC7120</text:p>
          </table:table-cell>
          <table:table-cell office:value-type="string">
            <text:p>3320059991</text:p>
          </table:table-cell>
          <table:table-cell table:style-name="ce13" office:value-type="float" office:value="27830">
            <text:p>27.830</text:p>
          </table:table-cell>
          <table:table-cell office:value-type="float" office:value="98603">
            <text:p>98.603</text:p>
          </table:table-cell>
          <table:table-cell office:value-type="float" office:value="20688">
            <text:p>20.688</text:p>
          </table:table-cell>
          <table:table-cell office:value-type="float" office:value="65567">
            <text:p>65.567</text:p>
          </table:table-cell>
          <table:table-cell office:value-type="float" office:value="48518">
            <text:p>48.51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lverca</text:p>
          </table:table-cell>
          <table:table-cell office:value-type="float" office:value="1.47">
            <text:p>1,47</text:p>
          </table:table-cell>
          <table:table-cell office:value-type="string">
            <text:p>Armazém</text:p>
          </table:table-cell>
          <table:table-cell office:value-type="string">
            <text:p>192.168.27.81</text:p>
          </table:table-cell>
          <table:table-cell office:value-type="string">
            <text:p>XeroxPhaser3635MFP</text:p>
          </table:table-cell>
          <table:table-cell office:value-type="string">
            <text:p>3963200640</text:p>
          </table:table-cell>
          <table:table-cell table:number-columns-repeated="2"/>
          <table:table-cell office:value-type="float" office:value="2220">
            <text:p>2.220</text:p>
          </table:table-cell>
          <table:table-cell office:value-type="float" office:value="65567">
            <text:p>65.567</text:p>
          </table:table-cell>
          <table:table-cell office:value-type="float" office:value="2220">
            <text:p>2.220</text:p>
          </table:table-cell>
          <table:table-cell table:number-columns-repeated="1013"/>
        </table:table-row>
        <table:table-row table:style-name="ro1">
          <table:table-cell office:value-type="string">
            <text:p>Mafra</text:p>
          </table:table-cell>
          <table:table-cell office:value-type="float" office:value="1.32">
            <text:p>1,32</text:p>
          </table:table-cell>
          <table:table-cell office:value-type="string">
            <text:p>Loja</text:p>
          </table:table-cell>
          <table:table-cell office:value-type="string">
            <text:p>192.168.28.80</text:p>
          </table:table-cell>
          <table:table-cell office:value-type="string">
            <text:p>XeroxWC7120</text:p>
          </table:table-cell>
          <table:table-cell office:value-type="string">
            <text:p>3322995635</text:p>
          </table:table-cell>
          <table:table-cell table:style-name="ce13" office:value-type="float" office:value="4985">
            <text:p>4.985</text:p>
          </table:table-cell>
          <table:table-cell office:value-type="float" office:value="98603">
            <text:p>98.603</text:p>
          </table:table-cell>
          <table:table-cell office:value-type="float" office:value="3055">
            <text:p>3.055</text:p>
          </table:table-cell>
          <table:table-cell office:value-type="float" office:value="65567">
            <text:p>65.567</text:p>
          </table:table-cell>
          <table:table-cell office:value-type="float" office:value="8040">
            <text:p>8.040</text:p>
          </table:table-cell>
          <table:table-cell table:number-columns-repeated="1013"/>
        </table:table-row>
        <table:table-row table:style-name="ro1">
          <table:table-cell office:value-type="string">
            <text:p>Porto De Mos</text:p>
          </table:table-cell>
          <table:table-cell office:value-type="float" office:value="1.26">
            <text:p>1,26</text:p>
          </table:table-cell>
          <table:table-cell office:value-type="string">
            <text:p>Loja</text:p>
          </table:table-cell>
          <table:table-cell office:value-type="string">
            <text:p>192.168.22.80</text:p>
          </table:table-cell>
          <table:table-cell office:value-type="string">
            <text:p>XeroxWC7120</text:p>
          </table:table-cell>
          <table:table-cell office:value-type="string">
            <text:p>3320044056</text:p>
          </table:table-cell>
          <table:table-cell table:style-name="ce13" office:value-type="float" office:value="53923">
            <text:p>53.923</text:p>
          </table:table-cell>
          <table:table-cell office:value-type="float" office:value="98603">
            <text:p>98.603</text:p>
          </table:table-cell>
          <table:table-cell office:value-type="float" office:value="27365">
            <text:p>27.365</text:p>
          </table:table-cell>
          <table:table-cell office:value-type="float" office:value="65567">
            <text:p>65.567</text:p>
          </table:table-cell>
          <table:table-cell office:value-type="float" office:value="81288">
            <text:p>81.28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Porto De Mos</text:p>
          </table:table-cell>
          <table:table-cell office:value-type="float" office:value="1.26">
            <text:p>1,26</text:p>
          </table:table-cell>
          <table:table-cell office:value-type="string">
            <text:p>Armazém</text:p>
          </table:table-cell>
          <table:table-cell office:value-type="string">
            <text:p>192.168.22.81</text:p>
          </table:table-cell>
          <table:table-cell office:value-type="string">
            <text:p>XeroxPhaser3635MFP</text:p>
          </table:table-cell>
          <table:table-cell office:value-type="string">
            <text:p>3832767378</text:p>
          </table:table-cell>
          <table:table-cell table:number-columns-repeated="2"/>
          <table:table-cell office:value-type="float" office:value="7327">
            <text:p>7.327</text:p>
          </table:table-cell>
          <table:table-cell office:value-type="float" office:value="65567">
            <text:p>65.567</text:p>
          </table:table-cell>
          <table:table-cell office:value-type="float" office:value="7327">
            <text:p>7.327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Corredor</text:p>
          </table:table-cell>
          <table:table-cell office:value-type="string">
            <text:p>192.168.124.83</text:p>
          </table:table-cell>
          <table:table-cell office:value-type="string">
            <text:p>XeroxWorkCentrePro</text:p>
          </table:table-cell>
          <table:table-cell office:value-type="string">
            <text:p>3116623411</text:p>
          </table:table-cell>
          <table:table-cell table:style-name="ce15" office:value-type="float" office:value="495287">
            <text:p>495.287</text:p>
          </table:table-cell>
          <table:table-cell/>
          <table:table-cell table:style-name="ce15" office:value-type="float" office:value="253626">
            <text:p>253.626</text:p>
          </table:table-cell>
          <table:table-cell/>
          <table:table-cell office:value-type="float" office:value="748913">
            <text:p>748.91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DAC/DAF</text:p>
          </table:table-cell>
          <table:table-cell office:value-type="string">
            <text:p>192.168.125.93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50</text:p>
          </table:table-cell>
          <table:table-cell table:style-name="ce15"/>
          <table:table-cell/>
          <table:table-cell table:style-name="ce15" office:value-type="float" office:value="397282">
            <text:p>397.282</text:p>
          </table:table-cell>
          <table:table-cell/>
          <table:table-cell office:value-type="float" office:value="397282">
            <text:p>397.28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Corredor</text:p>
          </table:table-cell>
          <table:table-cell table:style-name="ce12" office:value-type="string">
            <text:p>192.168.124.150</text:p>
          </table:table-cell>
          <table:table-cell office:value-type="string">
            <text:p>XeroxWorkCentreM24</text:p>
          </table:table-cell>
          <table:table-cell office:value-type="string">
            <text:p>890271</text:p>
          </table:table-cell>
          <table:table-cell table:style-name="ce15" office:value-type="float" office:value="136723">
            <text:p>136.723</text:p>
          </table:table-cell>
          <table:table-cell/>
          <table:table-cell table:style-name="ce15" office:value-type="float" office:value="223142">
            <text:p>223.142</text:p>
          </table:table-cell>
          <table:table-cell/>
          <table:table-cell office:value-type="float" office:value="359865">
            <text:p>359.86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DAC/DAF</text:p>
          </table:table-cell>
          <table:table-cell office:value-type="string">
            <text:p>192.168.125.90</text:p>
          </table:table-cell>
          <table:table-cell office:value-type="string">
            <text:p>XeroxPhaser3635MFP</text:p>
          </table:table-cell>
          <table:table-cell office:value-type="string">
            <text:p>3832758220</text:p>
          </table:table-cell>
          <table:table-cell table:style-name="ce15"/>
          <table:table-cell/>
          <table:table-cell table:style-name="ce15" office:value-type="float" office:value="293863">
            <text:p>293.863</text:p>
          </table:table-cell>
          <table:table-cell/>
          <table:table-cell office:value-type="float" office:value="293863">
            <text:p>293.86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Armazém Central</text:p>
          </table:table-cell>
          <table:table-cell office:value-type="string">
            <text:p>192.168.4.82</text:p>
          </table:table-cell>
          <table:table-cell office:value-type="string">
            <text:p>XeroxPhaser3635MFP</text:p>
          </table:table-cell>
          <table:table-cell office:value-type="string">
            <text:p>3832755000</text:p>
          </table:table-cell>
          <table:table-cell table:style-name="ce15"/>
          <table:table-cell/>
          <table:table-cell table:style-name="ce15" office:value-type="float" office:value="272350">
            <text:p>272.350</text:p>
          </table:table-cell>
          <table:table-cell/>
          <table:table-cell office:value-type="float" office:value="272350">
            <text:p>272.35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RH</text:p>
          </table:table-cell>
          <table:table-cell table:style-name="ce12" office:value-type="string">
            <text:p>192.168.125.100</text:p>
          </table:table-cell>
          <table:table-cell office:value-type="string">
            <text:p>XeroxPhaser3635MFP</text:p>
          </table:table-cell>
          <table:table-cell office:value-type="string">
            <text:p>3832764425</text:p>
          </table:table-cell>
          <table:table-cell table:style-name="ce15"/>
          <table:table-cell/>
          <table:table-cell table:style-name="ce15" office:value-type="float" office:value="234982">
            <text:p>234.982</text:p>
          </table:table-cell>
          <table:table-cell/>
          <table:table-cell office:value-type="float" office:value="234982">
            <text:p>234.98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Economato</text:p>
          </table:table-cell>
          <table:table-cell office:value-type="string">
            <text:p>192.168.4.83</text:p>
          </table:table-cell>
          <table:table-cell office:value-type="string">
            <text:p>XeroxPhaser3635MFP</text:p>
          </table:table-cell>
          <table:table-cell office:value-type="string">
            <text:p>3832754578</text:p>
          </table:table-cell>
          <table:table-cell table:style-name="ce15"/>
          <table:table-cell/>
          <table:table-cell table:style-name="ce15" office:value-type="float" office:value="222850">
            <text:p>222.850</text:p>
          </table:table-cell>
          <table:table-cell/>
          <table:table-cell office:value-type="float" office:value="222850">
            <text:p>222.85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PE</text:p>
          </table:table-cell>
          <table:table-cell office:value-type="string">
            <text:p>192.168.124.80</text:p>
          </table:table-cell>
          <table:table-cell office:value-type="string">
            <text:p>XeroxWorkCentre7345</text:p>
          </table:table-cell>
          <table:table-cell office:value-type="string">
            <text:p>3526629581</text:p>
          </table:table-cell>
          <table:table-cell table:style-name="ce15" office:value-type="float" office:value="146757">
            <text:p>146.757</text:p>
          </table:table-cell>
          <table:table-cell/>
          <table:table-cell table:style-name="ce15" office:value-type="float" office:value="55467">
            <text:p>55.467</text:p>
          </table:table-cell>
          <table:table-cell/>
          <table:table-cell office:value-type="float" office:value="202224">
            <text:p>202.224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SPV</text:p>
          </table:table-cell>
          <table:table-cell office:value-type="string">
            <text:p>192.168.4.88</text:p>
          </table:table-cell>
          <table:table-cell office:value-type="string">
            <text:p>XeroxPhaser3635MFP</text:p>
          </table:table-cell>
          <table:table-cell office:value-type="string">
            <text:p>3832758700</text:p>
          </table:table-cell>
          <table:table-cell table:style-name="ce15"/>
          <table:table-cell/>
          <table:table-cell table:style-name="ce15" office:value-type="float" office:value="146862">
            <text:p>146.862</text:p>
          </table:table-cell>
          <table:table-cell/>
          <table:table-cell office:value-type="float" office:value="146862">
            <text:p>146.862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DAC/DAF</text:p>
          </table:table-cell>
          <table:table-cell office:value-type="string">
            <text:p>192.168.125.99</text:p>
          </table:table-cell>
          <table:table-cell office:value-type="string">
            <text:p>XeroxPhaser4510</text:p>
          </table:table-cell>
          <table:table-cell table:style-name="Default" office:value-type="string">
            <text:p>ARU335129</text:p>
          </table:table-cell>
          <table:table-cell table:style-name="ce15"/>
          <table:table-cell/>
          <table:table-cell table:style-name="ce15" office:value-type="float" office:value="113085">
            <text:p>113.085</text:p>
          </table:table-cell>
          <table:table-cell/>
          <table:table-cell office:value-type="float" office:value="113085">
            <text:p>113.08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Armazém Central</text:p>
          </table:table-cell>
          <table:table-cell office:value-type="string">
            <text:p>192.168.4.81</text:p>
          </table:table-cell>
          <table:table-cell office:value-type="string">
            <text:p>XeroxPhaser6180MFP</text:p>
          </table:table-cell>
          <table:table-cell table:style-name="Default" office:value-type="string">
            <text:p>GPX116236</text:p>
          </table:table-cell>
          <table:table-cell table:style-name="ce15"/>
          <table:table-cell/>
          <table:table-cell table:style-name="ce15"/>
          <table:table-cell/>
          <table:table-cell office:value-type="float" office:value="108380">
            <text:p>108.38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SPV</text:p>
          </table:table-cell>
          <table:table-cell office:value-type="string">
            <text:p>192.168.4.91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47</text:p>
          </table:table-cell>
          <table:table-cell table:style-name="ce15"/>
          <table:table-cell/>
          <table:table-cell table:style-name="ce15" office:value-type="float" office:value="84130">
            <text:p>84.130</text:p>
          </table:table-cell>
          <table:table-cell/>
          <table:table-cell office:value-type="float" office:value="84130">
            <text:p>84.13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Granja</text:p>
          </table:table-cell>
          <table:table-cell/>
          <table:table-cell office:value-type="string">
            <text:p>EISA</text:p>
          </table:table-cell>
          <table:table-cell office:value-type="string">
            <text:p>192.168.150.90</text:p>
          </table:table-cell>
          <table:table-cell office:value-type="string">
            <text:p>XeroxWorkCentreM118</text:p>
          </table:table-cell>
          <table:table-cell office:value-type="string">
            <text:p>3824642892</text:p>
          </table:table-cell>
          <table:table-cell table:style-name="ce15"/>
          <table:table-cell/>
          <table:table-cell table:style-name="ce15" office:value-type="float" office:value="72288">
            <text:p>72.288</text:p>
          </table:table-cell>
          <table:table-cell/>
          <table:table-cell office:value-type="float" office:value="72288">
            <text:p>72.28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DO</text:p>
          </table:table-cell>
          <table:table-cell office:value-type="string">
            <text:p>192.168.124.87</text:p>
          </table:table-cell>
          <table:table-cell office:value-type="string">
            <text:p>XeroxPhaser4510</text:p>
          </table:table-cell>
          <table:table-cell table:style-name="Default" office:value-type="string">
            <text:p>ARU334946</text:p>
          </table:table-cell>
          <table:table-cell table:style-name="ce15"/>
          <table:table-cell/>
          <table:table-cell table:style-name="ce15" office:value-type="float" office:value="65915">
            <text:p>65.915</text:p>
          </table:table-cell>
          <table:table-cell/>
          <table:table-cell office:value-type="float" office:value="65915">
            <text:p>65.915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Auditoria</text:p>
          </table:table-cell>
          <table:table-cell table:style-name="ce12" office:value-type="string">
            <text:p>192.168.125.180</text:p>
          </table:table-cell>
          <table:table-cell office:value-type="string">
            <text:p>XeroxPhaser3635MFP</text:p>
          </table:table-cell>
          <table:table-cell office:value-type="string">
            <text:p>3832764492</text:p>
          </table:table-cell>
          <table:table-cell table:style-name="ce15"/>
          <table:table-cell/>
          <table:table-cell table:style-name="ce15" office:value-type="float" office:value="61641">
            <text:p>61.641</text:p>
          </table:table-cell>
          <table:table-cell/>
          <table:table-cell office:value-type="float" office:value="61641">
            <text:p>61.64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mazém Loures</text:p>
          </table:table-cell>
          <table:table-cell/>
          <table:table-cell office:value-type="string">
            <text:p>Armazém</text:p>
          </table:table-cell>
          <table:table-cell office:value-type="string">
            <text:p>192.168.26.169</text:p>
          </table:table-cell>
          <table:table-cell office:value-type="string">
            <text:p>XeroxPhaser4510</text:p>
          </table:table-cell>
          <table:table-cell table:style-name="Default" office:value-type="string">
            <text:p>ARU326562</text:p>
          </table:table-cell>
          <table:table-cell table:style-name="ce15"/>
          <table:table-cell/>
          <table:table-cell table:style-name="ce15" office:value-type="float" office:value="45071">
            <text:p>45.071</text:p>
          </table:table-cell>
          <table:table-cell/>
          <table:table-cell office:value-type="float" office:value="45071">
            <text:p>45.071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mazém Marnosso</text:p>
          </table:table-cell>
          <table:table-cell/>
          <table:table-cell office:value-type="string">
            <text:p>Armazém</text:p>
          </table:table-cell>
          <table:table-cell office:value-type="string">
            <text:p>192.168.42.80</text:p>
          </table:table-cell>
          <table:table-cell office:value-type="string">
            <text:p>XeroxPhaser3635MFP</text:p>
          </table:table-cell>
          <table:table-cell office:value-type="string">
            <text:p>3832752753</text:p>
          </table:table-cell>
          <table:table-cell table:style-name="ce15"/>
          <table:table-cell/>
          <table:table-cell table:style-name="ce15" office:value-type="float" office:value="44778">
            <text:p>44.778</text:p>
          </table:table-cell>
          <table:table-cell/>
          <table:table-cell office:value-type="float" office:value="44778">
            <text:p>44.778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mazém Cancela</text:p>
          </table:table-cell>
          <table:table-cell/>
          <table:table-cell office:value-type="string">
            <text:p>Armazém</text:p>
          </table:table-cell>
          <table:table-cell office:value-type="string">
            <text:p>192.168.62.81</text:p>
          </table:table-cell>
          <table:table-cell office:value-type="string">
            <text:p>XeroxPhaser3635MFP</text:p>
          </table:table-cell>
          <table:table-cell office:value-type="string">
            <text:p>3832760012</text:p>
          </table:table-cell>
          <table:table-cell table:style-name="ce15"/>
          <table:table-cell/>
          <table:table-cell table:style-name="ce15" office:value-type="float" office:value="24643">
            <text:p>24.643</text:p>
          </table:table-cell>
          <table:table-cell/>
          <table:table-cell office:value-type="float" office:value="24643">
            <text:p>24.64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Administração</text:p>
          </table:table-cell>
          <table:table-cell office:value-type="string">
            <text:p>192.168.125.60</text:p>
          </table:table-cell>
          <table:table-cell office:value-type="string">
            <text:p>XeroxPhaser4510</text:p>
          </table:table-cell>
          <table:table-cell table:style-name="Default" office:value-type="string">
            <text:p>ARU335132</text:p>
          </table:table-cell>
          <table:table-cell table:style-name="ce15"/>
          <table:table-cell/>
          <table:table-cell table:style-name="ce15" office:value-type="float" office:value="21173">
            <text:p>21.173</text:p>
          </table:table-cell>
          <table:table-cell/>
          <table:table-cell office:value-type="float" office:value="21173">
            <text:p>21.173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cozelo</text:p>
          </table:table-cell>
          <table:table-cell/>
          <table:table-cell office:value-type="string">
            <text:p>AUD/SPV-Sr.Lafayete</text:p>
          </table:table-cell>
          <table:table-cell office:value-type="string">
            <text:p>192.168.125.92</text:p>
          </table:table-cell>
          <table:table-cell office:value-type="string">
            <text:p>XeroxPhaser4510</text:p>
          </table:table-cell>
          <table:table-cell table:style-name="Default" office:value-type="string">
            <text:p>ARU335130</text:p>
          </table:table-cell>
          <table:table-cell table:style-name="ce15"/>
          <table:table-cell/>
          <table:table-cell table:style-name="ce15" office:value-type="float" office:value="4510">
            <text:p>4.510</text:p>
          </table:table-cell>
          <table:table-cell/>
          <table:table-cell office:value-type="float" office:value="4510">
            <text:p>4.510</text:p>
          </table:table-cell>
          <table:table-cell table:number-columns-repeated="1013"/>
        </table:table-row>
        <table:table-row table:style-name="ro1" table:visibility="filter">
          <table:table-cell office:value-type="string">
            <text:p>Armazém Arcozelo</text:p>
          </table:table-cell>
          <table:table-cell/>
          <table:table-cell office:value-type="string">
            <text:p>Segurança - ARU335131</text:p>
          </table:table-cell>
          <table:table-cell office:value-type="string">
            <text:p>1.1.1.1</text:p>
          </table:table-cell>
          <table:table-cell office:value-type="string">
            <text:p>XeroxPhaser4510</text:p>
          </table:table-cell>
          <table:table-cell table:style-name="Default" office:value-type="string">
            <text:p>Equipamento não responde</text:p>
          </table:table-cell>
          <table:table-cell table:style-name="ce15"/>
          <table:table-cell/>
          <table:table-cell table:style-name="ce15"/>
          <table:table-cell table:number-columns-repeated="1015"/>
        </table:table-row>
        <table:table-row table:style-name="ro1" table:visibility="filter">
          <table:table-cell office:value-type="string">
            <text:p>Mafra</text:p>
          </table:table-cell>
          <table:table-cell table:number-columns-repeated="4"/>
          <table:table-cell table:style-name="Default"/>
          <table:table-cell table:style-name="ce15"/>
          <table:table-cell/>
          <table:table-cell table:style-name="ce15"/>
          <table:table-cell table:number-columns-repeated="1015"/>
        </table:table-row>
        <table:table-row table:style-name="ro1" table:visibility="filter">
          <table:table-cell office:value-type="string">
            <text:p>Lisboa</text:p>
          </table:table-cell>
          <table:table-cell/>
          <table:table-cell office:value-type="string">
            <text:p>Jodrax</text:p>
          </table:table-cell>
          <table:table-cell office:value-type="string">
            <text:p>1.1.1.1</text:p>
          </table:table-cell>
          <table:table-cell office:value-type="string">
            <text:p>XeroxWorkCentre7345</text:p>
          </table:table-cell>
          <table:table-cell office:value-type="string">
            <text:p>3526630067</text:p>
          </table:table-cell>
          <table:table-cell table:style-name="ce15"/>
          <table:table-cell/>
          <table:table-cell table:style-name="ce15"/>
          <table:table-cell table:number-columns-repeated="1015"/>
        </table:table-row>
        <table:table-row table:style-name="ro1" table:visibility="filter">
          <table:table-cell table:number-columns-repeated="3"/>
          <table:table-cell office:value-type="string">
            <text:p>1.1.1.1</text:p>
          </table:table-cell>
          <table:table-cell office:value-type="string">
            <text:p>XeroxWorkCentre3635</text:p>
          </table:table-cell>
          <table:table-cell office:value-type="string">
            <text:p>3832767386</text:p>
          </table:table-cell>
          <table:table-cell table:style-name="ce15"/>
          <table:table-cell/>
          <table:table-cell table:style-name="ce15"/>
          <table:table-cell table:number-columns-repeated="1015"/>
        </table:table-row>
      </table:table>
      <table:database-ranges>
        <table:database-range table:name="__Anonymous_Sheet_DB__0" table:target-range-address="Folha1.A1:Folha1.G106">
          <table:sort>
            <table:sort-by table:field-number="4" table:data-type="automatic"/>
          </table:sort>
        </table:database-range>
        <table:database-range table:name="__Anonymous_Sheet_DB__1" table:target-range-address="Folha2.A1:Folha2.I108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Folha3.A1:Folha3.K108" table:display-filter-buttons="true">
          <table:filter>
            <table:filter-and>
              <table:filter-condition table:field-number="4" table:value="XeroxWC7120" table:operator="="/>
            </table:filter-and>
          </table:filter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ejaVu Sans Light" svg:font-family="'DejaVu Sans Light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nome1" style:display-name="Sem nome1" style:family="table-cell" style:parent-style-name="Default">
      <style:text-properties fo:color="#ff0000" fo:font-weight="bold"/>
    </style:style>
    <style:style style:name="Sem_20_nome2" style:display-name="Sem nome2" style:family="table-cell" style:parent-style-name="Default">
      <style:table-cell-properties fo:background-color="transparent" style:vertical-justify="auto"/>
      <style:paragraph-properties css3t:text-justify="auto"/>
      <style:text-properties fo:color="#ff0000" fo:font-weight="bold"/>
    </style:style>
  </office:styles>
  <office:automatic-styles>
    <style:page-layout style:name="Mpm1">
      <style:page-layout-properties style:scale-to-X="1" style:scale-to-Y="3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-01-2012</text:date>, <text:time>09:00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</meta:initial-creator>
    <meta:creation-date>2011-12-12T12:39:43</meta:creation-date>
    <dc:date>2012-01-09T09:00:19</dc:date>
    <dc:creator>Francisco </dc:creator>
    <meta:editing-duration>P3DT4H23M31S</meta:editing-duration>
    <meta:editing-cycles>4</meta:editing-cycles>
    <meta:generator>LibreOffice/3.4$Linux LibreOffice_project/340m1$Build-402</meta:generator>
    <meta:printed-by>francisco </meta:printed-by>
    <meta:print-date>2011-12-13T09:55:40</meta:print-date>
    <meta:document-statistic meta:table-count="3" meta:cell-count="2651" meta:object-count="0"/>
  </office:meta>
</office:document-meta>
</file>